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970000009AF367560A.png"/>
  <manifest:file-entry manifest:media-type="image/png" manifest:full-path="Pictures/10000201000002E6000002BB954360F5.png"/>
  <manifest:file-entry manifest:media-type="image/png" manifest:full-path="Pictures/100000000000023B000001C762A23953.png"/>
  <manifest:file-entry manifest:media-type="image/png" manifest:full-path="Pictures/100000000000020600000150742DC633.png"/>
  <manifest:file-entry manifest:media-type="image/png" manifest:full-path="Pictures/10000201000002D60000022D54DFDCDE.png"/>
  <manifest:file-entry manifest:media-type="image/png" manifest:full-path="Pictures/10000000000001D3000001226464C06A.png"/>
  <manifest:file-entry manifest:media-type="image/png" manifest:full-path="Pictures/10000000000002E7000000FE5B660083.png"/>
  <manifest:file-entry manifest:media-type="image/png" manifest:full-path="Pictures/1000000000000237000001C4E6B9BC5D.png"/>
  <manifest:file-entry manifest:media-type="image/png" manifest:full-path="Pictures/10000000000002B0000000D221A18CCC.pn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00000000221000000F1F3C092AA.png"/>
  <manifest:file-entry manifest:media-type="image/png" manifest:full-path="Pictures/10000000000001D300000123F8A6C6F7.png"/>
  <manifest:file-entry manifest:media-type="image/png" manifest:full-path="Pictures/10000000000002E2000001FE8D1F1F37.png"/>
  <manifest:file-entry manifest:media-type="image/png" manifest:full-path="Pictures/10000000000002C7000001B4CE7067BE.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1" svg:font-family="Star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6.99cm" table:align="left"/>
    </style:style>
    <style:style style:name="Tabla2.A" style:family="table-column">
      <style:table-column-properties style:column-width="8.922cm"/>
    </style:style>
    <style:style style:name="Tabla2.B" style:family="table-column">
      <style:table-column-properties style:column-width="0.316cm"/>
    </style:style>
    <style:style style:name="Tabla2.C" style:family="table-column">
      <style:table-column-properties style:column-width="7.752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bla3.26" style:family="table-row">
      <style:table-row-properties style:min-row-height="0.704cm" fo:background-color="transparent" style:keep-together="true" fo:keep-together="auto">
        <style:background-image/>
      </style:table-row-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02cm solid #000000" fo:border-right="none" fo:border-top="0.002cm solid #000000" fo:border-bottom="0.002cm solid #000000"/>
    </style:style>
    <style:style style:name="Taula5.B1" style:family="table-cell">
      <style:table-cell-properties style:vertical-align="middle" fo:padding="0.097cm" fo:border-left="none" fo:border-right="0.002cm solid #000000" fo:border-top="0.002cm solid #000000" fo:border-bottom="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02cm solid #000000" fo:border-right="none" fo:border-top="0.002cm solid #000000" fo:border-bottom="0.002cm solid #000000"/>
    </style:style>
    <style:style style:name="Taula8.B1" style:family="table-cell">
      <style:table-cell-properties style:vertical-align="middle" fo:padding="0.097cm" fo:border-left="none" fo:border-right="0.002cm solid #000000" fo:border-top="0.002cm solid #000000" fo:border-bottom="0.002cm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style:keep-together="false" fo:keep-together="always"/>
    </style:style>
    <style:style style:name="Taula9.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02cm solid #000000" fo:border-right="none" fo:border-top="0.002cm solid #000000" fo:border-bottom="0.002cm solid #000000"/>
    </style:style>
    <style:style style:name="Taula10.B1" style:family="table-cell">
      <style:table-cell-properties fo:padding="0.097cm" fo:border="0.002cm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02cm solid #000000" fo:border-right="none" fo:border-top="0.002cm solid #000000" fo:border-bottom="0.002cm solid #000000"/>
    </style:style>
    <style:style style:name="Taula11.B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ula43" style:family="table">
      <style:table-properties style:width="17cm" table:align="margins"/>
    </style:style>
    <style:style style:name="Taula43.A" style:family="table-column">
      <style:table-column-properties style:column-width="17cm" style:rel-column-width="65535*"/>
    </style:style>
    <style:style style:name="Taula43.A1" style:family="table-cell">
      <style:table-cell-properties fo:padding="0.097cm" fo:border="0.002cm solid #000000"/>
    </style:style>
    <style:style style:name="Taula44" style:family="table">
      <style:table-properties style:width="17cm" table:align="margins"/>
    </style:style>
    <style:style style:name="Taula44.A" style:family="table-column">
      <style:table-column-properties style:column-width="17cm" style:rel-column-width="65535*"/>
    </style:style>
    <style:style style:name="Taula44.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02cm solid #000000" fo:border-right="none" fo:border-top="0.002cm solid #000000" fo:border-bottom="0.002cm solid #000000"/>
    </style:style>
    <style:style style:name="Taula1.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padding="0.097cm" fo:border="0.002cm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02cm solid #000000"/>
    </style:style>
    <style:style style:name="Taula17" style:family="table">
      <style:table-properties style:width="17cm" table:align="margins"/>
    </style:style>
    <style:style style:name="Taula17.A" style:family="table-column">
      <style:table-column-properties style:column-width="17cm" style:rel-column-width="65535*"/>
    </style:style>
    <style:style style:name="Taula17.A1" style:family="table-cell">
      <style:table-cell-properties fo:padding="0.097cm" fo:border="0.002cm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02cm solid #000000"/>
    </style:style>
    <style:style style:name="Taula27" style:family="table">
      <style:table-properties style:width="17cm" table:align="margins"/>
    </style:style>
    <style:style style:name="Taula27.A" style:family="table-column">
      <style:table-column-properties style:column-width="17cm" style:rel-column-width="65535*"/>
    </style:style>
    <style:style style:name="Taula27.A1" style:family="table-cell">
      <style:table-cell-properties fo:padding="0.097cm" fo:border="0.002cm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02cm solid #000000"/>
    </style:style>
    <style:style style:name="Taula32" style:family="table">
      <style:table-properties style:width="17cm" table:align="margins"/>
    </style:style>
    <style:style style:name="Taula32.A" style:family="table-column">
      <style:table-column-properties style:column-width="17cm" style:rel-column-width="65535*"/>
    </style:style>
    <style:style style:name="Taula32.A1" style:family="table-cell">
      <style:table-cell-properties fo:padding="0.097cm" fo:border="0.002cm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02cm solid #000000"/>
    </style:style>
    <style:style style:name="Taula21" style:family="table">
      <style:table-properties style:width="17cm" table:align="margins"/>
    </style:style>
    <style:style style:name="Taula21.A" style:family="table-column">
      <style:table-column-properties style:column-width="17cm" style:rel-column-width="65535*"/>
    </style:style>
    <style:style style:name="Taula21.A1" style:family="table-cell">
      <style:table-cell-properties fo:padding="0.097cm" fo:border="0.002cm solid #000000"/>
    </style:style>
    <style:style style:name="Taula19" style:family="table">
      <style:table-properties style:width="17cm" table:align="margins"/>
    </style:style>
    <style:style style:name="Taula19.A" style:family="table-column">
      <style:table-column-properties style:column-width="17cm" style:rel-column-width="65535*"/>
    </style:style>
    <style:style style:name="Taula19.A1" style:family="table-cell">
      <style:table-cell-properties fo:padding="0.097cm" fo:border="0.002cm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02cm solid #000000"/>
    </style:style>
    <style:style style:name="Taula12" style:family="table">
      <style:table-properties style:width="17cm" table:align="margins"/>
    </style:style>
    <style:style style:name="Taula12.A" style:family="table-column">
      <style:table-column-properties style:column-width="8.5cm" style:rel-column-width="32767*"/>
    </style:style>
    <style:style style:name="Taula12.B" style:family="table-column">
      <style:table-column-properties style:column-width="8.5cm" style:rel-column-width="32768*"/>
    </style:style>
    <style:style style:name="Taula12.A1" style:family="table-cell">
      <style:table-cell-properties fo:padding="0.097cm" fo:border-left="0.002cm solid #000000" fo:border-right="none" fo:border-top="0.002cm solid #000000" fo:border-bottom="0.002cm solid #000000"/>
    </style:style>
    <style:style style:name="Taula12.B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21" style:family="table">
      <style:table-properties style:width="17cm" table:align="margins" style:may-break-between-rows="tru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45" style:family="table">
      <style:table-properties style:width="17cm" table:align="margins"/>
    </style:style>
    <style:style style:name="Taula45.A" style:family="table-column">
      <style:table-column-properties style:column-width="17cm" style:rel-column-width="65535*"/>
    </style:style>
    <style:style style:name="Taula45.A1" style:family="table-cell">
      <style:table-cell-properties fo:padding="0.097cm" fo:border="0.002cm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02cm solid #000000"/>
    </style:style>
    <style:style style:name="Taula31" style:family="table">
      <style:table-properties style:width="17cm" table:align="margins" style:may-break-between-rows="false"/>
    </style:style>
    <style:style style:name="Taula31.A" style:family="table-column">
      <style:table-column-properties style:column-width="8.5cm" style:rel-column-width="32767*"/>
    </style:style>
    <style:style style:name="Taula31.B" style:family="table-column">
      <style:table-column-properties style:column-width="8.5cm" style:rel-column-width="32768*"/>
    </style:style>
    <style:style style:name="Taula31.A1" style:family="table-cell">
      <style:table-cell-properties fo:padding="0.097cm" fo:border-left="0.002cm solid #000000" fo:border-right="none" fo:border-top="0.002cm solid #000000" fo:border-bottom="0.002cm solid #000000"/>
    </style:style>
    <style:style style:name="Taula31.B1" style:family="table-cell">
      <style:table-cell-properties fo:padding="0.097cm" fo:border="0.002cm solid #000000"/>
    </style:style>
    <style:style style:name="Taula30" style:family="table">
      <style:table-properties style:width="17cm" table:align="margins"/>
    </style:style>
    <style:style style:name="Taula30.A" style:family="table-column">
      <style:table-column-properties style:column-width="8.5cm" style:rel-column-width="32767*"/>
    </style:style>
    <style:style style:name="Taula30.B" style:family="table-column">
      <style:table-column-properties style:column-width="8.5cm" style:rel-column-width="32768*"/>
    </style:style>
    <style:style style:name="Taula30.A1" style:family="table-cell">
      <style:table-cell-properties fo:padding="0.097cm" fo:border-left="0.002cm solid #000000" fo:border-right="none" fo:border-top="0.002cm solid #000000" fo:border-bottom="0.002cm solid #000000"/>
    </style:style>
    <style:style style:name="Taula30.B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style:keep-together="false" fo:keep-together="always"/>
    </style:style>
    <style:style style:name="Taula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3.A2" style:family="table-cell">
      <style:table-cell-properties fo:padding="0.097cm" fo:border-left="0.002cm solid #000000" fo:border-right="none" fo:border-top="none" fo:border-bottom="0.002cm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style:keep-together="false" fo:keep-together="always"/>
    </style:style>
    <style:style style:name="Taula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4.B1" style:family="table-cell">
      <style:table-cell-properties fo:background-color="#e6e6ff" fo:padding="0.097cm" fo:border="0.002cm solid #000000">
        <style:background-image/>
      </style:table-cell-properties>
    </style:style>
    <style:style style:name="Taula14.A2" style:family="table-cell">
      <style:table-cell-properties fo:padding="0.097cm" fo:border-left="0.002cm solid #000000" fo:border-right="none" fo:border-top="none" fo:border-bottom="0.002cm solid #000000"/>
    </style:style>
    <style:style style:name="Taula14.E2" style:family="table-cell">
      <style:table-cell-properties fo:padding="0.097cm" fo:border="0.002cm solid #000000"/>
    </style:style>
    <style:style style:name="Taula14.E3" style:family="table-cell">
      <style:table-cell-properties fo:padding="0.097cm" fo:border-left="0.002cm solid #000000" fo:border-right="0.002cm solid #000000" fo:border-top="none" fo:border-bottom="0.002cm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style:keep-together="false" fo:keep-together="always"/>
    </style:style>
    <style:style style:name="Tau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5.B1" style:family="table-cell">
      <style:table-cell-properties fo:background-color="#e6e6ff" fo:padding="0.097cm" fo:border="0.002cm solid #000000">
        <style:background-image/>
      </style:table-cell-properties>
    </style:style>
    <style:style style:name="Taula15.A2" style:family="table-cell">
      <style:table-cell-properties fo:padding="0.097cm" fo:border-left="0.002cm solid #000000" fo:border-right="none" fo:border-top="none" fo:border-bottom="0.002cm solid #000000"/>
    </style:style>
    <style:style style:name="Taula15.B2" style:family="table-cell">
      <style:table-cell-properties fo:padding="0.097cm" fo:border-left="0.002cm solid #000000" fo:border-right="0.002cm solid #000000" fo:border-top="none" fo:border-bottom="0.002cm solid #000000"/>
    </style:style>
    <style:style style:name="Taula47" style:family="table">
      <style:table-properties style:width="17cm" table:align="margins"/>
    </style:style>
    <style:style style:name="Taula47.A" style:family="table-column">
      <style:table-column-properties style:column-width="17cm" style:rel-column-width="65535*"/>
    </style:style>
    <style:style style:name="Taula47.A1" style:family="table-cell">
      <style:table-cell-properties fo:padding="0.097cm" fo:border="0.002cm solid #000000"/>
    </style:style>
    <style:style style:name="Taula22" style:family="table">
      <style:table-properties style:width="17cm" table:align="margins"/>
    </style:style>
    <style:style style:name="Taula22.A" style:family="table-column">
      <style:table-column-properties style:column-width="17cm" style:rel-column-width="65535*"/>
    </style:style>
    <style:style style:name="Taula22.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text-properties style:font-name="Courier New" fo:font-size="11pt" style:font-size-asian="11pt" style:font-size-complex="11pt"/>
    </style:style>
    <style:style style:name="P21" style:family="paragraph" style:parent-style-name="Table_20_Contents">
      <style:text-properties style:font-name="Courier New" fo:font-size="11pt" fo:font-style="normal" style:font-size-asian="11pt" style:font-style-asian="normal" style:font-size-complex="11pt" style:font-style-complex="normal"/>
    </style:style>
    <style:style style:name="P22"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3"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4" style:family="paragraph" style:parent-style-name="Table_20_Contents">
      <style:text-properties style:font-name="Courier New" fo:font-size="9pt" style:font-size-asian="9pt" style:font-size-complex="9pt"/>
    </style:style>
    <style:style style:name="P25" style:family="paragraph" style:parent-style-name="Table_20_Contents">
      <style:paragraph-properties fo:text-align="end" style:justify-single-word="false"/>
      <style:text-properties style:font-name="Courier New" fo:font-size="9pt" style:font-size-asian="9pt" style:font-size-complex="9pt"/>
    </style:style>
    <style:style style:name="P26" style:family="paragraph" style:parent-style-name="Table_20_Contents">
      <style:text-properties style:font-name="Courier New" fo:font-size="9pt" fo:font-weight="bold" style:font-size-asian="9pt" style:font-weight-asian="bold" style:font-size-complex="9pt" style:font-weight-complex="bold"/>
    </style:style>
    <style:style style:name="P27"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8" style:family="paragraph" style:parent-style-name="Table_20_Contents">
      <style:text-properties fo:font-size="10pt" fo:font-style="italic" fo:background-color="transparent" style:font-size-asian="10pt" style:font-style-asian="italic" style:font-size-complex="10pt" style:font-style-complex="italic"/>
    </style:style>
    <style:style style:name="P29"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30" style:family="paragraph" style:parent-style-name="Table_20_Contents">
      <style:text-properties fo:font-size="10pt" fo:background-color="transparent" style:font-size-asian="10pt" style:font-size-complex="10pt"/>
    </style:style>
    <style:style style:name="P31"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32" style:family="paragraph" style:parent-style-name="Table_20_Contents">
      <style:text-properties fo:font-size="10pt" style:font-size-asian="10pt" style:font-size-complex="10pt"/>
    </style:style>
    <style:style style:name="P33" style:family="paragraph" style:parent-style-name="Table_20_Contents">
      <style:text-properties fo:font-style="italic" fo:font-weight="bold" style:font-style-asian="italic" style:font-weight-asian="bold" style:font-style-complex="italic" style:font-weight-complex="bold"/>
    </style:style>
    <style:style style:name="P34" style:family="paragraph" style:parent-style-name="Table_20_Contents">
      <style:paragraph-properties fo:text-align="center" style:justify-single-word="false"/>
    </style:style>
    <style:style style:name="P35" style:family="paragraph" style:parent-style-name="Table_20_Contents">
      <style:text-properties fo:language="zxx" fo:country="none" style:language-asian="zxx" style:country-asian="none" style:language-complex="zxx" style:country-complex="none"/>
    </style:style>
    <style:style style:name="P36" style:family="paragraph" style:parent-style-name="Table_20_Contents">
      <style:text-properties fo:font-size="11pt" style:font-size-asian="11pt" style:font-size-complex="11pt"/>
    </style:style>
    <style:style style:name="P37"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8" style:family="paragraph" style:parent-style-name="Table_20_Contents">
      <style:paragraph-properties fo:text-align="justify" style:justify-single-word="false"/>
      <style:text-properties style:font-size-asian="10pt" style:font-size-complex="10pt"/>
    </style:style>
    <style:style style:name="P39" style:family="paragraph" style:parent-style-name="Table_20_Contents">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40" style:family="paragraph" style:parent-style-name="Table_20_Contents">
      <style:text-properties fo:color="#ff3333" fo:font-size="10pt" fo:background-color="transparent" style:font-size-asian="10pt" style:font-size-complex="10pt"/>
    </style:style>
    <style:style style:name="P41" style:family="paragraph" style:parent-style-name="Table_20_Contents">
      <style:text-properties fo:color="#00cc00" fo:font-size="10pt" fo:background-color="transparent" style:font-size-asian="10pt" style:font-size-complex="10pt"/>
    </style:style>
    <style:style style:name="P42" style:family="paragraph" style:parent-style-name="Table_20_Contents">
      <style:text-properties fo:font-size="2pt" style:font-size-asian="2pt" style:font-size-complex="2pt"/>
    </style:style>
    <style:style style:name="P43" style:family="paragraph" style:parent-style-name="Table_20_Contents">
      <style:text-properties style:text-line-through-style="solid"/>
    </style:style>
    <style:style style:name="P44" style:family="paragraph" style:parent-style-name="Table_20_Contents">
      <style:paragraph-properties fo:text-align="center" style:justify-single-word="false"/>
      <style:text-properties style:text-line-through-style="solid"/>
    </style:style>
    <style:style style:name="P45" style:family="paragraph" style:parent-style-name="Table_20_Contents">
      <style:text-properties style:text-line-through-style="solid" style:font-name="Courier New" fo:font-size="9pt" style:font-size-asian="9pt" style:font-size-complex="9pt"/>
    </style:style>
    <style:style style:name="P46" style:family="paragraph" style:parent-style-name="Table_20_Contents">
      <style:text-properties style:text-line-through-style="solid" style:font-name="Courier New" fo:font-size="9pt" fo:language="zxx" fo:country="none" style:font-size-asian="9pt" style:language-asian="zxx" style:country-asian="none" style:font-size-complex="9pt" style:language-complex="zxx" style:country-complex="none"/>
    </style:style>
    <style:style style:name="P47" style:family="paragraph" style:parent-style-name="Table_20_Contents">
      <style:text-properties style:text-line-through-style="solid" fo:language="zxx" fo:country="none" fo:background-color="transparent" style:language-asian="zxx" style:country-asian="none" style:language-complex="zxx" style:country-complex="none"/>
    </style:style>
    <style:style style:name="P48" style:family="paragraph" style:parent-style-name="Table_20_Contents">
      <style:text-properties style:text-line-through-style="solid" fo:language="zxx" fo:country="none" style:language-asian="zxx" style:country-asian="none" style:language-complex="zxx" style:country-complex="none"/>
    </style:style>
    <style:style style:name="P49" style:family="paragraph" style:parent-style-name="Table_20_Contents">
      <style:text-properties style:text-line-through-style="solid" fo:font-size="10pt" fo:language="zxx" fo:country="none" style:font-size-asian="10pt" style:language-asian="zxx" style:country-asian="none" style:font-size-complex="10pt" style:language-complex="zxx" style:country-complex="none"/>
    </style:style>
    <style:style style:name="P50" style:family="paragraph" style:parent-style-name="Table_20_Contents">
      <style:paragraph-properties fo:text-align="center" style:justify-single-word="false"/>
      <style:text-properties style:text-line-through-style="solid" fo:font-size="12pt" style:text-underline-style="solid" style:text-underline-width="auto" style:text-underline-color="font-color" fo:font-weight="bold" fo:background-color="#ffff66" style:font-size-asian="12pt" style:font-weight-asian="bold" style:font-size-complex="12pt" style:font-weight-complex="bold"/>
    </style:style>
    <style:style style:name="P51" style:family="paragraph" style:parent-style-name="Table_20_Contents">
      <style:paragraph-properties fo:text-align="justify" style:justify-single-word="false"/>
      <style:text-properties style:text-line-through-style="solid" fo:font-size="12pt" fo:background-color="#ffff66" style:font-size-asian="12pt" style:font-size-complex="12pt"/>
    </style:style>
    <style:style style:name="P52" style:family="paragraph" style:parent-style-name="Table_20_Contents">
      <style:paragraph-properties fo:text-align="justify" style:justify-single-word="false"/>
      <style:text-properties style:text-line-through-style="solid" fo:font-size="2pt" fo:background-color="#ffff66" style:font-size-asian="2pt" style:font-size-complex="2pt"/>
    </style:style>
    <style:style style:name="P53" style:family="paragraph" style:parent-style-name="Table_20_Contents">
      <style:paragraph-properties fo:text-align="center" style:justify-single-word="false"/>
      <style:text-properties style:text-line-through-style="solid" fo:font-size="2pt" fo:background-color="#ffff66" style:font-size-asian="2pt" style:font-size-complex="2pt"/>
    </style:style>
    <style:style style:name="P54" style:family="paragraph" style:parent-style-name="Table_20_Contents">
      <style:paragraph-properties fo:text-align="center" style:justify-single-word="false"/>
      <style:text-properties style:text-line-through-style="solid" style:text-underline-style="solid" style:text-underline-width="auto" style:text-underline-color="font-color" fo:font-weight="bold" fo:background-color="#ffff66" style:font-size-asian="12pt" style:font-weight-asian="bold" style:font-size-complex="12pt" style:font-weight-complex="bold"/>
    </style:style>
    <style:style style:name="P55" style:family="paragraph" style:parent-style-name="Table_20_Contents">
      <style:paragraph-properties fo:text-align="justify" style:justify-single-word="false"/>
      <style:text-properties style:text-line-through-style="solid" fo:background-color="#ffff66" style:font-size-asian="12pt" style:font-size-complex="12pt"/>
    </style:style>
    <style:style style:name="P56" style:family="paragraph" style:parent-style-name="Table_20_Contents">
      <style:paragraph-properties fo:text-align="center" style:justify-single-word="false"/>
      <style:text-properties style:text-line-through-style="solid" fo:background-color="#ffff66" style:font-size-asian="12pt" style:font-size-complex="12pt"/>
    </style:style>
    <style:style style:name="P57" style:family="paragraph" style:parent-style-name="Table_20_Contents">
      <style:text-properties style:text-line-through-style="none" fo:language="zxx" fo:country="none" style:language-asian="zxx" style:country-asian="none" style:language-complex="zxx" style:country-complex="none"/>
    </style:style>
    <style:style style:name="P58" style:family="paragraph" style:parent-style-name="Table_20_Contents">
      <style:text-properties style:text-line-through-style="none" fo:language="zxx" fo:country="none" fo:background-color="transparent" style:language-asian="zxx" style:country-asian="none" style:language-complex="zxx" style:country-complex="none"/>
    </style:style>
    <style:style style:name="P59" style:family="paragraph" style:parent-style-name="Table_20_Contents">
      <style:paragraph-properties fo:text-align="justify" style:justify-single-word="false"/>
    </style:style>
    <style:style style:name="P60" style:family="paragraph" style:parent-style-name="Footnote">
      <style:paragraph-properties fo:text-align="end" style:justify-single-word="false"/>
    </style:style>
    <style:style style:name="P61" style:family="paragraph" style:parent-style-name="Standard">
      <style:paragraph-properties fo:text-align="end" style:justify-single-word="false"/>
      <style:text-properties style:font-name="Arial"/>
    </style:style>
    <style:style style:name="P62"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3" style:family="paragraph" style:parent-style-name="Standard">
      <style:paragraph-properties fo:text-align="center" style:justify-single-word="false"/>
      <style:text-properties style:font-name="Arial"/>
    </style:style>
    <style:style style:name="P64" style:family="paragraph" style:parent-style-name="Standard">
      <style:text-properties fo:language="ca" fo:country="ES" style:language-asian="zxx" style:country-asian="none" style:language-complex="zxx" style:country-complex="none"/>
    </style:style>
    <style:style style:name="P65"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66"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67"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68"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69"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70" style:family="paragraph" style:parent-style-name="Standard">
      <style:text-properties fo:language="ca" fo:country="ES" fo:background-color="transparent" style:language-asian="zxx" style:country-asian="none" style:language-complex="zxx" style:country-complex="none"/>
    </style:style>
    <style:style style:name="P7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72"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73"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74"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75" style:family="paragraph" style:parent-style-name="Standard">
      <style:text-properties fo:language="ca" fo:country="ES" fo:background-color="#ffff99" style:language-asian="zxx" style:country-asian="none" style:language-complex="zxx" style:country-complex="none"/>
    </style:style>
    <style:style style:name="P76" style:family="paragraph" style:parent-style-name="Standard">
      <style:paragraph-properties fo:text-align="justify" style:justify-single-word="false"/>
      <style:text-properties fo:language="ca" fo:country="ES" fo:background-color="#ffff66"/>
    </style:style>
    <style:style style:name="P77"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78"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9"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0"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81"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82"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3" style:family="paragraph" style:parent-style-name="Standard">
      <style:paragraph-properties>
        <style:tab-stops>
          <style:tab-stop style:position="-0.476cm"/>
        </style:tab-stops>
      </style:paragraph-properties>
    </style:style>
    <style:style style:name="P84" style:family="paragraph" style:parent-style-name="Standard">
      <style:text-properties fo:language="zxx" fo:country="none" style:language-asian="zxx" style:country-asian="none" style:language-complex="zxx" style:country-complex="none"/>
    </style:style>
    <style:style style:name="P85"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86"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87" style:family="paragraph" style:parent-style-name="Standard">
      <style:paragraph-properties fo:text-align="justify" style:justify-single-word="false"/>
    </style:style>
    <style:style style:name="P88"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89" style:family="paragraph" style:parent-style-name="Standard">
      <style:text-properties fo:font-size="10pt" style:font-size-asian="10pt" style:font-size-complex="10pt"/>
    </style:style>
    <style:style style:name="P90"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91" style:family="paragraph" style:parent-style-name="Standard">
      <style:paragraph-properties fo:text-align="justify" style:justify-single-word="false"/>
      <style:text-properties fo:font-size="12pt" fo:language="en" fo:country="US" style:font-size-asian="12pt" style:font-size-complex="12pt"/>
    </style:style>
    <style:style style:name="P92" style:family="paragraph" style:parent-style-name="Standard">
      <style:paragraph-properties fo:text-align="justify" style:justify-single-word="false"/>
      <style:text-properties fo:font-size="12pt" fo:language="ca" fo:country="ES" fo:background-color="#ffff66" style:font-size-asian="12pt" style:font-size-complex="12pt"/>
    </style:style>
    <style:style style:name="P93" style:family="paragraph" style:parent-style-name="Standard">
      <style:text-properties style:text-line-through-style="solid"/>
    </style:style>
    <style:style style:name="P94" style:family="paragraph" style:parent-style-name="Standard">
      <style:paragraph-properties fo:text-align="center" style:justify-single-word="false"/>
      <style:text-properties style:text-line-through-style="solid"/>
    </style:style>
    <style:style style:name="P95" style:family="paragraph" style:parent-style-name="Standard">
      <style:text-properties style:text-line-through-style="solid" fo:language="zxx" fo:country="none" style:language-asian="zxx" style:country-asian="none" style:language-complex="zxx" style:country-complex="none"/>
    </style:style>
    <style:style style:name="P96" style:family="paragraph" style:parent-style-name="Standard">
      <style:text-properties style:text-line-through-style="solid" fo:language="ca" fo:country="ES" style:language-asian="zxx" style:country-asian="none" style:language-complex="zxx" style:country-complex="none"/>
    </style:style>
    <style:style style:name="P97" style:family="paragraph" style:parent-style-name="Standard">
      <style:paragraph-properties fo:text-align="center" style:justify-single-word="false"/>
      <style:text-properties style:text-line-through-style="solid" fo:font-size="12pt" fo:language="ca" fo:country="ES" style:text-underline-style="solid" style:text-underline-width="auto" style:text-underline-color="font-color" fo:font-weight="bold" fo:background-color="#ffff66" style:font-size-asian="12pt" style:font-weight-asian="bold" style:font-size-complex="12pt" style:font-weight-complex="bold"/>
    </style:style>
    <style:style style:name="P98" style:family="paragraph" style:parent-style-name="Standard">
      <style:paragraph-properties fo:text-align="justify" style:justify-single-word="false"/>
      <style:text-properties style:text-line-through-style="solid" fo:font-size="12pt" fo:language="ca" fo:country="ES" style:text-underline-style="none" fo:font-weight="normal" fo:background-color="#ffff66" style:font-size-asian="12pt" style:font-weight-asian="normal" style:font-size-complex="12pt" style:font-weight-complex="normal"/>
    </style:style>
    <style:style style:name="P99" style:family="paragraph" style:parent-style-name="Standard">
      <style:paragraph-properties fo:text-align="justify" style:justify-single-word="false"/>
      <style:text-properties style:text-line-through-style="solid" fo:font-size="12pt" fo:language="ca" fo:country="ES" fo:background-color="#ffff66" style:font-size-asian="12pt" style:font-size-complex="12pt"/>
    </style:style>
    <style:style style:name="P100" style:family="paragraph" style:parent-style-name="Standard">
      <style:paragraph-properties fo:text-align="justify" style:justify-single-word="false"/>
      <style:text-properties style:text-line-through-style="solid" fo:font-size="2pt" fo:background-color="#ffff66" style:font-size-asian="2pt" style:font-size-complex="2pt"/>
    </style:style>
    <style:style style:name="P101" style:family="paragraph" style:parent-style-name="Standard">
      <style:text-properties style:text-line-through-style="none" fo:language="zxx" fo:country="none" style:language-asian="zxx" style:country-asian="none" style:language-complex="zxx" style:country-complex="none"/>
    </style:style>
    <style:style style:name="P102" style:family="paragraph" style:parent-style-name="Standard">
      <style:paragraph-properties fo:text-align="justify" style:justify-single-word="false"/>
      <style:text-properties style:text-line-through-style="none"/>
    </style:style>
    <style:style style:name="P103" style:family="paragraph" style:parent-style-name="Standard">
      <style:text-properties style:font-name="Consolas1"/>
    </style:style>
    <style:style style:name="P104" style:family="paragraph" style:parent-style-name="Standard">
      <style:text-properties fo:background-color="#ffff66"/>
    </style:style>
    <style:style style:name="P105"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106" style:family="paragraph" style:parent-style-name="Text_20_body">
      <style:paragraph-properties fo:break-before="page"/>
    </style:style>
    <style:style style:name="P107" style:family="paragraph" style:parent-style-name="Standard">
      <style:paragraph-properties fo:text-align="start" style:justify-single-word="false" fo:break-before="page"/>
      <style:text-properties fo:font-size="2pt" style:font-size-asian="2pt" style:font-size-complex="2pt"/>
    </style:style>
    <style:style style:name="P108"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109" style:family="paragraph" style:parent-style-name="Standard">
      <style:paragraph-properties fo:margin-left="1.27cm" fo:margin-right="0cm" fo:text-align="justify" style:justify-single-word="false" fo:text-indent="0cm" style:auto-text-indent="false"/>
    </style:style>
    <style:style style:name="P110" style:family="paragraph" style:parent-style-name="Standard">
      <style:paragraph-properties fo:margin-left="2.469cm" fo:margin-right="-0.018cm" fo:text-indent="0cm" style:auto-text-indent="false">
        <style:tab-stops>
          <style:tab-stop style:position="-0.476cm"/>
        </style:tab-stops>
      </style:paragraph-properties>
    </style:style>
    <style:style style:name="P111" style:family="paragraph" style:parent-style-name="Text_20_body">
      <style:text-properties fo:language="ca" fo:country="ES"/>
    </style:style>
    <style:style style:name="P112" style:family="paragraph" style:parent-style-name="Text_20_body">
      <style:text-properties fo:language="ca" fo:country="ES" style:language-asian="zxx" style:country-asian="none" style:language-complex="zxx" style:country-complex="none"/>
    </style:style>
    <style:style style:name="P113" style:family="paragraph" style:parent-style-name="Text_20_body">
      <style:text-properties fo:language="ca" fo:country="ES" fo:background-color="transparent" style:language-asian="zxx" style:country-asian="none" style:language-complex="zxx" style:country-complex="none"/>
    </style:style>
    <style:style style:name="P114" style:family="paragraph" style:parent-style-name="Text_20_body">
      <style:paragraph-properties fo:text-align="justify" style:justify-single-word="false"/>
      <style:text-properties fo:language="ca" fo:country="ES"/>
    </style:style>
    <style:style style:name="P115" style:family="paragraph" style:parent-style-name="Text_20_body">
      <style:text-properties fo:language="zxx" fo:country="none" style:language-asian="zxx" style:country-asian="none" style:language-complex="zxx" style:country-complex="none"/>
    </style:style>
    <style:style style:name="P116" style:family="paragraph" style:parent-style-name="Text_20_body">
      <style:text-properties style:font-name="Courier New"/>
    </style:style>
    <style:style style:name="P117"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118" style:family="paragraph" style:parent-style-name="Text_20_body">
      <style:text-properties style:font-name="Courier New" fo:font-size="10pt" fo:font-weight="bold" style:font-size-asian="10pt" style:font-weight-asian="bold" style:font-size-complex="10pt" style:font-weight-complex="bold"/>
    </style:style>
    <style:style style:name="P119" style:family="paragraph" style:parent-style-name="Text_20_body">
      <style:text-properties style:font-name="Courier New" fo:font-size="9pt" fo:font-style="italic" style:font-size-asian="9pt" style:font-style-asian="italic" style:font-size-complex="9pt" style:font-style-complex="italic"/>
    </style:style>
    <style:style style:name="P120" style:family="paragraph" style:parent-style-name="Text_20_body">
      <style:text-properties style:font-name="Courier New" fo:font-size="9pt" style:font-size-asian="9pt" style:font-size-complex="9pt"/>
    </style:style>
    <style:style style:name="P121" style:family="paragraph" style:parent-style-name="Text_20_body">
      <style:text-properties style:font-name="Courier New" fo:language="zxx" fo:country="none" fo:background-color="transparent" style:language-asian="zxx" style:country-asian="none" style:language-complex="zxx" style:country-complex="none"/>
    </style:style>
    <style:style style:name="P122" style:family="paragraph" style:parent-style-name="Text_20_body">
      <style:text-properties style:font-name="Arial" fo:language="ca" fo:country="ES" style:language-asian="zxx" style:country-asian="none" style:language-complex="zxx" style:country-complex="none"/>
    </style:style>
    <style:style style:name="P123" style:family="paragraph" style:parent-style-name="Text_20_body">
      <style:paragraph-properties fo:text-align="justify" style:justify-single-word="false"/>
      <style:text-properties style:font-name="Arial" fo:font-size="10pt" style:font-name-asian="Courier New" style:font-size-asian="10pt" style:font-name-complex="Courier New" style:font-size-complex="10pt"/>
    </style:style>
    <style:style style:name="P124"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5"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126" style:family="paragraph" style:parent-style-name="Text_20_body">
      <style:paragraph-properties fo:text-align="justify" style:justify-single-word="false"/>
      <style:text-properties fo:color="#0000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7" style:family="paragraph" style:parent-style-name="Text_20_body">
      <style:paragraph-properties fo:text-align="justify" style:justify-single-word="false"/>
      <style:text-properties fo:color="#000000" style:text-line-through-style="solid"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8" style:family="paragraph" style:parent-style-name="Text_20_body">
      <style:paragraph-properties fo:text-align="justify" style:justify-single-word="false"/>
    </style:style>
    <style:style style:name="P129" style:family="paragraph" style:parent-style-name="Text_20_body">
      <style:text-properties style:text-line-through-style="solid"/>
    </style:style>
    <style:style style:name="P130" style:family="paragraph" style:parent-style-name="Text_20_body">
      <style:text-properties style:text-line-through-style="solid" fo:language="ca" fo:country="ES" fo:background-color="#ffff66"/>
    </style:style>
    <style:style style:name="P131" style:family="paragraph" style:parent-style-name="Text_20_body">
      <style:paragraph-properties fo:text-align="justify" style:justify-single-word="false"/>
      <style:text-properties style:text-line-through-style="solid" style:font-name="Courier New" fo:font-size="9pt" fo:background-color="#ffff66" style:font-size-asian="9pt" style:font-size-complex="9pt"/>
    </style:style>
    <style:style style:name="P132" style:family="paragraph" style:parent-style-name="Text_20_body">
      <style:paragraph-properties fo:text-align="center" style:justify-single-word="false"/>
    </style:style>
    <style:style style:name="P133" style:family="paragraph" style:parent-style-name="Text_20_body">
      <style:text-properties style:text-line-through-style="none"/>
    </style:style>
    <style:style style:name="P134" style:family="paragraph" style:parent-style-name="Text_20_body">
      <style:paragraph-properties fo:text-align="justify" style:justify-single-word="false"/>
      <style:text-properties style:text-line-through-style="none"/>
    </style:style>
    <style:style style:name="P135" style:family="paragraph" style:parent-style-name="Text_20_body">
      <style:paragraph-properties fo:text-align="justify" style:justify-single-word="false"/>
      <style:text-properties style:text-line-through-style="none" fo:background-color="#ffff00"/>
    </style:style>
    <style:style style:name="P136" style:family="paragraph" style:parent-style-name="Text_20_body">
      <style:text-properties fo:background-color="transparent"/>
    </style:style>
    <style:style style:name="P137"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138"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139"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140" style:family="paragraph" style:parent-style-name="Standard">
      <style:paragraph-properties fo:margin-left="0.617cm" fo:margin-right="-0.018cm" fo:text-indent="-0.635cm" style:auto-text-indent="false">
        <style:tab-stops/>
      </style:paragraph-properties>
    </style:style>
    <style:style style:name="P141"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142"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143"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44"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style>
    <style:style style:name="P145"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146"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47"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48" style:family="paragraph" style:parent-style-name="Standard">
      <style:paragraph-properties fo:margin-left="0.82cm" fo:margin-right="0.185cm" fo:text-indent="-0.714cm" style:auto-text-indent="false"/>
      <style:text-properties style:text-line-through-style="solid" style:font-name="Courier New" fo:font-size="10pt" fo:language="ca" fo:country="ES" style:font-size-asian="10pt" style:language-asian="zxx" style:country-asian="none" style:font-size-complex="10pt" style:language-complex="zxx" style:country-complex="none"/>
    </style:style>
    <style:style style:name="P149"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50"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51"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52"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53"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54"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55" style:family="paragraph" style:parent-style-name="Text_20_body">
      <style:paragraph-properties fo:margin-top="0cm" fo:margin-bottom="0cm" fo:line-height="0.45cm" fo:text-align="justify" style:justify-single-word="false"/>
      <style:text-properties fo:color="#0000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56" style:family="paragraph" style:parent-style-name="Text_20_body">
      <style:paragraph-properties fo:margin-top="0cm" fo:margin-bottom="0cm"/>
      <style:text-properties style:font-name="Courier New"/>
    </style:style>
    <style:style style:name="P157" style:family="paragraph" style:parent-style-name="Text_20_body">
      <style:paragraph-properties fo:margin-top="0cm" fo:margin-bottom="0cm" fo:line-height="0.45cm" fo:text-align="justify" style:justify-single-word="false"/>
      <style:text-properties style:font-name="Courier New" fo:font-size="12pt" style:font-size-asian="12pt" style:font-size-complex="12pt"/>
    </style:style>
    <style:style style:name="P158" style:family="paragraph" style:parent-style-name="Text_20_body">
      <style:paragraph-properties fo:margin-top="0cm" fo:margin-bottom="0cm"/>
      <style:text-properties style:font-name="Courier New" fo:font-size="9pt" style:font-size-asian="9pt" style:font-size-complex="9pt"/>
    </style:style>
    <style:style style:name="P159" style:family="paragraph" style:parent-style-name="Text_20_body">
      <style:paragraph-properties fo:margin-top="0cm" fo:margin-bottom="0cm" fo:text-align="justify" style:justify-single-word="false"/>
      <style:text-properties fo:language="ca" fo:country="ES" style:language-asian="zxx" style:country-asian="none" style:language-complex="zxx" style:country-complex="none"/>
    </style:style>
    <style:style style:name="P160" style:family="paragraph" style:parent-style-name="Quotations">
      <style:paragraph-properties fo:margin-top="0cm" fo:margin-bottom="0cm"/>
      <style:text-properties style:font-name="Courier New" fo:font-size="9pt" style:font-size-asian="9pt" style:font-size-complex="9pt"/>
    </style:style>
    <style:style style:name="P161" style:family="paragraph" style:parent-style-name="Quotations">
      <style:text-properties style:font-name="Courier New" fo:font-size="9pt" style:font-size-asian="9pt" style:font-size-complex="9pt"/>
    </style:style>
    <style:style style:name="P162"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63" style:family="paragraph" style:parent-style-name="Standard">
      <style:paragraph-properties fo:margin-left="0.503cm" fo:margin-right="0.212cm" fo:text-indent="0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64" style:family="paragraph" style:parent-style-name="Standard">
      <style:paragraph-properties fo:margin-left="0.219cm" fo:margin-right="0.307cm" fo:text-indent="0cm" style:auto-text-indent="false"/>
      <style:text-properties style:font-name="Courier New" fo:font-size="10pt" fo:language="ca" fo:country="ES" fo:background-color="#ff3333" style:font-size-asian="10pt" style:language-asian="zxx" style:country-asian="none" style:font-size-complex="10pt" style:language-complex="zxx" style:country-complex="none"/>
    </style:style>
    <style:style style:name="P165" style:family="paragraph" style:parent-style-name="Standard" style:master-page-name="First_20_Page">
      <style:paragraph-properties fo:text-align="end" style:justify-single-word="false" style:page-number="auto"/>
      <style:text-properties style:font-name="Arial"/>
    </style:style>
    <style:style style:name="P166" style:family="paragraph" style:parent-style-name="Standard">
      <style:text-properties fo:language="ca" fo:country="ES" style:language-asian="zxx" style:country-asian="none" style:language-complex="zxx" style:country-complex="none"/>
    </style:style>
    <style:style style:name="P167"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68" style:family="paragraph" style:parent-style-name="Standard" style:list-style-name="L4">
      <style:text-properties fo:language="ca" fo:country="ES" style:language-asian="zxx" style:country-asian="none" style:language-complex="zxx" style:country-complex="none"/>
    </style:style>
    <style:style style:name="P169" style:family="paragraph" style:parent-style-name="Standard" style:list-style-name="L16">
      <style:text-properties fo:language="ca" fo:country="ES" style:language-asian="zxx" style:country-asian="none" style:language-complex="zxx" style:country-complex="none"/>
    </style:style>
    <style:style style:name="P170"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71" style:family="paragraph" style:parent-style-name="Standard" style:list-style-name="L19">
      <style:text-properties fo:language="ca" fo:country="ES" style:language-asian="zxx" style:country-asian="none" style:language-complex="zxx" style:country-complex="none"/>
    </style:style>
    <style:style style:name="P172"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73" style:family="paragraph" style:parent-style-name="Standard"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174" style:family="paragraph" style:parent-style-name="Standard"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175" style:family="paragraph" style:parent-style-name="Standard" style:list-style-name="L5">
      <style:text-properties fo:color="#000000" style:text-line-through-style="soli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76" style:family="paragraph" style:parent-style-name="Standard" style:list-style-name="L11">
      <style:text-properties style:text-line-through-style="solid" fo:language="zxx" fo:country="none" style:language-asian="zxx" style:country-asian="none" style:language-complex="zxx" style:country-complex="none"/>
    </style:style>
    <style:style style:name="P177"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178"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79"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180" style:family="paragraph" style:parent-style-name="Heading_20_1">
      <style:text-properties style:text-line-through-style="none"/>
    </style:style>
    <style:style style:name="P181" style:family="paragraph" style:parent-style-name="Heading_20_2">
      <style:text-properties fo:language="ca" fo:country="ES" style:language-asian="zxx" style:country-asian="none" style:language-complex="zxx" style:country-complex="none"/>
    </style:style>
    <style:style style:name="P182" style:family="paragraph" style:parent-style-name="Heading_20_2">
      <style:text-properties fo:font-style="normal" fo:font-weight="bold" style:font-style-asian="normal" style:font-weight-asian="bold" style:font-style-complex="normal" style:font-weight-complex="bold"/>
    </style:style>
    <style:style style:name="P183" style:family="paragraph" style:parent-style-name="Heading_20_2">
      <style:text-properties style:text-line-through-style="solid" fo:background-color="#ffff66"/>
    </style:style>
    <style:style style:name="P184" style:family="paragraph" style:parent-style-name="Heading_20_2">
      <style:paragraph-properties fo:margin-left="0cm" fo:margin-right="0cm" fo:margin-top="0cm" fo:margin-bottom="0.212cm" fo:text-align="justify" style:justify-single-word="false" fo:text-indent="0cm" style:auto-text-indent="false" fo:break-before="page" style:text-autospace="none">
        <style:tab-stops/>
      </style:paragraph-properties>
      <style:text-properties fo:language="ca" fo:country="ES"/>
    </style:style>
    <style:style style:name="P185" style:family="paragraph" style:parent-style-name="Heading_20_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86" style:family="paragraph" style:parent-style-name="Heading_20_2">
      <style:paragraph-properties fo:break-before="page"/>
    </style:style>
    <style:style style:name="P187" style:family="paragraph" style:parent-style-name="Table_20_Contents" style:list-style-name="L5">
      <style:text-properties fo:color="#000000" style:text-line-through-style="soli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88" style:family="paragraph" style:parent-style-name="Table_20_Contents" style:list-style-name="L6">
      <style:text-properties style:text-line-through-style="solid"/>
    </style:style>
    <style:style style:name="P189" style:family="paragraph" style:parent-style-name="Table_20_Contents" style:list-style-name="L7">
      <style:text-properties style:text-line-through-style="solid"/>
    </style:style>
    <style:style style:name="P190" style:family="paragraph" style:parent-style-name="Table_20_Contents" style:list-style-name="L8">
      <style:text-properties style:text-line-through-style="solid"/>
    </style:style>
    <style:style style:name="P191" style:family="paragraph" style:parent-style-name="Table_20_Contents" style:list-style-name="L10">
      <style:text-properties style:text-line-through-style="solid"/>
    </style:style>
    <style:style style:name="P192" style:family="paragraph" style:parent-style-name="Table_20_Contents" style:list-style-name="L15"/>
    <style:style style:name="P193"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194" style:family="paragraph" style:parent-style-name="Table_20_Contents" style:list-style-name="L9">
      <style:paragraph-properties fo:margin-left="0.265cm" fo:margin-right="0.265cm" fo:text-indent="0.265cm" style:auto-text-indent="false" text:number-lines="false" text:line-number="0"/>
      <style:text-properties style:text-line-through-style="solid"/>
    </style:style>
    <style:style style:name="P195" style:family="paragraph" style:parent-style-name="Contents_20_1">
      <style:paragraph-properties>
        <style:tab-stops>
          <style:tab-stop style:position="17cm" style:type="right" style:leader-style="dotted" style:leader-text="."/>
        </style:tab-stops>
      </style:paragraph-properties>
    </style:style>
    <style:style style:name="P196" style:family="paragraph" style:parent-style-name="Contents_20_2">
      <style:paragraph-properties>
        <style:tab-stops>
          <style:tab-stop style:position="16.501cm" style:type="right" style:leader-style="dotted" style:leader-text="."/>
        </style:tab-stops>
      </style:paragraph-properties>
    </style:style>
    <style:style style:name="P197" style:family="paragraph" style:parent-style-name="Contents_20_3">
      <style:paragraph-properties>
        <style:tab-stops>
          <style:tab-stop style:position="16.002cm" style:type="right" style:leader-style="dotted" style:leader-text="."/>
        </style:tab-stops>
      </style:paragraph-properties>
    </style:style>
    <style:style style:name="P198" style:family="paragraph" style:parent-style-name="Contents_20_4">
      <style:paragraph-properties>
        <style:tab-stops>
          <style:tab-stop style:position="15.503cm" style:type="right" style:leader-style="dotted" style:leader-text="."/>
        </style:tab-stops>
      </style:paragraph-properties>
    </style:style>
    <style:style style:name="P199"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200" style:family="paragraph" style:parent-style-name="Heading_20_3">
      <style:text-properties fo:language="ca" fo:country="ES"/>
    </style:style>
    <style:style style:name="P201" style:family="paragraph" style:parent-style-name="Heading_20_3">
      <style:text-properties fo:language="ca" fo:country="ES" fo:background-color="transparent" style:language-asian="zxx" style:country-asian="none" style:language-complex="zxx" style:country-complex="none"/>
    </style:style>
    <style:style style:name="P202" style:family="paragraph" style:parent-style-name="Heading_20_3">
      <style:text-properties fo:language="ca" fo:country="ES" style:language-asian="zxx" style:country-asian="none" style:language-complex="zxx" style:country-complex="none"/>
    </style:style>
    <style:style style:name="P203" style:family="paragraph" style:parent-style-name="Heading_20_3">
      <style:text-properties fo:font-weight="bold" style:font-weight-asian="bold" style:font-weight-complex="bold"/>
    </style:style>
    <style:style style:name="P204" style:family="paragraph" style:parent-style-name="Heading_20_3">
      <style:text-properties style:text-line-through-style="solid" fo:language="ca" fo:country="ES" fo:background-color="#ffff66"/>
    </style:style>
    <style:style style:name="P205" style:family="paragraph" style:parent-style-name="Heading_20_3">
      <style:text-properties style:text-line-through-style="solid" fo:background-color="#ffff66"/>
    </style:style>
    <style:style style:name="P206" style:family="paragraph" style:parent-style-name="Heading_20_4">
      <style:text-properties fo:language="ca" fo:country="ES" style:language-asian="zxx" style:country-asian="none" style:language-complex="zxx" style:country-complex="none"/>
    </style:style>
    <style:style style:name="P207"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208" style:family="paragraph" style:parent-style-name="Text_20_body" style:list-style-name="L23">
      <style:text-properties fo:language="ca" fo:country="ES"/>
    </style:style>
    <style:style style:name="P209" style:family="paragraph" style:parent-style-name="Text_20_body" style:list-style-name="L17"/>
    <style:style style:name="P210" style:family="paragraph" style:parent-style-name="Text_20_body" style:list-style-name="L18"/>
    <style:style style:name="P211" style:family="paragraph" style:parent-style-name="Text_20_body">
      <style:text-properties fo:background-color="transparent"/>
    </style:style>
    <style:style style:name="P212" style:family="paragraph" style:parent-style-name="Text_20_body" style:list-style-name="L18">
      <style:text-properties fo:background-color="transparent"/>
    </style:style>
    <style:style style:name="P213" style:family="paragraph" style:parent-style-name="Text_20_body" style:list-style-name="L21"/>
    <style:style style:name="P214" style:family="paragraph" style:parent-style-name="Text_20_body" style:list-style-name="L22"/>
    <style:style style:name="P215" style:family="paragraph" style:parent-style-name="Text_20_body" style:list-style-name="L25"/>
    <style:style style:name="P216" style:family="paragraph" style:parent-style-name="Text_20_body" style:list-style-name="L26">
      <style:text-properties style:font-name="Courier New"/>
    </style:style>
    <style:style style:name="P217" style:family="paragraph" style:parent-style-name="Text_20_body" style:list-style-name="L24" style:master-page-name="">
      <style:paragraph-properties fo:margin-left="1.235cm" fo:margin-right="0cm" fo:margin-top="0cm" fo:margin-bottom="0.212cm" fo:text-align="justify" style:justify-single-word="false" fo:text-indent="0cm" style:auto-text-indent="false" style:page-number="auto" style:text-autospace="none">
        <style:tab-stops/>
      </style:paragraph-properties>
      <style:text-properties fo:language="ca" fo:country="ES"/>
    </style:style>
    <style:style style:name="P218" style:family="paragraph" style:parent-style-name="Text_20_body" style:list-style-name="L24">
      <style:paragraph-properties fo:margin-left="1.235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219" style:family="paragraph" style:parent-style-name="Text_20_body" style:list-style-name="L24">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220"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style:font-weight-asian="bold" style:font-weight-complex="bold"/>
    </style:style>
    <style:style style:name="T5" style:family="text">
      <style:text-properties fo:language="ca" fo:country="ES" fo:background-color="#ffff00" style:language-asian="zxx" style:country-asian="none" style:language-complex="zxx" style:country-complex="none"/>
    </style:style>
    <style:style style:name="T6" style:family="text">
      <style:text-properties style:font-name="Courier New"/>
    </style:style>
    <style:style style:name="T7" style:family="text">
      <style:text-properties style:font-name="Courier New" fo:font-size="10pt" fo:language="ca" fo:country="ES" style:font-size-asian="10pt" style:language-asian="zxx" style:country-asian="none" style:font-size-complex="10pt" style:language-complex="zxx" style:country-complex="none"/>
    </style:style>
    <style:style style:name="T8"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9"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10" style:family="text">
      <style:text-properties style:font-name="Courier New" fo:font-size="10pt" style:font-size-asian="10pt" style:font-size-complex="10pt"/>
    </style:style>
    <style:style style:name="T11" style:family="text">
      <style:text-properties style:font-name="Courier New" fo:language="zxx" fo:country="none" fo:font-weight="normal" style:font-weight-asian="normal" style:font-weight-complex="normal"/>
    </style:style>
    <style:style style:name="T12" style:family="text">
      <style:text-properties style:font-name="Courier New" fo:language="ca" fo:country="ES" style:language-asian="zxx" style:country-asian="none" style:language-complex="zxx" style:country-complex="none"/>
    </style:style>
    <style:style style:name="T13"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4"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5" style:family="text">
      <style:text-properties style:font-name="Courier New" style:font-name-asian="Courier New" style:font-name-complex="Courier New"/>
    </style:style>
    <style:style style:name="T16" style:family="text">
      <style:text-properties style:font-name="Courier New" fo:font-size="9pt" style:font-size-asian="9pt" style:font-size-complex="9pt"/>
    </style:style>
    <style:style style:name="T17" style:family="text">
      <style:text-properties style:font-name="Courier New" fo:font-weight="bold" style:font-weight-asian="bold" style:font-weight-complex="bold"/>
    </style:style>
    <style:style style:name="T18" style:family="text">
      <style:text-properties fo:language="zxx" fo:country="none"/>
    </style:style>
    <style:style style:name="T19" style:family="text">
      <style:text-properties fo:language="zxx" fo:country="none" style:language-asian="zxx" style:country-asian="none" style:language-complex="zxx" style:country-complex="none"/>
    </style:style>
    <style:style style:name="T20" style:family="text">
      <style:text-properties fo:language="zxx" fo:country="none" fo:background-color="transparent"/>
    </style:style>
    <style:style style:name="T21" style:family="text">
      <style:text-properties fo:language="zxx" fo:country="none" fo:font-style="italic" style:language-asian="zxx" style:country-asian="none" style:font-style-asian="italic" style:language-complex="zxx" style:country-complex="none" style:font-style-complex="italic"/>
    </style:style>
    <style:style style:name="T22" style:family="text">
      <style:text-properties fo:language="zxx" fo:country="none" fo:background-color="#ffff66"/>
    </style:style>
    <style:style style:name="T23" style:family="text">
      <style:text-properties fo:font-weight="bold" style:font-weight-asian="bold" style:font-weight-complex="bold"/>
    </style:style>
    <style:style style:name="T24" style:family="text">
      <style:text-properties fo:font-weight="bold" fo:background-color="transparent" style:font-weight-asian="bold" style:font-weight-complex="bold"/>
    </style:style>
    <style:style style:name="T25" style:family="text">
      <style:text-properties style:font-name="Times New Roman" fo:language="ca" fo:country="ES" style:language-asian="zxx" style:country-asian="none" style:language-complex="zxx" style:country-complex="none"/>
    </style:style>
    <style:style style:name="T26" style:family="text">
      <style:text-properties fo:background-color="#ffff00"/>
    </style:style>
    <style:style style:name="T27" style:family="text">
      <style:text-properties style:font-name="Arial1" fo:font-size="11pt" fo:background-color="transparent"/>
    </style:style>
    <style:style style:name="T28" style:family="text">
      <style:text-properties style:font-name="Arial1" fo:font-size="11pt" fo:language="zxx" fo:country="none" fo:background-color="transparent" style:language-asian="zxx" style:country-asian="none" style:language-complex="zxx" style:country-complex="none"/>
    </style:style>
    <style:style style:name="T29" style:family="text">
      <style:text-properties style:font-name="Arial" fo:language="ca" fo:country="ES" style:language-asian="zxx" style:country-asian="none" style:language-complex="zxx" style:country-complex="none"/>
    </style:style>
    <style:style style:name="T30" style:family="text">
      <style:text-properties style:font-name="Arial" style:font-name-asian="Wingdings" style:font-name-complex="Wingdings"/>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style:font-style-asian="italic" style:font-style-complex="italic"/>
    </style:style>
    <style:style style:name="T33" style:family="text">
      <style:text-properties fo:font-weight="normal" style:font-weight-asian="normal" style:font-weight-complex="normal"/>
    </style:style>
    <style:style style:name="T34" style:family="text">
      <style:text-properties fo:background-color="transparent"/>
    </style:style>
    <style:style style:name="T35" style:family="text">
      <style:text-properties fo:color="#000000" fo:language="ca" fo:country="ES" fo:font-style="italic" fo:font-weight="normal" fo:background-color="transparent" style:language-asian="zxx" style:country-asian="none" style:font-style-asian="italic" style:font-weight-asian="normal" style:language-complex="zxx" style:country-complex="none" style:font-style-complex="italic" style:font-weight-complex="normal"/>
    </style:style>
    <style:style style:name="T36" style:family="text">
      <style:text-properties fo:color="#000000"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7" style:family="text">
      <style:text-properties fo:color="#000000" style:font-name="Courier New"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8" style:family="text">
      <style:text-properties style:font-name="Wingdings" style:font-name-asian="Wingdings" style:font-name-complex="Wingdings"/>
    </style:style>
    <style:style style:name="T39" style:family="text">
      <style:text-properties style:text-underline-style="solid" style:text-underline-width="auto" style:text-underline-color="font-color"/>
    </style:style>
    <style:style style:name="T40" style:family="text">
      <style:text-properties style:text-line-through-style="solid"/>
    </style:style>
    <style:style style:name="T41" style:family="text">
      <style:text-properties style:text-line-through-style="solid" fo:language="ca" fo:country="ES" fo:background-color="#ffff66"/>
    </style:style>
    <style:style style:name="T42" style:family="text">
      <style:text-properties style:text-line-through-style="none"/>
    </style:style>
    <style:style style:name="T43" style:family="text">
      <style:text-properties style:text-line-through-style="none" style:font-name="Arial" fo:language="zxx" fo:country="none" style:language-asian="zxx" style:country-asian="none" style:language-complex="zxx" style:country-complex="none"/>
    </style:style>
    <style:style style:name="T44" style:family="text">
      <style:text-properties style:text-line-through-style="none" style:font-name="Arial" fo:language="zxx" fo:country="none" fo:background-color="#ffff00" style:language-asian="zxx" style:country-asian="none" style:language-complex="zxx" style:country-complex="none" loext:char-shading-value="0"/>
    </style:style>
    <style:style style:name="T45" style:family="text">
      <style:text-properties style:text-line-through-style="none" fo:background-color="#ffff00"/>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7cm" fo:text-indent="-0.635cm" fo:margin-left="7.417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19">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2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25">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2.63cm" fo:text-indent="-0.635cm" fo:margin-left="2.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5cm" fo:text-indent="-0.635cm" fo:margin-left="3.2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cm" fo:text-indent="-0.635cm" fo:margin-left="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5cm" fo:text-indent="-0.635cm" fo:margin-left="4.5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7cm" fo:text-indent="-0.635cm" fo:margin-left="5.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5cm" fo:text-indent="-0.635cm" fo:margin-left="5.8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4cm" fo:text-indent="-0.635cm" fo:margin-left="6.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5cm" fo:text-indent="-0.635cm" fo:margin-left="7.0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1cm" fo:text-indent="-0.635cm" fo:margin-left="7.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5cm" fo:text-indent="-0.635cm" fo:margin-left="8.34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5"/>
      <text:p text:style-name="P61"/>
      <text:p text:style-name="P61"/>
      <text:p text:style-name="P61"/>
      <text:p text:style-name="P61"/>
      <text:p text:style-name="P61"/>
      <text:p text:style-name="P61"/>
      <text:p text:style-name="P61"/>
      <text:p text:style-name="P61"/>
      <text:p text:style-name="P63"><draw:frame draw:style-name="fr2" draw:name="gráficos2" text:anchor-type="paragraph" svg:width="6.391cm" svg:height="3.346cm" draw:z-index="109"><draw:image xlink:href="Pictures/10000201000000E90000007A22269BDC.png" xlink:type="simple" xlink:show="embed" xlink:actuate="onLoad"/></draw:frame></text:p>
      <text:p text:style-name="P61"/>
      <text:p text:style-name="P61"/>
      <text:p text:style-name="Title">Instal·lació de PortaFIB</text:p>
      <text:p text:style-name="Subtitle">Guia Ràpida d'Instal·lació de PortaFIB</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àfics88" text:anchor-type="as-char" svg:width="4.944cm" svg:height="4.658cm" draw:z-index="117"><draw:image xlink:href="Pictures/10000201000002E6000002BB954360F5.pn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4" draw:name="gràfics125" text:anchor-type="char" svg:width="5.096cm" svg:height="3.911cm" draw:z-index="116"><draw:image xlink:href="Pictures/10000201000002D60000022D54DFDCDE.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text:modification-date style:data-style-name="N36">20/05/2019</text:modification-date></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105"/>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4">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4">
          <table:table-cell table:style-name="Tabla3.B4" table:number-columns-spanned="2" office:value-type="string">
            <text:p text:style-name="P7">Taula de tamany de PDF suportat</text:p>
          </table:table-cell>
          <table:covered-table-cell/>
          <table:table-cell table:style-name="Tabla3.B4" office:value-type="string">
            <text:p text:style-name="P7">A. Nadal</text:p>
          </table:table-cell>
          <table:table-cell table:style-name="Tabla3.D18" office:value-type="date" office:date-value="2015-06-23">
            <text:p text:style-name="P7">23/06/2015</text:p>
          </table:table-cell>
        </table:table-row>
        <table:table-row table:style-name="Tabla3.4">
          <table:table-cell table:style-name="Tabla3.B4" table:number-columns-spanned="2" office:value-type="string">
            <text:p text:style-name="P7">Noves propietats (firmatperformat, automaticredirect i motiudelegacioformat)</text:p>
          </table:table-cell>
          <table:covered-table-cell/>
          <table:table-cell table:style-name="Tabla3.B4" office:value-type="string">
            <text:p text:style-name="P7">A. Nadal</text:p>
          </table:table-cell>
          <table:table-cell table:style-name="Tabla3.D18" office:value-type="date" office:date-value="2015-07-02">
            <text:p text:style-name="P7">02/07/2015</text:p>
          </table:table-cell>
        </table:table-row>
        <table:table-row table:style-name="Tabla3.4">
          <table:table-cell table:style-name="Tabla3.B4" table:number-columns-spanned="2" office:value-type="string">
            <text:p text:style-name="P7">Millorar Documentació sobre connexió HTTPS</text:p>
          </table:table-cell>
          <table:covered-table-cell/>
          <table:table-cell table:style-name="Tabla3.B4" office:value-type="string">
            <text:p text:style-name="P7">A. Nadal</text:p>
          </table:table-cell>
          <table:table-cell table:style-name="Tabla3.D18" office:value-type="date" office:date-value="2015-09-09">
            <text:p text:style-name="P7">09/09/2015</text:p>
          </table:table-cell>
        </table:table-row>
        <table:table-row table:style-name="Tabla3.4">
          <table:table-cell table:style-name="Tabla3.B4" table:number-columns-spanned="2" office:value-type="string">
            <text:p text:style-name="P7">Actualitzar a versió 1.1</text:p>
          </table:table-cell>
          <table:covered-table-cell/>
          <table:table-cell table:style-name="Tabla3.B4" office:value-type="string">
            <text:p text:style-name="P7">A. Nadal</text:p>
          </table:table-cell>
          <table:table-cell table:style-name="Tabla3.B4" office:value-type="string">
            <text:p text:style-name="P7">03/02/2016</text:p>
          </table:table-cell>
        </table:table-row>
        <table:table-row table:style-name="Tabla3.4">
          <table:table-cell table:style-name="Tabla3.B4" table:number-columns-spanned="2" office:value-type="string">
            <text:p text:style-name="P7">Migració GitHub</text:p>
          </table:table-cell>
          <table:covered-table-cell/>
          <table:table-cell table:style-name="Tabla3.B4" office:value-type="string">
            <text:p text:style-name="P7">A. Nadal</text:p>
          </table:table-cell>
          <table:table-cell table:style-name="Tabla3.B4" office:value-type="string">
            <text:p text:style-name="P7">26/02/2016</text:p>
          </table:table-cell>
        </table:table-row>
        <table:table-row table:style-name="Tabla3.26">
          <table:table-cell table:style-name="Tabla3.B4" table:number-columns-spanned="2" office:value-type="string">
            <text:p text:style-name="P7">Configurar LDAP</text:p>
          </table:table-cell>
          <table:covered-table-cell/>
          <table:table-cell table:style-name="Tabla3.B4" office:value-type="string">
            <text:p text:style-name="P7">A. Nadal</text:p>
          </table:table-cell>
          <table:table-cell table:style-name="Tabla3.B4" office:value-type="string">
            <text:p text:style-name="P7">06/09/2017</text:p>
          </table:table-cell>
        </table:table-row>
        <table:table-row table:style-name="Tabla3.4">
          <table:table-cell table:style-name="Tabla3.B4" table:number-columns-spanned="2" office:value-type="string">
            <text:p text:style-name="P7">Configuració HTTPS-CLIENTCERT</text:p>
          </table:table-cell>
          <table:covered-table-cell/>
          <table:table-cell table:style-name="Tabla3.B4" office:value-type="string">
            <text:p text:style-name="P7">A. Nadal</text:p>
          </table:table-cell>
          <table:table-cell table:style-name="Tabla3.B4" office:value-type="string">
            <text:p text:style-name="P7">15/05/2019</text:p>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9"><text:s/></text:p>
          </table:table-cell>
          <table:covered-table-cell/>
          <table:covered-table-cell/>
          <table:covered-table-cell/>
        </table:table-row>
        <table:table-row>
          <table:table-cell table:style-name="Tabla3.A1" table:number-columns-spanned="4" office:value-type="string">
            <text:p text:style-name="P9"><text:s/></text:p>
          </table:table-cell>
          <table:covered-table-cell/>
          <table:covered-table-cell/>
          <table:covered-table-cell/>
        </table:table-row>
      </table:table>
      <text:p text:style-name="P107"><text:s/></text:p>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95">1.-Introducció<text:tab/>5</text:p>
          <text:p text:style-name="P195">2.-Configurar JBOSS<text:tab/>5</text:p>
          <text:p text:style-name="P196">2.1.-Instal·lació de JBoss<text:tab/>5</text:p>
          <text:p text:style-name="P196">2.2.-Configurar Servidor JBoss<text:tab/>6</text:p>
          <text:p text:style-name="P197">2.2.1.-Directori de PortaFIB<text:tab/>6</text:p>
          <text:p text:style-name="P197">2.2.2.-Publicar Ports a peticions externes<text:tab/>7</text:p>
          <text:p text:style-name="P197">2.2.3.-Requeriments de memòria<text:tab/>7</text:p>
          <text:p text:style-name="P197">2.2.4.-Permetre consultes sobre múltiples Datasources<text:tab/>7</text:p>
          <text:p text:style-name="P197">2.2.5.-Autenticador WSBASIC<text:tab/>8</text:p>
          <text:p text:style-name="P197">2.2.6.-Configurar JBoss com a Servei<text:tab/>8</text:p>
          <text:p text:style-name="P196">2.3.-Fitxers de Configuració<text:tab/>8</text:p>
          <text:p text:style-name="P197">2.3.1.-Fitxer JDBC d'accés a BBDD<text:tab/>8</text:p>
          <text:p text:style-name="P198">2.3.1.1.-Oracle<text:tab/>8</text:p>
          <text:p text:style-name="P198">2.3.1.2.-PostgreSQL<text:tab/>8</text:p>
          <text:p text:style-name="P197">2.3.2.-Fitxer de Propietats<text:tab/>9</text:p>
          <text:p text:style-name="P198">2.3.2.1.-Propietats Generals PortaFIB<text:tab/>9</text:p>
          <text:p text:style-name="P198">2.3.2.2.-Plugins<text:tab/>17</text:p>
          <text:p text:style-name="P197">2.3.3.-Configurar Coes<text:tab/>17</text:p>
          <text:p text:style-name="P197">2.3.4.-Configurar Servidor de Correu<text:tab/>17</text:p>
          <text:p text:style-name="P197">2.3.5.-Autenticació i Autorització per Usuaris Persona<text:tab/>18</text:p>
          <text:p text:style-name="P198">2.3.5.1.-Configurar per Base de Dades<text:tab/>18</text:p>
          <text:p text:style-name="P198">2.3.5.2.-Configurar per LDAP<text:tab/>19</text:p>
          <text:p text:style-name="P197">2.3.6.-Autenticació i Autorització per Usuaris Aplicació<text:tab/>21</text:p>
          <text:p text:style-name="P196">2.4.-Copia de binaris<text:tab/>21</text:p>
          <text:p text:style-name="P196">2.5.-DataSources<text:tab/>22</text:p>
          <text:p text:style-name="P195">3.-Plugins<text:tab/>22</text:p>
          <text:p text:style-name="P196">3.1.-Plugin de Conversió de Documents<text:tab/>22</text:p>
          <text:p text:style-name="P196">3.2.-Plugin de Certificat<text:tab/>23</text:p>
          <text:p text:style-name="P197">3.2.1.-Plugin Fake<text:tab/>23</text:p>
          <text:p text:style-name="P197">3.2.2.-Plugin @firma CXF<text:tab/>23</text:p>
          <text:p text:style-name="P197">3.2.3.-Plugin @firma<text:tab/>23</text:p>
          <text:p text:style-name="P196">3.3.-Plugin de Informació d'Usuari<text:tab/>24</text:p>
          <text:p text:style-name="P197">3.3.1.-Plugin de UserInformation via DataBase<text:tab/>24</text:p>
          <text:p text:style-name="P197">3.3.2.-Plugin de UserInformation via LDAP<text:tab/>26</text:p>
          <text:p text:style-name="P196">3.4.-Plugin de Custòdia Documental<text:tab/>27</text:p>
          <text:p text:style-name="P196">3.5.-Plugins de Firma WEB<text:tab/>28</text:p>
          <text:p text:style-name="P195">4.-Gestió de BBDD<text:tab/>28</text:p>
          <text:p text:style-name="P196">4.1.-Crear usuari i BBDD per PortaFIB<text:tab/>28</text:p>
          <text:p text:style-name="P197">4.1.1.-Connectar-se a la BBDD<text:tab/>28</text:p>
          <text:p text:style-name="P197">4.1.2.-Crearem l'usuari portafib:<text:tab/>28</text:p>
          <text:p text:style-name="P197">4.1.3.-Crear la BBDD<text:tab/>28</text:p>
          <text:p text:style-name="P196">4.2.-Crear esquema de taules i inserir dades<text:tab/>29</text:p>
          <text:p text:style-name="P197">4.2.1.-Connectar-se al servidor de BBDD amb l'usuari portafib:<text:tab/>29</text:p>
          <text:p text:style-name="P197">4.2.2.-Donam permisos al usuari:<text:tab/>29</text:p>
          <text:p text:style-name="P197">4.2.3.-Importam l'estructura de taules i dades dins la BBDD<text:tab/>29</text:p>
          <text:p text:style-name="P197">4.2.4.-Sortir<text:tab/>30</text:p>
          <text:p text:style-name="P196">4.3.-Crear usuari i BBDD per la gestió d'usuaris PortaFIB.<text:tab/>30</text:p>
          <text:p text:style-name="P195"><text:soft-page-break/>5.-Connexions HTTPS i ClientCert en JBoss<text:tab/>31</text:p>
          <text:p text:style-name="P196">5.1.-Configurar AJP en JBOSS 5<text:tab/>31</text:p>
          <text:p text:style-name="P196">5.2.-Configuració Apache 2.2.14 o superior per connectar amb PortaFIB<text:tab/>31</text:p>
          <text:p text:style-name="P197">5.2.1.-Crear Certificats de Prova per Apache<text:tab/>31</text:p>
          <text:p text:style-name="P197">5.2.2.-Instal·lació de l'apache2<text:tab/>32</text:p>
          <text:p text:style-name="P197">5.2.3.-Afegir mòduls SSL, proxy i ajp<text:tab/>32</text:p>
          <text:p text:style-name="P197">5.2.4.-Configuracio Connexió HTTP<text:tab/>33</text:p>
          <text:p text:style-name="P197">5.2.5.-Configuració Connexió HTTPS<text:tab/>33</text:p>
          <text:p text:style-name="P197">5.2.6.-Configurar Connexió HTTPS+CLIENTCERT<text:tab/>34</text:p>
          <text:p text:style-name="P197">5.2.7.-Activar <text:s/>Sites<text:tab/>36</text:p>
          <text:p text:style-name="P197">5.2.8.-Activar https en l'apache<text:tab/>36</text:p>
          <text:p text:style-name="P197">5.2.9.-Obrir firewall pels ports 80 i 443<text:tab/>36</text:p>
          <text:p text:style-name="P197">5.2.10.-Reiniciar l'apache<text:tab/>36</text:p>
          <text:p text:style-name="P196">5.3.-Proves HTTPS-CLIENTCERT<text:tab/>36</text:p>
          <text:p text:style-name="P195">6.-Annexes<text:tab/>37</text:p>
          <text:p text:style-name="P196">6.1.-Compilar PortaFIB des de Git de GitHub<text:tab/>37</text:p>
          <text:p text:style-name="P197">6.1.1.-Git Clone<text:tab/>37</text:p>
          <text:p text:style-name="P197">6.1.2.-Firma del jar l'Applet o Applet firmat per defecte<text:tab/>38</text:p>
          <text:p text:style-name="P198">6.1.2.1.-Utilitzar Applet ja Firmat<text:tab/>38</text:p>
          <text:p text:style-name="P198">6.1.2.2.-Compilar i Firmar l'Applet <text:tab/>38</text:p>
          <text:p text:style-name="P197">6.1.3.-Compilació<text:tab/>38</text:p>
          <text:p text:style-name="P197">6.1.4.-Problemes Compilació<text:tab/>41</text:p>
          <text:p text:style-name="P198">6.1.4.1.-Error Compilant: “Received fatal alert: protocol_version”<text:tab/>41</text:p>
          <text:p text:style-name="P198">6.1.4.2.-Error Compilant: “Could not generate DH keypair”<text:tab/>41</text:p>
          <text:p text:style-name="P196">6.2.-Creació d'un certificat de proves de Client<text:tab/>42</text:p>
          <text:p text:style-name="P197">6.2.1.-Introducció<text:tab/>42</text:p>
          <text:p text:style-name="P197">6.2.2.-Crear Autoritat de Certificació<text:tab/>42</text:p>
          <text:p text:style-name="P197">6.2.3.-Afegir certificat arrel de l'Autoritat de Confiança dins jboss.truststore<text:tab/>42</text:p>
          <text:p text:style-name="P197">6.2.4.-Crear un certificat d'usuari de l'autoritat certificadora de proves<text:tab/>43</text:p>
          <text:p text:style-name="P196">6.3.-Configurar OpenOffice com a servei en Linux<text:tab/>44</text:p>
          <text:p text:style-name="P197">6.3.1.-Instal·lar OpenOffice<text:tab/>44</text:p>
          <text:p text:style-name="P197">6.3.2.-Arrancar OpenOffice com a Servei<text:tab/>44</text:p>
          <text:p text:style-name="P197">6.3.3.-Script per Arrancar OpenOffice com a Servei<text:tab/>45</text:p>
          <text:p text:style-name="P196">6.4.-Tamany de PDF suportat<text:tab/>46</text:p>
          <text:p text:style-name="P197">6.4.1.-Pujada de PDF des de entorn WEB<text:tab/>46</text:p>
          <text:p text:style-name="P197">6.4.2.-Pujada de PDF des de entorn WebServices<text:tab/>46</text:p>
          <text:p text:style-name="P197">6.4.3.-Firma de Fitxers des del Mòdul de firma MiniApplet com Applet<text:tab/>47</text:p>
          <text:p text:style-name="P196">6.5.-Gestió de Rols a traves de triggers Oracle<text:tab/>47</text:p>
          <text:p text:style-name="P196">6.6.-Configurar JBoss com a Servei en Linux<text:tab/>49</text:p>
          <text:p text:style-name="P196">6.7.-Errors execució JBOSS<text:tab/>49</text:p>
          <text:p text:style-name="P197">6.7.1.-Error: No ManagedConnections available within configured blocking timeout<text:tab/>49</text:p>
          <text:p text:style-name="P197">6.7.2.-Error: Ha tardat massa temps en firmar la petició i ha expirat el temps.<text:tab/>50</text:p>
        </text:index-body>
      </text:table-of-content>
      <text:p text:style-name="Text_20_body"/>
      <text:p text:style-name="P106"/>
      <text:p text:style-name="Text_20_body"/>
      <text:p text:style-name="Text_20_body"/>
      <text:p text:style-name="Text_20_body"/>
      <text:h text:style-name="Heading_20_1" text:outline-level="1">Introducció</text:h>
      <text:p text:style-name="P64"/>
      <text:p text:style-name="P64"/>
      <text:p text:style-name="P67"><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3203549660202682699" text:style-name="L1">
        <text:list-item>
          <text:p text:style-name="P167">Com a SO emprarem un Linux (Ubuntu) i les comandes que es mostren són per aquest sistema, encara que són fàcilment exportable a altres SO com Windows.</text:p>
        </text:list-item>
        <text:list-item>
          <text:p text:style-name="P167">El sgbd serà PostgreSQL , encara que es poden fer algunes referències a altres com oracle. </text:p>
        </text:list-item>
        <text:list-item>
          <text:p text:style-name="P167">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67">PortaFIB en mode JAAS, permet el login autenticant-se de forma BASIC i/o CLIENT-CERT (aquests modes depenen del tipus de compilació realitzada sobre el codi font)</text:p>
        </text:list-item>
      </text:list>
      <text:p text:style-name="P67"/>
      <text:p text:style-name="P67"><text:tab/>Com a primera tasca, hem d'aconseguir un binari del producte PortaFIB. Per això hi ha dues alternatives.</text:p>
      <text:p text:style-name="P108">(A) COMPILAR CODI FONT: S'han de seguir les instruccions del punt “<text:bookmark-ref text:reference-format="number-all-superior" text:ref-name="__RefNumPara__1225_1457230152">6.1.-</text:bookmark-ref><text:bookmark-ref text:reference-format="text" text:ref-name="__RefNumPara__1225_1457230152">Compilar PortaFIB des de Git de GitHub</text:bookmark-ref>“ d'aquest document per generar el binari a partir del codi font</text:p>
      <text:p text:style-name="P109"><text:span text:style-name="T2">(B) DESCARREGAR BINARI: Accedint al projecte portafib de GitHub, podem descarregar el binaris corresponents. A</text:span><text:span text:style-name="T3">ccedir via web a la següent adreça https://github.com/GovernIB/portafib/tree/binaris/portafib-1.0/portafib-1.0.0/bin i descarregar el fitxer de la versió desitjada. Després descomprimir el zip en l'arrel del nostre home.</text:span></text:p>
      <text:p text:style-name="P146"/>
      <text:p text:style-name="P67"><text:tab/>Una vegada seguides les passes del punt (A) o (B) obtindrem en el nostre “home” un directori <text:s/>$HOME/portafib amb tots els fitxers necessaris per a la instal·lació.</text:p>
      <text:p text:style-name="P67"/>
      <text:h text:style-name="Heading_20_1" text:outline-level="1">Configurar JBOSS</text:h>
      <text:p text:style-name="P64"/>
      <text:h text:style-name="P181" text:outline-level="2">Instal·lació de JBoss</text:h>
      <text:p text:style-name="P64"/>
      <text:p text:style-name="P67"><text:tab/>Es requereix un JBoss 5.1/5.2 amb el parxe de CXF per poder córrer l'aplicació, i per això <text:soft-page-break/>necessitarem un JDK 1.6<text:note text:id="ftn1" text:note-class="footnote"><text:note-citation>1</text:note-citation><text:note-body><text:p text:style-name="P162"><text:s text:c="3"/>En el nostre cas empram 1.6.0_33-b05</text:p></text:note-body></text:note> per fer-ho funcionar. No s'ha provat si aquest producte funciona correctament en versions superiors tant de JBoss com de Màquina Virtual Java. </text:p>
      <text:p text:style-name="P64"/>
      <text:p text:style-name="P67"><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45"><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67"><text:tab/>El patch CXF el podem descarregar de http://download.jboss.org/jbossws/jbossws-cxf-3.4.0.GA.zip. L'hem de descomprimir dins la carpeta arrel del JBoss i seguir les instruccions detallades dins la subcarpeta doc. <text:span text:style-name="T23">NOTA: S'ha d'executar l'ant amb el paràmetre -Dspring=false.</text:span></text:p>
      <text:p text:style-name="P64"><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64"><text:tab/>Per millorar els scripts farem ús d'una variable d'entorn per apuntar al nostre servidor JBoss:</text:p>
      <text:p text:style-name="P64"/>
      <table:table table:name="Taula3" table:style-name="Taula3">
        <table:table-column table:style-name="Taula3.A"/>
        <table:table-row>
          <table:table-cell table:style-name="Taula3.A1" office:value-type="string">
            <text:p text:style-name="P20">$ <text:s/>export JBOSS=<text:span text:style-name="T2">/usr/local/jboss-as</text:span></text:p>
          </table:table-cell>
        </table:table-row>
      </table:table>
      <text:p text:style-name="P64"/>
      <text:p text:style-name="P64"/>
      <text:p text:style-name="P64"><text:tab/>Es deixa en mans de l'administrador de sistemes la instal·lació del JDK i la configuració del JBoss com a servei.</text:p>
      <text:p text:style-name="P64"/>
      <table:table table:name="Taula4" table:style-name="Taula4">
        <table:table-column table:style-name="Taula4.A"/>
        <table:table-column table:style-name="Taula4.B"/>
        <table:table-row>
          <table:table-cell table:style-name="Taula4.A1" office:value-type="string">
            <text:p text:style-name="P154"><text:s/><draw:frame draw:style-name="fr5" draw:name="gràfics1" text:anchor-type="as-char" svg:width="1.339cm" svg:height="1.339cm" draw:z-index="118"><draw:image xlink:href="Pictures/10000201000000330000003367444CDA.png" xlink:type="simple" xlink:show="embed" xlink:actuate="onLoad"/></draw:frame></text:p>
          </table:table-cell>
          <table:table-cell table:style-name="Taula4.B1" office:value-type="string">
            <text:p text:style-name="P124">En l'entorn de la CAIB (Govern Balear) <text:s/>es requereixen els següents productes:</text:p>
            <text:list xml:id="list7102027381413167013" text:style-name="L2">
              <text:list-item>
                <text:p text:style-name="P207">JBoss 5.2.0 AS</text:p>
              </text:list-item>
              <text:list-item>
                <text:p text:style-name="P207">Llibreries de Serveis Web Apache CXF específiques per JBoss 5.2.0 AS (jboss-ep-ws-cxf-5.2.0-installer.zip)</text:p>
              </text:list-item>
              <text:list-item>
                <text:p text:style-name="P207">Aplicar el <text:s/>paquet d'adequació de l'entorn JBoss per a la CAIB (versió 1.6.2): jboss-patch-1.6.2</text:p>
              </text:list-item>
            </text:list>
          </table:table-cell>
        </table:table-row>
      </table:table>
      <text:p text:style-name="P67"/>
      <text:p text:style-name="P64"/>
      <text:p text:style-name="P64"/>
      <text:h text:style-name="Heading_20_2" text:outline-level="2">Configurar Servidor JBoss</text:h>
      <text:h text:style-name="Heading_20_3" text:outline-level="3">Directori de PortaFIB</text:h>
      <text:p text:style-name="P67"><text:tab/>En JBoss el directori on es guarden per defecte les aplicacions (ears) és el directori de DEPLOY ($JBOSS/server/defualt/deploy). En el nostre cas el que farem serà crear un altra directori de deploy per simplificar la instal·lació. </text:p>
      <text:p text:style-name="P64"/>
      <text:p text:style-name="Standard"><text:span text:style-name="T2"><text:tab/>Editarem el fitxer $JBOSS/</text:span>server/default/conf/bootstrap/profile.xml i afegirem una nova línia <text:s/><text:soft-page-break/>tal i com és mostra a continuació:</text:p>
      <text:p text:style-name="P64"/>
      <text:p text:style-name="P64"/>
      <table:table table:name="Tabla4" table:style-name="Tabla4">
        <table:table-column table:style-name="Tabla4.A"/>
        <table:table-row table:style-name="Tabla4.1">
          <table:table-cell table:style-name="Tabla4.A1" office:value-type="string">
            <text:p text:style-name="P80">...</text:p>
            <text:p text:style-name="P80">property name="applicationURIs"&gt;</text:p>
            <text:p text:style-name="P80"><text:tab/>&lt;list elementClass="java.net.URI"&gt;</text:p>
            <text:p text:style-name="P80"><text:tab/><text:tab/>&lt;value&gt;${jboss.server.home.url}deploy&lt;/value&gt;</text:p>
            <text:p text:style-name="P80"><text:tab/><text:tab/><text:span text:style-name="T23">&lt;value&gt;${jboss.server.home.url}deployportafib&lt;/value&gt;</text:span></text:p>
            <text:p text:style-name="P80"><text:tab/>&lt;/list&gt;</text:p>
            <text:p text:style-name="P80">&lt;/property&gt;</text:p>
            <text:p text:style-name="P80">...</text:p>
          </table:table-cell>
        </table:table-row>
      </table:table>
      <text:p text:style-name="P64"/>
      <text:p text:style-name="P64"/>
      <text:p text:style-name="P64">I finalment crearem el nou directori deployportafib:</text:p>
      <text:p text:style-name="P64"/>
      <table:table table:name="Tabla18" table:style-name="Tabla18">
        <table:table-column table:style-name="Tabla18.A"/>
        <table:table-row>
          <table:table-cell table:style-name="Tabla18.A1" office:value-type="string">
            <text:p text:style-name="P80">$ sudo mkdir -p $JBOSS/server/default/deployportafib</text:p>
          </table:table-cell>
        </table:table-row>
      </table:table>
      <text:p text:style-name="P84"/>
      <text:p text:style-name="P64"><text:span text:style-name="T34"/></text:p>
      <text:p text:style-name="P85"/>
      <text:h text:style-name="Heading_20_3" text:outline-level="3">Publicar Ports a peticions externes</text:h>
      <text:p text:style-name="Text_20_body"><text:tab/>Si volem que el nostres jboss sigui accessible des de forà del nostre propi ordinador llavors heu d'ediar el fitxer <text:span text:style-name="T28">run.conf (o run.conf.bat si estam amb Windows) de $JBOSS/bin i afegir la </text:span><text:span text:style-name="T28">següent línia:</text:span></text:p>
      <text:p text:style-name="P85"/>
      <table:table table:name="Tabla14" table:style-name="Tabla14">
        <table:table-column table:style-name="Tabla14.A"/>
        <table:table-row>
          <table:table-cell table:style-name="Tabla14.A1" office:value-type="string">
            <text:p text:style-name="P19">set "JAVA_OPTS=%JAVA_OPTS% -Djboss.bind.address=0.0.0.0"</text:p>
          </table:table-cell>
        </table:table-row>
      </table:table>
      <text:p text:style-name="P85"/>
      <text:h text:style-name="Heading_20_3" text:outline-level="3">Requeriments de memòria</text:h>
      <text:p text:style-name="P86"><text:tab/>Es recomada donar la major memòria possible al JBoss ja que Portafib és una aplicació web bastant pesada. Obrir run.conf (o run.conf.bat si estam amb Windows) de $JBOSS/bin i editar els parametres -Xms i Xmx i posar-li aquests valors:</text:p>
      <text:p text:style-name="P85"/>
      <table:table table:name="Tabla12" table:style-name="Tabla12">
        <table:table-column table:style-name="Tabla12.A"/>
        <table:table-row>
          <table:table-cell table:style-name="Tabla12.A1" office:value-type="string">
            <text:p text:style-name="P19">-Xms512m -Xmx2048m -XX:MaxPermSize=256m</text:p>
          </table:table-cell>
        </table:table-row>
      </table:table>
      <text:p text:style-name="P85"/>
      <text:p text:style-name="P86"><text:tab/>Segons el tamany de Fitxers a ser enviats via WebServices s'haurà de modificar aquesta condifuració segons les taules descrites en el punt "<text:bookmark-ref text:reference-format="number-all-superior" text:ref-name="__RefNumPara__3146_1038774099">6.4.2.-</text:bookmark-ref><text:bookmark-ref text:reference-format="text" text:ref-name="__RefNumPara__3146_1038774099">Pujada de PDF des de entorn WebServices</text:bookmark-ref>"</text:p>
      <text:p text:style-name="P85"/>
      <text:h text:style-name="Heading_20_3" text:outline-level="3">Permetre consultes sobre múltiples Datasources</text:h>
      <text:p text:style-name="P85"/>
      <text:p text:style-name="P85"><text:tab/>S'ha d'editar el fitxer $JBOSS\server\default\conf\jbossts-properties.xml i cercar l'entrada &lt;properties depends="arjuna" name="jta"&gt; i just després afegir la següent línia:</text:p>
      <text:p text:style-name="P85"/>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85"><text:soft-page-break/></text:p>
      <text:p text:style-name="P85">NOTA: Revisar que l'entrada anterior no estigui donada d'alta. Si hi fos canviar el valor a "true"</text:p>
      <text:p text:style-name="P85"/>
      <text:h text:style-name="Heading_20_3" text:outline-level="3">Autenticador WSBASIC</text:h>
      <text:p text:style-name="P90"/>
      <table:table table:name="Taula5" table:style-name="Taula5">
        <table:table-column table:style-name="Taula5.A"/>
        <table:table-column table:style-name="Taula5.B"/>
        <table:table-row>
          <table:table-cell table:style-name="Taula5.A1" office:value-type="string">
            <text:p text:style-name="P154"><text:s/><draw:frame draw:style-name="fr5" draw:name="gràfics2" text:anchor-type="as-char" svg:width="1.339cm" svg:height="1.339cm" draw:z-index="119"><draw:image xlink:href="Pictures/10000201000000330000003367444CDA.png" xlink:type="simple" xlink:show="embed" xlink:actuate="onLoad"/></draw:frame></text:p>
          </table:table-cell>
          <table:table-cell table:style-name="Taula5.B1" office:value-type="string">
            <text:p text:style-name="P124">En l'entorn de la CAIB (Govern Balear) <text:s/>aquest punt s'ha d'ometre ja que el patch de la CAIB ja configura els autenticadors.</text:p>
          </table:table-cell>
        </table:table-row>
      </table:table>
      <text:p text:style-name="P85"/>
      <text:p text:style-name="P85"><text:tab/>S'ha d'obrir el fitxer $JBOSS]/server/default/deployers/jbossweb.deployer/META-INF/war-deployers-jboss-beans.xml. S'ha de cercar un bloc xml <text:s/>"&lt;property name="authenticators"&gt;" i dins aquest bloc s'ha d'inserir un nou autenticador:</text:p>
      <text:p text:style-name="P85"/>
      <table:table table:name="Taula6" table:style-name="Taula6">
        <table:table-column table:style-name="Taula6.A"/>
        <table:table-row>
          <table:table-cell table:style-name="Taula6.A1" office:value-type="string">
            <text:p text:style-name="P18"><text:tab/>&lt;entry&gt;</text:p>
            <text:p text:style-name="P18"><text:s text:c="10"/>&lt;key&gt;WSBASIC&lt;/key&gt;</text:p>
            <text:p text:style-name="P18"><text:s text:c="10"/>&lt;value&gt;org.apache.catalina.authenticator.BasicAuthenticator&lt;/value&gt;</text:p>
            <text:p text:style-name="P18"><text:s text:c="6"/>&lt;/entry&gt; </text:p>
          </table:table-cell>
        </table:table-row>
      </table:table>
      <text:p text:style-name="P85"/>
      <text:p text:style-name="P85"/>
      <text:p text:style-name="P85"/>
      <text:h text:style-name="Heading_20_3" text:outline-level="3">Configurar JBoss com a Servei</text:h>
      <text:p text:style-name="P85"/>
      <text:p text:style-name="P86"><text:tab/>Opcionalment és pot configurar que JBoss s'arranqui com a servei de forma desatesa. En l'annex "<text:bookmark-ref text:reference-format="number-all-superior" text:ref-name="__RefHeading__4339_1589665027">6.6.-</text:bookmark-ref><text:bookmark-ref text:reference-format="text" text:ref-name="__RefHeading__4339_1589665027">Configurar JBoss com a Servei en Linux</text:bookmark-ref>" s'explica com fer-ho per un entorn Linux.</text:p>
      <text:p text:style-name="P85"/>
      <text:p text:style-name="P85"/>
      <text:h text:style-name="Heading_20_2" text:outline-level="2">Fitxers de Configuració</text:h>
      <text:p text:style-name="P84"/>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text:span><text:span text:style-name="T2">descarregar el driver (fitxer jar) corresponent a la nostre versió d'oracle i copiar-ho dins</text:span><text:span text:style-name="T19"> $JBOSS/server/default/lib/.</text:span></text:p>
      <text:p text:style-name="P84"/>
      <text:h text:style-name="Heading_20_4" text:outline-level="4">PostgreSQL</text:h>
      <text:p text:style-name="P115"><text:span text:style-name="T27"><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27">http://jdbc.postgresql.org/download/postgresql-8.4-703.jdbc3.jar</text:span></text:a><text:span text:style-name="T27"> i copiar-ho dins el directori </text:span><text:span text:style-name="T27">de llibreries del JBOSS: <text:s/>$JBOSS/server/default/lib/.</text:span></text:p>
      <text:p text:style-name="P84"><text:soft-page-break/></text:p>
      <text:h text:style-name="Heading_20_3" text:outline-level="3"><text:bookmark-start text:name="__RefNumPara__2194_394026072"/>Fitxer de Propietats<text:bookmark-end text:name="__RefNumPara__2194_394026072"/></text:h>
      <text:p text:style-name="P84"/>
      <text:list xml:id="list7051145027100461091" text:style-name="L3">
        <text:list-header>
          <text:p text:style-name="P178">Aquest fitxer serveix per definir la configuració del PortaFIB. Podem trobar una plantilla d'aquest fitxer a $HOME/portafib/scripts/config/portafib-properties-service.xml. Aquest fitxer el copiarem a $JBOSS/server/default/deployportafib:</text:p>
        </text:list-header>
      </text:list>
      <text:p text:style-name="P64"/>
      <table:table table:name="Tabla17" table:style-name="Tabla17">
        <table:table-column table:style-name="Tabla17.A"/>
        <table:table-row table:style-name="Tabla17.1">
          <table:table-cell table:style-name="Tabla17.A1" office:value-type="string">
            <text:p text:style-name="P18">$ sudo cp <text:span text:style-name="T1">$HOME/portafib/scripts/config/portafib-properties-service.xml <text:s/>$JBOSS/server/default/deployportafib</text:span></text:p>
          </table:table-cell>
        </table:table-row>
      </table:table>
      <text:p text:style-name="P64"/>
      <text:p text:style-name="P64"/>
      <table:table table:name="Taula8" table:style-name="Taula8">
        <table:table-column table:style-name="Taula8.A"/>
        <table:table-column table:style-name="Taula8.B"/>
        <table:table-row>
          <table:table-cell table:style-name="Taula8.A1" office:value-type="string">
            <text:p text:style-name="P154"><text:s/><draw:frame draw:style-name="fr5" draw:name="gràfics3" text:anchor-type="as-char" svg:width="1.339cm" svg:height="1.339cm" draw:z-index="110"><draw:image xlink:href="Pictures/10000201000000330000003367444CDA.png" xlink:type="simple" xlink:show="embed" xlink:actuate="onLoad"/></draw:frame></text:p>
          </table:table-cell>
          <table:table-cell table:style-name="Taula8.B1" office:value-type="string">
            <text:p text:style-name="P124">En l'entorn de la CAIB (Govern Balear) <text:s/>aquest fitxer ha d'anar encapsulat dins un fitxer portafib.sar seguint la següent <text:s/>estructura:</text:p>
            <text:p text:style-name="P155"><text:s text:c="7"/>portafib.sar</text:p>
            <text:p text:style-name="P157"><text:span text:style-name="T35"><text:s text:c="7"/></text:span><text:span text:style-name="T35"><text:s text:c="2"/></text:span><text:span text:style-name="T36">└- META-INF</text:span></text:p>
            <text:p text:style-name="P157"><text:span text:style-name="T37"><text:s text:c="10"/></text:span><text:span text:style-name="T15">├- jboss-service.xml</text:span></text:p>
            <text:p text:style-name="P157"><text:span text:style-name="T15"><text:s text:c="10"/></text:span><text:span text:style-name="T37">└</text:span><text:span text:style-name="T36">-</text:span><text:span text:style-name="T37"> MANIFEST.MF</text:span></text:p>
            <text:p text:style-name="P123"/>
            <text:p text:style-name="P126">on jboss-service.xml és el fitxer portafib-properties-service.xml renombrat i MANIFEST.MF és un fitxer que conté les dades bàsiquest d'un MANIFIEST:</text:p>
            <table:table table:name="Taula9" table:style-name="Taula9">
              <table:table-column table:style-name="Taula9.A"/>
              <table:table-row table:style-name="Taula9.1">
                <table:table-cell table:style-name="Taula9.A1" office:value-type="string">
                  <text:p text:style-name="P38">Manifest-Version: 1.0</text:p>
                  <text:p text:style-name="P38">Archiver-Version: Plexus Archiver</text:p>
                  <text:p text:style-name="P38">Created-By: Apache Maven</text:p>
                  <text:p text:style-name="P38">Built-By: &lt;&lt;author&gt;&gt;</text:p>
                  <text:p text:style-name="P38">Build-Jdk: 1.6.0_31</text:p>
                </table:table-cell>
              </table:table-row>
            </table:table>
            <text:p text:style-name="P126"/>
          </table:table-cell>
        </table:table-row>
      </table:table>
      <text:p text:style-name="P64"/>
      <text:p text:style-name="P64"/>
      <text:h text:style-name="Heading_20_4" text:outline-level="4"><text:bookmark-start text:name="__RefNumPara__3295_1851204452"/>Propietats Generals PortaFIB<text:bookmark-end text:name="__RefNumPara__3295_1851204452"/></text:h>
      <text:p text:style-name="P64">En aquest fitxer hi ha algunes propietats que requereixen de la intervenció de l'administrador:</text:p>
      <text:p text:style-name="P64"/>
      <table:table table:name="Tabla38" table:style-name="Tabla38">
        <table:table-column table:style-name="Tabla38.A"/>
        <table:table-column table:style-name="Tabla38.B"/>
        <table:table-row table:style-name="Tabla38.1">
          <table:table-cell table:style-name="Tabla38.A1" office:value-type="string">
            <text:p text:style-name="P33">Nom</text:p>
          </table:table-cell>
          <table:table-cell table:style-name="Tabla38.B1" office:value-type="string">
            <text:p text:style-name="P33">Descripció</text:p>
          </table:table-cell>
        </table:table-row>
        <table:table-row table:style-name="Tabla38.1">
          <table:table-cell table:style-name="Tabla38.A2" office:value-type="string">
            <text:p text:style-name="P64">es.caib.portafib.iscaib</text:p>
          </table:table-cell>
          <table:table-cell table:style-name="Tabla38.B2" office:value-type="string">
            <text:p text:style-name="P64"><text:s/>Propietat que indica als projectes que activin les característiques especials requerides en l'entorn de la CAIB (Govern Balear) si val true. Si no estam dins l'entorn CAIB, llavors ha de valer “false”.</text:p>
          </table:table-cell>
        </table:table-row>
        <text:soft-page-break/>
        <table:table-row table:style-name="Tabla38.1">
          <table:table-cell table:style-name="Tabla38.A2" office:value-type="string">
            <text:p text:style-name="P35">es.caib.portafib.hibernate.*</text:p>
          </table:table-cell>
          <table:table-cell table:style-name="Tabla38.B2" office:value-type="string">
            <text:p text:style-name="P64"><text:span text:style-name="T31">Propietats de Configuració Hibernate</text:span>: Estableix les propietats de configuració de Hibernate. Les dues propietats més importants són:</text:p>
            <text:list xml:id="list9136834514254041778" text:style-name="L4">
              <text:list-item>
                <text:p text:style-name="P168"><text:s text:c="3"/>es.caib.portafib.hibernate.dialect</text:p>
              </text:list-item>
              <text:list-item>
                <text:p text:style-name="P168"><text:s text:c="3"/>es.caib.portafib.hibernate.query.substitutions</text:p>
              </text:list-item>
            </text:list>
            <text:p text:style-name="P64"><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35">es.caib.portafib.filesdirectory</text:p>
          </table:table-cell>
          <table:table-cell table:style-name="Tabla38.B2" office:value-type="string">
            <text:p text:style-name="P64"><text:span text:style-name="T23">Directori d'emmagatzemament de Fitxers</text:span>: PortaFIB necessita un directori on guardar tots els fitxers ja que aquests no es guarden en base de dades. Per això s'ha de definir la propietat<text:span text:style-name="T34"> </text:span><text:span text:style-name="T20">es.caib.portafib.filesdirectory</text:span><text:span text:style-name="T34"> que apunti a un directori existent i amb espai suficient per guardar tots els fitxers. Crearem un directori /portafibfiles i inicialitzarem aquesta propietat a </text:span><text:span text:style-name="T20">es.caib.portafib.filesdirectory</text:span><text:span text:style-name="T34">=/portafibfiles. Un exemple de ruta windows podria ser la següent: </text:span><text:span text:style-name="T20">es.caib.portafib.filesdirectory</text:span><text:span text:style-name="T34">=c:\\tmp\\portafibfiles. Si estam carregant la BBDD de demo, llavors és el lloc on ficarem els fitxers associats amb les dades de prova, per això executarem la següent comanda $unzip $HOME/portafib/portafibfiles.zip -d /portafibfiles. </text:span><text:span text:style-name="T24">NOTA IMPORTANT:</text:span><text:span text:style-name="T34"> El directori elegit ha d'estar en la mateixa unitat lògica (o sigui el mateix disc dur i partició) que el directori temporal elegit pel JBoss. Més concretament en Linux, el directori /tmp a vegades apunta a una unitat virtual en memòria simulant ser una altre partició, cosa que fa que PortaFIB doni errors: fer que /tmp sigui un directori real.</text:span></text:p>
          </table:table-cell>
        </table:table-row>
        <text:soft-page-break/>
        <table:table-row table:style-name="Tabla38.1">
          <table:table-cell table:style-name="Tabla38.A2" office:value-type="string">
            <text:p text:style-name="P35">es.caib.portafib.filesystemmanagerclass</text:p>
            <text:p text:style-name="P35"/>
          </table:table-cell>
          <table:table-cell table:style-name="Tabla38.B2" office:value-type="string">
            <text:p text:style-name="P64"><text:span text:style-name="T22">Nou a 2.0.0</text:span><text:span text:style-name="T18"> <text:s/>Opcional. Per defecte val org.fundaciobit.genapp.common.filesystem.SimpleFileSystemManager. Modificant aquesta propietat </text:span><text:s/>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n estructura de 3 directoris, el fitxer amb ID 206395 es guardaria en [“es.caib.portafib.filesdirectory”]\3\9\5\206395.</text:p>
            <text:p text:style-name="P64"/>
            <text:p text:style-name="P64">Si es té el filesystem clàssic i es vol passar a tres subdirectoris, llavors s'han de seguir les passes descrites en el punt “Migracio de 1.1.4 a 2.0.0” del document “Manual_de_Migracio_de_Versions_de_PortaFIB”</text:p>
          </table:table-cell>
        </table:table-row>
        <table:table-row table:style-name="Tabla38.1">
          <table:table-cell table:style-name="Tabla38.A2" office:value-type="string">
            <text:p text:style-name="P48">es.caib.portafib.url</text:p>
            <text:p text:style-name="P57">(PortaFIB 1.1.0 Deprecat 12/01/2016: Migrat a Propietats Globals del menú d'Administrador)</text:p>
          </table:table-cell>
          <table:table-cell table:style-name="Tabla38.B2" office:value-type="string">
            <text:p text:style-name="P43">És l'adreça pública d'accés al portafirmes:</text:p>
            <text:p text:style-name="P44"><text:span text:style-name="T19">es.caib.</text:span>portafib.url=http://localhost:8080/portafib</text:p>
          </table:table-cell>
        </table:table-row>
        <table:table-row table:style-name="Tabla38.1">
          <table:table-cell table:style-name="Tabla38.A2" office:value-type="string">
            <text:p text:style-name="P95">es.caib.portafib.email.from</text:p>
            <text:p text:style-name="P57">(PortaFIB 1.1.0 Deprecat 12/01/2016: Migrat a Propietats Globals del menú d'Administrador)</text:p>
          </table:table-cell>
          <table:table-cell table:style-name="Tabla38.B2" office:value-type="string">
            <text:p text:style-name="P43">És l'adreça d'email des d'on s'enviaran les notificacions per correu als usuaris:</text:p>
            <text:p text:style-name="P94"><text:span text:style-name="T19">es.caib.</text:span>portafib.email.from=portafib@portafib.org</text:p>
          </table:table-cell>
        </table:table-row>
        <table:table-row table:style-name="Tabla38.1">
          <table:table-cell table:style-name="Tabla38.A2" office:value-type="string">
            <text:p text:style-name="P35">es.caib.portafib.defaultlanguage</text:p>
          </table:table-cell>
          <table:table-cell table:style-name="Tabla38.B2" office:value-type="string">
            <text:p text:style-name="Table_20_Contents">Idioma per defecte. Valors possibles poden ser “ca” per català i “es” per castellà.</text:p>
            <text:p text:style-name="P34"><text:span text:style-name="T19">es.caib.</text:span>portafib.defaultlanguage=ca</text:p>
          </table:table-cell>
        </table:table-row>
        <table:table-row table:style-name="Tabla38.1">
          <table:table-cell table:style-name="Tabla38.A2" office:value-type="string">
            <text:p text:style-name="P48">es.caib.portafib.defaultentity</text:p>
            <text:p text:style-name="P57">(PortaFIB 1.1.0 Deprecat 12/01/2016: Migrat a Propietats Globals del menú d'Administrador)</text:p>
          </table:table-cell>
          <table:table-cell table:style-name="Tabla38.B2" office:value-type="string">
            <text:p text:style-name="P43">Si val null indicam que l'Administrador d'Entitat ha de donar d'alta la persona i després l'usuari-entitat associat a aquella persona.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table-cell table:style-name="Taula10.A1" office:value-type="string">
                  <text:p text:style-name="P154"><text:s/><draw:frame draw:style-name="fr5" draw:name="gràfics4" text:anchor-type="as-char" svg:width="1.339cm" svg:height="1.339cm" draw:z-index="113"><draw:image xlink:href="Pictures/10000201000000330000003367444CDA.png" xlink:type="simple" xlink:show="embed" xlink:actuate="onLoad"/></draw:frame></text:p>
                </table:table-cell>
                <table:table-cell table:style-name="Taula10.B1" office:value-type="string">
                  <text:p text:style-name="P127">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ext:soft-page-break/>
        <table:table-row table:style-name="Tabla38.1">
          <table:table-cell table:style-name="Tabla38.A2" office:value-type="string">
            <text:p text:style-name="P48">es.caib.portafib.defaultrolesincreation</text:p>
            <text:p text:style-name="P57">(PortaFIB 1.1.0 Deprecat 12/01/2016: Migrat a Propietats Globals del menú d'Administrador)</text:p>
          </table:table-cell>
          <table:table-cell table:style-name="Tabla38.B2" office:value-type="string">
            <text:p text:style-name="P43">S'utilitza conjuntament amb la propietat <text:span text:style-name="T19">"es.caib.portafib.defaultentity". Indica els roles virtuals a asssignar per defecte a l'usuari-entitat quan aquest es crea automàticament. Es tracta d'una llista de roles separats per comes. Els valors possibles són:</text:span></text:p>
            <text:list xml:id="list1842025970844294301" text:style-name="L5">
              <text:list-item>
                <text:p text:style-name="P175">Sol·licitant: ROLE_SOLI</text:p>
              </text:list-item>
              <text:list-item>
                <text:p text:style-name="P187">Destinatari: ROLE_DEST</text:p>
              </text:list-item>
              <text:list-item>
                <text:p text:style-name="P187">Delegat: ROLE_DELE</text:p>
              </text:list-item>
              <text:list-item>
                <text:p text:style-name="P187">Col·laborador: ROLE_COLA</text:p>
              </text:list-item>
            </text:list>
            <text:p text:style-name="P39"/>
            <table:table table:name="Taula11" table:style-name="Taula11">
              <table:table-column table:style-name="Taula11.A"/>
              <table:table-column table:style-name="Taula11.B"/>
              <table:table-row>
                <table:table-cell table:style-name="Taula11.A1" office:value-type="string">
                  <text:p text:style-name="P154"><text:s/><draw:frame draw:style-name="fr5" draw:name="gràfics5" text:anchor-type="as-char" svg:width="1.339cm" svg:height="1.339cm" draw:z-index="114"><draw:image xlink:href="Pictures/10000201000000330000003367444CDA.png" xlink:type="simple" xlink:show="embed" xlink:actuate="onLoad"/></draw:frame></text:p>
                </table:table-cell>
                <table:table-cell table:style-name="Taula11.B1" office:value-type="string">
                  <text:p text:style-name="P127">En l'entorn de la CAIB (Govern Balear) quan la propietat es.caib.portafib.iscaib=true, llavors a l'usuari-entitat sempre se li assigna el rol Destinatari (ROLE_DEST) independentment del valor d'aquesta propietat.</text:p>
                </table:table-cell>
              </table:table-row>
            </table:table>
            <text:p text:style-name="P39"/>
          </table:table-cell>
        </table:table-row>
        <table:table-row table:style-name="Tabla38.1">
          <table:table-cell table:style-name="Tabla38.A2" office:value-type="string">
            <text:p text:style-name="P35">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4"><text:span text:style-name="T19">es.caib.</text:span>portafib.development=false</text:p>
          </table:table-cell>
        </table:table-row>
        <table:table-row table:style-name="Tabla38.1">
          <table:table-cell table:style-name="Tabla38.A2" office:value-type="string">
            <text:p text:style-name="P47">es.caib.portafib.checknifcertificate</text:p>
            <text:p text:style-name="P57">(PortaFIB 1.1.0 <text:s/>Deprecat 13/11/2015: Mirar propietat "Comprovar NIF després de Firmar" dins l'Entitat)</text:p>
          </table:table-cell>
          <table:table-cell table:style-name="Tabla38.B2" office:value-type="string">
            <text:p text:style-name="P43">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44"><text:span text:style-name="T19">es.caib.</text:span>portafib.checknifcertificate=true</text:p>
          </table:table-cell>
        </table:table-row>
        <table:table-row table:style-name="Tabla38.1">
          <table:table-cell table:style-name="Tabla38.A2" office:value-type="string">
            <text:p text:style-name="P48">es.caib.portafib.maxuploadsizeinbytes<text:note text:id="ftn3" text:note-class="footnote"><text:note-citation>3</text:note-citation><text:note-body><text:p text:style-name="Footnote">Revisar punt <text:bookmark-ref text:reference-format="number-all-superior" text:ref-name="__RefNumPara__2916_1116009198">6.4.-</text:bookmark-ref><text:bookmark-ref text:reference-format="text" text:ref-name="__RefNumPara__2916_1116009198">Tamany de PDF suportat</text:bookmark-ref></text:p></text:note-body></text:note></text:p>
            <text:p text:style-name="P57">(PortaFIB 1.1.0 Deprecat 12/01/2016: Migrat a Propietats Globals del menú d'Administrador)</text:p>
          </table:table-cell>
          <table:table-cell table:style-name="Tabla38.B2" office:value-type="string">
            <text:p text:style-name="P43">Tamany màxim de pujada de fitxers en bytes. No definit o amb valors buit significa sense límit ( <text:span text:style-name="T19">es.caib.</text:span>portafib.maxuploadsizeinbytes=)</text:p>
          </table:table-cell>
        </table:table-row>
        <table:table-row table:style-name="Tabla38.1">
          <table:table-cell table:style-name="Tabla38.A2" office:value-type="string">
            <text:p text:style-name="P35"><text:span text:style-name="T40">es.caib.portafib.maxfitxeradaptatsizeinbytes</text:span><text:note text:id="ftn4" text:note-class="footnote"><text:note-citation>4</text:note-citation><text:note-body><text:p text:style-name="Footnote">Revisar punt <text:bookmark-ref text:reference-format="number-all-superior" text:ref-name="__RefNumPara__2916_1116009198">6.4.-</text:bookmark-ref><text:bookmark-ref text:reference-format="text" text:ref-name="__RefNumPara__2916_1116009198">Tamany de PDF suportat</text:bookmark-ref></text:p></text:note-body></text:note></text:p>
            <text:p text:style-name="P57">(PortaFIB 1.1.0 Deprecat 12/01/2016: Migrat a Propietats Globals del menú d'Administrador)</text:p>
          </table:table-cell>
          <table:table-cell table:style-name="Tabla38.B2" office:value-type="string">
            <text:p text:style-name="P43">Tamany màxim del fitxer PDF una vegada se li han afegit els annexes i taula de firmes. No definit significa sense límit (<text:span text:style-name="T19">es.caib.</text:span>portafib.maxfitxeradaptatsizeinbytes=)</text:p>
          </table:table-cell>
        </table:table-row>
        <table:table-row table:style-name="Tabla38.1">
          <table:table-cell table:style-name="Tabla38.A2" office:value-type="string">
            <text:p text:style-name="P35">es.caib.portafib.encryptkey</text:p>
          </table:table-cell>
          <table:table-cell table:style-name="Tabla38.B2" office:value-type="string">
            <text:p text:style-name="Table_20_Contents">Clau per encriptar l'identificador del fitxers a descarregar (IMPORTANT tamany de 16 caràcters):</text:p>
            <text:p text:style-name="P34"><text:span text:style-name="T19">es.caib.</text:span>portafib.encryptkey=portafibportafib</text:p>
          </table:table-cell>
        </table:table-row>
        <text:soft-page-break/>
        <table:table-row table:style-name="Tabla38.1">
          <table:table-cell table:style-name="Tabla38.A2" office:value-type="string">
            <text:p text:style-name="P48">es.caib.portafib.name</text:p>
            <text:p text:style-name="P57">(PortaFIB 1.1.0 Deprecat 12/01/2016: Eliminada ja que no s'usava)</text:p>
          </table:table-cell>
          <table:table-cell table:style-name="Tabla38.B2" office:value-type="string">
            <text:p text:style-name="P43">Nom de l'aplicació PortaFIB:</text:p>
            <text:p text:style-name="P44"><text:span text:style-name="T19">es.caib.</text:span>portafib.name=PortaFIB</text:p>
          </table:table-cell>
        </table:table-row>
        <table:table-row table:style-name="Tabla38.1">
          <table:table-cell table:style-name="Tabla38.A2" office:value-type="string">
            <text:p text:style-name="P48">es.caib.portafib.editableuser</text:p>
            <text:p text:style-name="P57">(PortaFIB 1.1.0 Deprecat 12/01/2016: Migrat a Propietats Globals del menú d'Administrador)</text:p>
          </table:table-cell>
          <table:table-cell table:style-name="Tabla38.B2" office:value-type="string">
            <text:p text:style-name="P43">Si està a true permet als usuaris editar l'email <text:s/>dels usuari-persona i usuaris-entitats, així com el logo dels usuaris-entitat. En cas contrari, únicament és l'administrador d'entitat que pot fer canvis en aquest camps</text:p>
            <text:p text:style-name="P44"><text:span text:style-name="T19">es.caib.</text:span>portafib.editableuser=false</text:p>
          </table:table-cell>
        </table:table-row>
        <table:table-row table:style-name="Tabla38.1">
          <table:table-cell table:style-name="Tabla38.A2" office:value-type="string">
            <text:p text:style-name="P47">es.caib.portafib.defaultsignalgorithmid</text:p>
            <text:p text:style-name="P57">(PortaFIB 1.1.0 <text:s/>Deprecat 13/11/2015: Mirar camp "Algorisme de Firma" dins l'Entitat)</text:p>
          </table:table-cell>
          <table:table-cell table:style-name="Tabla38.B2" office:value-type="string">
            <text:p text:style-name="P43">Camp opcional. Defineix l'identificador de l'algorisme a utilitzar per defecte durant la firma de documents o fitxers. Fa referencia al camp ID de la taula pfi_algorismedefirma. Els valors possibles d'una instal·lació per defecte són:</text:p>
            <text:list xml:id="list45549496586573768" text:style-name="L6">
              <text:list-item>
                <text:p text:style-name="P188">0 = SHA1withRSA</text:p>
              </text:list-item>
              <text:list-item>
                <text:p text:style-name="P188">1 = SHA256withRSA</text:p>
              </text:list-item>
              <text:list-item>
                <text:p text:style-name="P188">2 = SHA384withRSA</text:p>
              </text:list-item>
              <text:list-item>
                <text:p text:style-name="P188">3 = SHA512withRSA</text:p>
              </text:list-item>
            </text:list>
          </table:table-cell>
        </table:table-row>
        <table:table-row table:style-name="Tabla38.1">
          <table:table-cell table:style-name="Tabla38.A2" office:value-type="string">
            <text:p text:style-name="P35">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able:table-row table:style-name="Tabla38.1">
          <table:table-cell table:style-name="Tabla38.A2" office:value-type="string">
            <text:p text:style-name="P48">es.caib.portafib.numberoferrorsinnotificationtosendmail</text:p>
            <text:p text:style-name="P57">(PortaFIB 1.1.0 Deprecat 12/01/2016: Migrat a Propietats Globals del menú d'Administrador)</text:p>
          </table:table-cell>
          <table:table-cell table:style-name="Tabla38.B2" office:value-type="string">
            <text:p text:style-name="P43">Opcional. Indica <text:s/>a partir de quants d'errors en una notificació callback s'enviarà un correu al responsable de l'usuari aplicació. Si no es defineix llavors no s'envia cap correu.</text:p>
          </table:table-cell>
        </table:table-row>
        <table:table-row table:style-name="Tabla38.1">
          <table:table-cell table:style-name="Tabla38.A2" office:value-type="string">
            <text:p text:style-name="P48">es.caib.portafib.numberoferrorstopausenotification</text:p>
            <text:p text:style-name="P57">(PortaFIB 1.1.0 Deprecat 12/01/2016: Migrat a Propietats Globals del menú d'Administrador)</text:p>
          </table:table-cell>
          <table:table-cell table:style-name="Tabla38.B2" office:value-type="string">
            <text:p text:style-name="P43">Opcional. Indica a partir de quants d'errors en una notificació callback aquesta automàticament es pausarà. Si no es defineix llavors no es pausarà automàticament.</text:p>
          </table:table-cell>
        </table:table-row>
        <table:table-row table:style-name="Tabla38.1">
          <table:table-cell table:style-name="Tabla38.A2" office:value-type="string">
            <text:p text:style-name="P48">es.caib.portafib.notificationtimelapse</text:p>
            <text:p text:style-name="P57">(PortaFIB 1.1.0 Deprecat 12/01/2016: Migrat a Propietats Globals del menú d'Administrador)</text:p>
          </table:table-cell>
          <table:table-cell table:style-name="Tabla38.B2" office:value-type="string">
            <text:p text:style-name="P43">Opcional. Valor per defecte 60000ms (1 minut). Ha de ser major de 15000. Temps mínim que s'espera abans de reintentar una notificació ws fallida en ms</text:p>
            <text:p text:style-name="P43">Exemple (15 segons): </text:p>
            <text:p text:style-name="P45">es.caib.portafib.notificationtimelapse=15000</text:p>
          </table:table-cell>
        </table:table-row>
        <table:table-row table:style-name="Tabla38.1">
          <table:table-cell table:style-name="Tabla38.A2" office:value-type="string">
            <text:p text:style-name="P47">es.caib.portafib.applet.signerClass</text:p>
            <text:p text:style-name="P57">(PortaFIB 1.1.0 Deprecat 10/11/2015: S'usen els Mòduls de Firma)</text:p>
          </table:table-cell>
          <table:table-cell table:style-name="Tabla38.B2" office:value-type="string">
            <text:p text:style-name="P43">Indica al PortaFIB quina API emprarem per firmar els documents. Valors possibles són:</text:p>
            <text:list xml:id="list5071646457335161413" text:style-name="L7">
              <text:list-item>
                <text:p text:style-name="P189">Firma de documents emprant @firma:</text:p>
              </text:list-item>
            </text:list>
            <text:p text:style-name="P94">es.caib.portafib.applet.signers.AfirmaSigner</text:p>
            <text:list xml:id="list3129158551495383499" text:style-name="L8">
              <text:list-item>
                <text:p text:style-name="P190">Firma emprant IB-KEY:</text:p>
              </text:list-item>
            </text:list>
            <text:p text:style-name="P44">es.caib.portafib.applet.signers.IBKeySigner</text:p>
          </table:table-cell>
        </table:table-row>
        <text:soft-page-break/>
        <table:table-row table:style-name="Tabla38.1">
          <table:table-cell table:style-name="Tabla38.A2" office:value-type="string">
            <text:p text:style-name="P48">es.caib.portafib.automaticredirect</text:p>
            <text:p text:style-name="P57">(PortaFIB 1.1.0 Deprecat 12/01/2016: Migrat a Propietats Globals del menú d'Administrador)</text:p>
          </table:table-cell>
          <table:table-cell table:style-name="Tabla38.B2" office:value-type="string">
            <text:p text:style-name="P43">Si el valor és true llavors redirecciona segons el contexte:<text:line-break/> <text:s text:c="6"/>(a) Si entra amb http dins /portafib/s llavors redirecciona a /portafib<text:line-break/> <text:s text:c="6"/>(b) Si entra amb https dins /portafib i existeix /portafib/s llavors redirecciona a /portafib/s<text:line-break/>Si el valor és false, llavors no intenta fer cap redirecció.</text:p>
          </table:table-cell>
        </table:table-row>
        <table:table-row table:style-name="Tabla38.1">
          <table:table-cell table:style-name="Tabla38.A2" office:value-type="string">
            <text:p text:style-name="P47">es.caib.portafib.firmatperformat.{<text:span text:style-name="T32">entitat_id</text:span>}.{<text:span text:style-name="T32">idioma</text:span>}</text:p>
            <text:p text:style-name="P57">(PortaFIB 1.1.0 Deprecat 13/11/2015: Mirar propietat "Format de 'Firmat Per'" de l'Entitat)</text:p>
          </table:table-cell>
          <table:table-cell table:style-name="Tabla38.B2" office:value-type="string">
            <text:p text:style-name="P43">Opcional. Format del camp "Firmat Per" de la taula de firmes definit per entitat i per idioma. Els camps disponibles són (s'obtenen del certificat amb el que s'ha fimat):</text:p>
            <text:list xml:id="list2609567813407807259" text:style-name="L9">
              <text:list-item>
                <text:p text:style-name="P194">{0} = NOM</text:p>
              </text:list-item>
              <text:list-item>
                <text:p text:style-name="P194">{1} = LONGITUD NIF</text:p>
              </text:list-item>
              <text:list-item>
                <text:p text:style-name="P194">{2} = NIF</text:p>
              </text:list-item>
              <text:list-item>
                <text:p text:style-name="P194">{3} = EMISSOR</text:p>
              </text:list-item>
              <text:list-item>
                <text:p text:style-name="P194">{4} = LONGITUD CARREC_CERTIFICAT</text:p>
              </text:list-item>
              <text:list-item>
                <text:p text:style-name="P194">{5} = CARREC_CERTIFICAT</text:p>
              </text:list-item>
              <text:list-item>
                <text:p text:style-name="P194">{6} = LONGITUD UNITAT_ADMINISTRATIVA</text:p>
              </text:list-item>
              <text:list-item>
                <text:p text:style-name="P194">{7} = UNITAT_ADMINISTRATIVA</text:p>
              </text:list-item>
            </text:list>
            <text:p text:style-name="P43"/>
            <text:p text:style-name="P43">Exemple de formats per l'entitat caib pels idiomes català i castellà:</text:p>
            <text:p text:style-name="P45">es.caib.portafib.firmatperformat.caib.ca={0}{4,choice,0#|1&amp;lt; - C\u00E0rrec {5}}{6,choice,0#|1&amp;lt; - Unitat {7}}</text:p>
            <text:p text:style-name="P45">es.caib.portafib.firmatperformat.caib.es={0}{4,choice,0#|1&amp;lt; - Cargo {5}}{6,choice,0#|1&amp;lt; - Unidad {7}}</text:p>
            <text:p text:style-name="P129">NOTA: S'han d'escapar els accents i caràcters especials a XML. Per exemple 'à' <text:span text:style-name="T38"></text:span> \u00E0 o '&lt;' <text:s/><text:span text:style-name="T38"></text:span>&amp;lt;</text:p>
          </table:table-cell>
        </table:table-row>
        <text:soft-page-break/>
        <table:table-row table:style-name="Tabla38.1">
          <table:table-cell table:style-name="Tabla38.A2" office:value-type="string">
            <text:p text:style-name="P47">es.caib.portafib.motiudelegacioformat.{<text:span text:style-name="T32">entitat_id</text:span>}.{<text:span text:style-name="T32">idioma</text:span>}</text:p>
            <text:p text:style-name="P57">(PortaFIB 1.1.0 Deprecat 13/11/2015: Mirar propietat "Format del motiu per delegació" de l'Entitat)</text:p>
          </table:table-cell>
          <table:table-cell table:style-name="Tabla38.B2" office:value-type="string">
            <text:p text:style-name="P43">Opcional. Format del camp "Motiu" de la taula de firmes quan es tracta d'una delegació definit per entitat i idioma. Els paràmetres disponibles són:</text:p>
            <text:list xml:id="list1708291886456983589" text:style-name="L10">
              <text:list-item>
                <text:p text:style-name="P191">{0} Nom del delegat</text:p>
              </text:list-item>
              <text:list-item>
                <text:p text:style-name="P191">{1} NIF del delegat</text:p>
              </text:list-item>
              <text:list-item>
                <text:p text:style-name="P191">{2} Nom del destinatari</text:p>
              </text:list-item>
              <text:list-item>
                <text:p text:style-name="P191">{3} NIF del destinatari</text:p>
              </text:list-item>
              <text:list-item>
                <text:p text:style-name="P191">{4} Motiu de la delegació</text:p>
              </text:list-item>
              <text:list-item>
                <text:p text:style-name="P191">{5} Motiu de la petició de firma</text:p>
              </text:list-item>
            </text:list>
            <text:p text:style-name="P43">Exemple de formats per l'entitat caib pels idiomes català i castellà: <text:span text:style-name="T16">es.caib.portafib.motiudelegacioformat.caib.ca=Firma {0} ({1}) per delegaci\u00F3 de {2} ({3}). Motiu: {4}</text:span></text:p>
            <text:p text:style-name="P45">es.caib.portafib.motiudelegacioformat.caib.es=Firma {0} ({1}) por delegaci\u00F3n de {2} ({3}). Motivo: {4}</text:p>
            <text:p text:style-name="P129">NOTA: S'han d'escapar els accents i caràcters especials a XML emprant Unicode. Per exemple 'ó' <text:span text:style-name="T38"></text:span><text:span text:style-name="T30"> \u00F3</text:span></text:p>
          </table:table-cell>
        </table:table-row>
        <table:table-row table:style-name="Tabla38.1">
          <table:table-cell table:style-name="Tabla38.A2" office:value-type="string">
            <text:p text:style-name="P48">es.caib.portafib.entitatidforagentssql</text:p>
            <text:p text:style-name="P57">(PortaFIB 1.1.0 Deprecat 12/01/2016: Migrat a Propietats Globals del menú d'Administrador)</text:p>
            <text:p text:style-name="P35"><text:s text:c="2"/></text:p>
            <text:p text:style-name="P35"/>
          </table:table-cell>
          <table:table-cell table:style-name="Tabla38.B2" office:value-type="string">
            <text:p text:style-name="P93">Opcional excepte en entorns de la CAIB. Entitat sobre la qual s'aplicaran les accions del “Agents Seycon”. Veure punt “<text:bookmark-ref text:reference-format="number-all-superior" text:ref-name="__RefNumPara__3437_1851204452">6.5.-</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48">es.caib.portafib.passwordforagentssql</text:p>
            <text:p text:style-name="P57">(PortaFIB 1.1.0 Deprecat 12/01/2016: Migrat a Propietats Globals del menú d'Administrador)</text:p>
          </table:table-cell>
          <table:table-cell table:style-name="Tabla38.B2" office:value-type="string">
            <text:p text:style-name="P43">Opcional excepte en entorns de la CAIB. Contrasenya (o clau de pas) per comprovar que les peticions http realment provenen d'un trigger de BBDD. Veure punt “<text:bookmark-ref text:reference-format="number-all-superior" text:ref-name="__RefNumPara__3437_1851204452">6.5.-</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48">es.caib.portafib.</text:p>
            <text:p text:style-name="P48">maxitemstoshowinautocomplete</text:p>
            <text:p text:style-name="P57">(PortaFIB 1.1.0 Deprecat 12/01/2016: Migrat a Propietats d'Entitat del menú d'Administrador d'Entitat)</text:p>
            <text:p text:style-name="P35"/>
          </table:table-cell>
          <table:table-cell table:style-name="Tabla38.B2" office:value-type="string">
            <text:p text:style-name="P43">Opcional. Valor per defecte 10. En els formularis de cerques dinàmiques d'usuari, indica el màxim de resultats permesos per mostrar resultats de l'usuari.</text:p>
            <text:p text:style-name="P42"><draw:frame draw:style-name="fr6" draw:name="gràfics6" text:anchor-type="as-char" svg:width="9.024cm" svg:height="2.753cm" draw:z-index="103"><draw:image xlink:href="Pictures/10000000000002B0000000D221A18CCC.png" xlink:type="simple" xlink:show="embed" xlink:actuate="onLoad"/></draw:frame></text:p>
          </table:table-cell>
        </table:table-row>
        <text:soft-page-break/>
        <table:table-row table:style-name="Tabla38.1">
          <table:table-cell table:style-name="Tabla38.A2" office:value-type="string">
            <text:p text:style-name="P48">es.caib.portafib.</text:p>
            <text:p text:style-name="P48">mincharstostartautocomplete</text:p>
            <text:p text:style-name="P57">(PortaFIB 1.1.0 Deprecat 12/01/2016: Migrat a Propietats d'Entitat del menú d'Administrador d'Entitat)</text:p>
          </table:table-cell>
          <table:table-cell table:style-name="Tabla38.B2" office:value-type="string">
            <text:p text:style-name="P43">Opcional. Valor per defecte 2. En els formularis de cerques dinàmiques d'usuari, indica el mínim de caràcters que ha d'escriure l'usuari abans de que li apareguin els resultats de la cerca. En entitats amb molts d'usuaris es recomana incrementar aquest valora a 3 o 4 amb la finalitat de reduir càrrega de xarxa, processador i bbdd. Relacionat amb la propietat <text:s/><text:span text:style-name="T21">es.caib.portafib.maxitemstoshowinautocomplete</text:span></text:p>
          </table:table-cell>
        </table:table-row>
        <table:table-row table:style-name="Tabla38.1">
          <table:table-cell table:style-name="Tabla38.A2" office:value-type="string">
            <text:p text:style-name="P47">es.caib.portafib.defaultcustodymessage..{<text:span text:style-name="T32">entitat_id</text:span>}.{<text:span text:style-name="T32">idioma</text:span>}</text:p>
            <text:p text:style-name="P57">(PortaFIB 1.1.0 Deprecat 13/11/2015: Mirar camp "Cutòdia per Defecte" de l'Entitat)</text:p>
          </table:table-cell>
          <table:table-cell table:style-name="Tabla38.B2" office:value-type="string">
            <text:p text:style-name="P43">Indica un missatge per defecte de la custòdia de les peticions de Firma, definit per entitat i per idioma.</text:p>
            <text:p text:style-name="P43">Exemple:</text:p>
            <text:p text:style-name="P46">es.caib.portafib.defaultcustodymessage.<text:span text:style-name="T23">fundaciobit.ca</text:span>=Data:{3} URL de validaci\u00F3: {0}</text:p>
            <text:p text:style-name="P46">es.caib.portafib.defaultcustodymessage.<text:span text:style-name="T23">fundaciobit.es</text:span>=Fecha:{3} URL de validaci\u00F3n: {0}</text:p>
          </table:table-cell>
        </table:table-row>
        <table:table-row table:style-name="Tabla38.1">
          <table:table-cell table:style-name="Tabla38.A2" office:value-type="string">
            <text:p text:style-name="P48">es.caib.portafib.maxtimelockedsigninms</text:p>
            <text:p text:style-name="P57">(PortaFIB 1.1.0 Deprecat 12/01/2016: Migrat a Propietats d'Entitat del menú d'Administrador d'Entitat)</text:p>
          </table:table-cell>
          <table:table-cell table:style-name="Tabla38.B2" office:value-type="string">
            <text:p text:style-name="P43">Opcional. Indica Temps de validesa del Token de Firma només quan hi ha múltiples firmes en un bloc o hi ha delegats definits. Es a dir, el temps màxim que un firmant pot tenir bloquejat un document mentre es realitza el procés de firma. Valor per defecte 3*60*1000, o sigui 3 minuts. Quan la firma es única en el bloc i no hi ha delegats definits <text:s text:c="10"/>llavors no hi ha bloqueig de temps</text:p>
          </table:table-cell>
        </table:table-row>
        <table:table-row table:style-name="Tabla38.1">
          <table:table-cell table:style-name="Tabla38.A2" office:value-type="string">
            <text:p text:style-name="P48">es.caib.portafib.emailsgroupedsendercronexpression</text:p>
            <text:p text:style-name="P57">(PortaFIB 1.1.0 Deprecat 12/01/2016: Migrat a Propietats Globals del menú d'Administrador)</text:p>
          </table:table-cell>
          <table:table-cell table:style-name="Tabla38.B2" office:value-type="string">
            <text:p text:style-name="P95">Opcional. Expressió cron que indica cada quan s'ha d'executar l'enviador de correus quan s'han definit enviament d'avisos agrupats. Per defecte s'executa cada dia a les 6:00 ().</text:p>
            <text:p text:style-name="P95">Exemple: </text:p>
            <text:list xml:id="list1386967156798083320" text:style-name="L11">
              <text:list-item>
                <text:p text:style-name="P176">L'executa cada dos minuts: 0 0/2 * 1/1 * ? *</text:p>
              </text:list-item>
              <text:list-item>
                <text:p text:style-name="P176">L'executa cada dia a les 6:00: 0 0 6 1/1 * ? *</text:p>
              </text:list-item>
            </text:list>
            <text:p text:style-name="P84"><text:span text:style-name="T40">Veure </text:span><text:a xlink:type="simple" xlink:href="http://www.cronmaker.com/" text:style-name="Internet_20_link" text:visited-style-name="Visited_20_Internet_20_Link"><text:span text:style-name="T40">www.cronmaker.com</text:span></text:a><text:span text:style-name="T40"> per altres valors.</text:span></text:p>
          </table:table-cell>
        </table:table-row>
        <table:table-row table:style-name="Tabla38.1">
          <table:table-cell table:style-name="Tabla38.A2" office:value-type="string">
            <text:p text:style-name="P58">es.caib.portafib.checkcertificateinclientcert</text:p>
            <text:p text:style-name="P57"/>
          </table:table-cell>
          <table:table-cell table:style-name="Tabla38.B2" office:value-type="string">
            <text:p text:style-name="P101">Opcional. Indica si s'ha de validar el certificat emprant el Plugin de CheckCertificate quan l'autenticació es realitza emprant ClientCert. Valor per defecte false. Exemple:</text:p>
            <text:p text:style-name="P57">es.caib.portafib.checkcertificateinclientcert=true</text:p>
          </table:table-cell>
        </table:table-row>
        <text:soft-page-break/>
        <table:table-row table:style-name="Tabla38.1">
          <table:table-cell table:style-name="Tabla38.A2" office:value-type="string">
            <text:p text:style-name="P47">es.caib.portafib.signaturemodule.absoluteurl</text:p>
            <text:p text:style-name="P58">(PortaFIB 1.1.0 Deprecat 12/01/2016: Migrat a Propietats Globals del menú d'Administrador)</text:p>
          </table:table-cell>
          <table:table-cell table:style-name="Tabla38.B2" office:value-type="string">
            <text:p text:style-name="P95">Opcional. Si no es defineix llavors obté la URL absoluta de la petició (Pot haver-hi <text:s/>problemes si el Apache-Proxy no té activat "ProxyPreserveHost On"). Si és defineix s'utilitzarà aquesta URL com ruta absoluta en els plugins de firma web que ho requereixin (JavaWebStart, SIA, ...). Serveix per Plugins de Firma que han d'accedir externament al Servidor de PortaFIB.</text:p>
            <text:p text:style-name="P95">Exemple:</text:p>
            <text:p text:style-name="P47">es.caib.portafib.signaturemodule.absoluteurl= http://portafib.ibit.org/portafib</text:p>
          </table:table-cell>
        </table:table-row>
      </table:table>
      <text:p text:style-name="P64"/>
      <text:p text:style-name="P64"><text:tab/>En aquest fitxer s'han de definir els plugins necessaris pel bon funcionament de PortaFIB. A continuació es descriuen aquests plugins:</text:p>
      <text:p text:style-name="P64"/>
      <text:h text:style-name="P206" text:outline-level="4">Plugins</text:h>
      <text:p text:style-name="P64"/>
      <text:p text:style-name="P64"><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64"/>
      <text:h text:style-name="Heading_20_3" text:outline-level="3">Configurar Coes</text:h>
      <text:p text:style-name="P67"><text:tab/>Per l'enviament massiu de correu i notificacions webservice, requerim de la definició de coes en el servidor jboss. Aquest pas és relativament senzill ja que únicament hem de copiar dos fitxers dins el directori deployportafib:</text:p>
      <text:p text:style-name="P64"/>
      <table:table table:name="Tabla22" table:style-name="Tabla22">
        <table:table-column table:style-name="Tabla22.A"/>
        <table:table-row>
          <table:table-cell table:style-name="Tabla22.A1" office:value-type="string">
            <text:p text:style-name="P149">$sudo cp $HOME/portafib/scripts/config/portafib-mailsqueue-service.xml $JBOSS/server/default/deployportafib</text:p>
            <text:p text:style-name="P163"/>
            <text:p text:style-name="P164">Eliminat a 1.1.4</text:p>
            <text:p text:style-name="P148">$sudo cp $HOME/portafib/scripts/config/portafib-notificacionsqueue-service.xml $JBOSS/server/default/deployportafib</text:p>
            <text:p text:style-name="P77"/>
          </table:table-cell>
        </table:table-row>
      </table:table>
      <text:p text:style-name="P64"/>
      <text:h text:style-name="Heading_20_3" text:outline-level="3">Configurar Servidor de Correu</text:h>
      <text:p text:style-name="P64"/>
      <text:p text:style-name="P67"><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64"/>
      <table:table table:name="Tabla6" table:style-name="Tabla6">
        <table:table-column table:style-name="Tabla6.A"/>
        <table:table-row table:style-name="Tabla6.1">
          <table:table-cell table:style-name="Tabla6.A1" office:value-type="string">
            <text:p text:style-name="P147">$sudo cp $HOME/portafib/scripts/config/portafib-mail-service.xml $JBOSS/server/default/deployportafib</text:p>
          </table:table-cell>
        </table:table-row>
      </table:table>
      <text:p text:style-name="P64"/>
      <text:p text:style-name="Text_20_body"/>
      <text:h text:style-name="Heading_20_3" text:outline-level="3"><text:soft-page-break/>Autenticació i Autorització per Usuaris Persona</text:h>
      <table:table table:name="Tabla48" table:style-name="Tabla48">
        <table:table-column table:style-name="Tabla48.A"/>
        <table:table-column table:style-name="Tabla48.B"/>
        <table:table-row>
          <table:table-cell table:style-name="Tabla48.A1" office:value-type="string">
            <text:p text:style-name="P154"><text:s/><draw:frame draw:style-name="fr5" draw:name="gráficos5" text:anchor-type="as-char" svg:width="1.339cm" svg:height="1.339cm" draw:z-index="99"><draw:image xlink:href="Pictures/10000201000000330000003367444CDA.png" xlink:type="simple" xlink:show="embed" xlink:actuate="onLoad"/></draw:frame></text:p>
          </table:table-cell>
          <table:table-cell table:style-name="Tabla48.B1" office:value-type="string">
            <text:p text:style-name="P124">En l'entorn de la CAIB (Govern Balear) hem de saltar aquest punt ja que l'autenticació dels usuaris-persona ja es realitza automàticament al aplicar el patch de la CAIB sobre un servidor JBOSS.</text:p>
          </table:table-cell>
        </table:table-row>
      </table:table>
      <text:p text:style-name="P70"/>
      <text:p text:style-name="P70"><text:tab/>Anam a configurar en aquest punt la forma en que JBoss autentica i autoritza els usuaris per l'aplicació PortaFIB. Aquesta configuració depen 100% d'aqui on estroben emmagatzemats els usuaris i rols. Dos dels sitemes més comenus són en base de Dades o en LDAP.</text:p>
      <text:p text:style-name="P64"/>
      <text:p text:style-name="P67"><text:tab/>Com hem dit al principi, tindrem els nostres usuaris i roles guardats dins una base de dades, per això a continuació configurarem el JBoss per accedir a aquestes dades. En el següent punt, s'explica com configurar el fitxer <text:s/>login-config.xml per LDAP</text:p>
      <text:p text:style-name="P64"/>
      <text:h text:style-name="Heading_20_4" text:outline-level="4">Configurar per Base de Dades</text:h>
      <text:p text:style-name="P64"/>
      <text:p text:style-name="P64"><text:tab/>Obrirem el fitxer $JBOSS/server/default/conf/login-config.xml i abans del tag "&lt;/policy&gt;" del final del fitxer, afegirem la següent entrada:</text:p>
      <text:p text:style-name="P64"/>
      <table:table table:name="Tabla8" table:style-name="Tabla8">
        <table:table-column table:style-name="Tabla8.A"/>
        <table:table-row>
          <table:table-cell table:style-name="Tabla8.A1" office:value-type="string">
            <text:p text:style-name="P22">&lt;application-policy name = "seycon"&gt;</text:p>
            <text:p text:style-name="P22"><text:s text:c="2"/>&lt;authentication&gt;</text:p>
            <text:p text:style-name="P22"><text:s text:c="4"/>&lt;!-- CLIENT_CERT --&gt;</text:p>
            <text:p text:style-name="P22"><text:s text:c="4"/>&lt;login-module code="es.caib.portafib.back.security.BaseCertLoginModule" <text:s/>flag="sufficient"&gt;<text:tab/><text:tab/> <text:s text:c="5"/></text:p>
            <text:p text:style-name="P22"><text:s text:c="4"/>&lt;/login-module&gt;</text:p>
            <text:p text:style-name="P22"><text:s text:c="4"/>&lt;!-- DATABASE --&gt;</text:p>
            <text:p text:style-name="P22"><text:s text:c="4"/>&lt;login-module code="org.jboss.security.auth.spi.DatabaseServerLoginModule" flag="sufficient"&gt; </text:p>
            <text:p text:style-name="P22"><text:s text:c="12"/>&lt;module-option name="dsJndiName"&gt;java:/es.caib.seycon.db.wl&lt;/module-option&gt; </text:p>
            <text:p text:style-name="P22"><text:s text:c="12"/>&lt;module-option name="principalsQuery"&gt;</text:p>
            <text:p text:style-name="P22"><text:tab/><text:tab/> <text:s/>select USU_PASS from SC_WL_USUARI where USU_CODI = ?</text:p>
            <text:p text:style-name="P22"><text:s text:c="12"/>&lt;/module-option&gt; </text:p>
            <text:p text:style-name="P22"><text:s text:c="12"/>&lt;module-option name="rolesQuery"&gt;</text:p>
            <text:p text:style-name="P22"><text:tab/><text:tab/> <text:s/>select UGR_CODGRU,'Roles' from SC_WL_USUGRU where UGR_CODUSU = ?</text:p>
            <text:p text:style-name="P22"><text:s text:c="12"/>&lt;/module-option&gt; </text:p>
            <text:p text:style-name="P22"><text:s text:c="4"/>&lt;/login-module&gt;</text:p>
            <text:p text:style-name="P22"><text:s text:c="2"/>&lt;/authentication&gt;</text:p>
            <text:p text:style-name="P22"><text:s/>&lt;/application-policy&gt;</text:p>
          </table:table-cell>
        </table:table-row>
      </table:table>
      <text:p text:style-name="P70"/>
      <text:p text:style-name="P71">(a) El bloc CLIENT-CERT només serveix si ens autenticam emprant https i CLIENT-CERT emprant un mecanisme JAAS. En la resta de casos podem comentar-ho. <text:span text:style-name="T26">EXPLICAR Més <text:s/>EN DETALL.</text:span></text:p>
      <text:p text:style-name="P71">(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70"/>
      <text:p text:style-name="P70">El fitxer associat a la connexió de bases de dades definida amb el nom d'atribut “dsJndiName” es troba en els propis fitxers d'scripts. Només hem de copiar-ho al JBoss:</text:p>
      <text:list xml:id="list30579815" text:continue-list="list7051145027100461091" text:style-name="L3">
        <text:list-header>
          <text:p text:style-name="P172"/>
        </text:list-header>
      </text:list>
      <table:table table:name="Taula43" table:style-name="Taula43">
        <table:table-column table:style-name="Taula43.A"/>
        <table:table-row>
          <table:table-cell table:style-name="Taula43.A1" office:value-type="string">
            <text:p text:style-name="P117">$sudo cp <text:span text:style-name="T1">$HOME/portafib/scripts/development/seycon-ds.xml $JBOSS/server/default/deployportafib</text:span></text:p>
          </table:table-cell>
        </table:table-row>
      </table:table>
      <text:p text:style-name="P113"><text:soft-page-break/></text:p>
      <text:p text:style-name="P71"><text:tab/>La base de dades d'usuaris i rol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71"/>
      <text:h text:style-name="Heading_20_4" text:outline-level="4"><text:bookmark-start text:name="__RefHeading__4393_1160113973"/>Configurar per LDAP<text:bookmark-end text:name="__RefHeading__4393_1160113973"/></text:h>
      <text:p text:style-name="P64"/>
      <text:p text:style-name="P64"><text:tab/>Obrirem el fitxer $JBOSS/server/default/conf/login-config.xml i abans del tag "&lt;/policy&gt;" del final del fitxer, afegirem la següent entrada:</text:p>
      <text:p text:style-name="P64"/>
      <table:table table:name="Taula44" table:style-name="Taula44">
        <table:table-column table:style-name="Taula44.A"/>
        <table:table-row>
          <table:table-cell table:style-name="Taula44.A1" office:value-type="string">
            <text:p text:style-name="P22">&lt;application-policy name = "seycon"&gt;</text:p>
            <text:p text:style-name="P22"><text:s text:c="2"/>&lt;authentication&gt;</text:p>
            <text:p text:style-name="P22"><text:s text:c="4"/>&lt;!-- CLIENT_CERT --&gt;</text:p>
            <text:p text:style-name="P22"><text:s text:c="4"/>&lt;login-module code="es.caib.portafib.back.security.BaseCertLoginModule" flag="sufficient"&gt;</text:p>
            <text:p text:style-name="P22"><text:s text:c="4"/>&lt;!-- LDAP --&gt;</text:p>
            <text:p text:style-name="P22"><text:s text:c="4"/>&lt;login-module code="org.fundaciobit.plugins.loginmodule.ldap.LdapLoginModule" flag="sufficient" &gt;</text:p>
            <text:p text:style-name="P22"><text:tab/>&lt;module-option name="ldap.host_url"&gt;ldap://ldap.ibit.org:389&lt;/module-option&gt;</text:p>
            <text:p text:style-name="P22"><text:tab/>&lt;module-option name="ldap.security_principal"&gt;myusername&lt;/module-option&gt;</text:p>
            <text:p text:style-name="P22"><text:tab/>&lt;module-option name="ldap.security_credentials"&gt;mypassword&lt;/module-option&gt;</text:p>
            <text:p text:style-name="P22"><text:tab/>&lt;module-option name="ldap.security_authentication"&gt;simple&lt;/module-option&gt;</text:p>
            <text:p text:style-name="P22"><text:tab/>&lt;module-option name="ldap.users_context_dn"&gt;cn=Users,dc=ibitnet,dc=lan&lt;/module-option&gt;</text:p>
            <text:p text:style-name="P22"><text:tab/>&lt;module-option name="ldap.search_scope"&gt;onelevel&lt;/module-option&gt;</text:p>
            <text:p text:style-name="P22"><text:tab/>&lt;module-option name="ldap.search_filter"&gt;</text:p>
            <text:p text:style-name="P22">(|(<text:a xlink:type="simple" xlink:href="mailto:memberOf%3DCN%3D@PFI" text:style-name="Internet_20_link" text:visited-style-name="Visited_20_Internet_20_Link">memberOf=CN=@PFI</text:a>_ADMIN,CN=Users,DC=ibitnet,DC=lan)(memberOf=CN=@PFI_USER,CN=Users,DC=ibitnet,DC=lan))</text:p>
            <text:p text:style-name="P22"><text:s text:c="7"/>&lt;/module-option&gt;</text:p>
            <text:p text:style-name="P22"><text:tab/>&lt;module-option name="ldap.prefix_role_match_memberof"&gt;CN=@&lt;/module-option&gt;</text:p>
            <text:p text:style-name="P22"><text:tab/>&lt;module-option name="ldap.suffix_role_match_memberof"&gt;</text:p>
            <text:p text:style-name="P22">,CN=Users,DC=ibitnet,DC=lan</text:p>
            <text:p text:style-name="P22"><text:tab/>&lt;/module-option&gt;</text:p>
            <text:p text:style-name="P22"><text:tab/>&lt;module-option name="ldap.attribute.username"&gt;sAMAccountName&lt;/module-option&gt;</text:p>
            <text:p text:style-name="P22"><text:tab/>&lt;module-option name="ldap.attribute.mail"&gt;mail&lt;/module-option&gt;</text:p>
            <text:p text:style-name="P22"><text:tab/>&lt;module-option name="ldap.attribute.administration_id"&gt;postOfficeBox&lt;/module-option&gt;</text:p>
            <text:p text:style-name="P22"><text:tab/>&lt;module-option name="ldap.attribute.name"&gt;givenName&lt;/module-option&gt;</text:p>
            <text:p text:style-name="P22"><text:tab/>&lt;module-option name="ldap.attribute.surname"&gt;sn&lt;/module-option&gt;</text:p>
            <text:p text:style-name="P22"><text:tab/>&lt;module-option name="ldap.attribute.telephone"&gt;telephoneNumber&lt;/module-option&gt;</text:p>
            <text:p text:style-name="P22"><text:tab/>&lt;module-option name="ldap.attribute.memberof"&gt;memberOf&lt;/module-option&gt;</text:p>
            <text:p text:style-name="P22"><text:s text:c="4"/>&lt;/login-module&gt;</text:p>
            <text:p text:style-name="P22"><text:s text:c="2"/>&lt;/authentication&gt;</text:p>
            <text:p text:style-name="P22"><text:s/>&lt;/application-policy&gt;</text:p>
          </table:table-cell>
        </table:table-row>
      </table:table>
      <text:p text:style-name="P71"/>
      <text:p text:style-name="P71"><text:tab/>Les propietats les podrem obtenir d'un programa de tets que servirà per comprovar que les dades de connexió són correctes. Per executar aquest programa, primer l'hem de descarregar del repositori de PluginsIB de GitHub(copiar tots aquest fitxers a un directori):</text:p>
      <text:list xml:id="list1920818478217193077" text:style-name="L12">
        <text:list-item>
          <text:p text:style-name="P173"><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text:p>
        </text:list-item>
        <text:list-item>
          <text:p text:style-name="P173"><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text:p>
        </text:list-item>
        <text:list-item>
          <text:p text:style-name="P173"><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text:p>
        </text:list-item>
      </text:list>
      <text:p text:style-name="P71"><text:soft-page-break/></text:p>
      <text:p text:style-name="P71"><text:tab/>Requereix tenir instal·lat maven i accés a Internet. <text:s/>Ara només s'ha d'executar runtester.sh/.bat i s'obrirà una pantalla on ens demanarà introduir les dades d'accés al nostre LDAP. La descripció dels camps que apareixen en aquesta pantalla es detallen en el punt “<text:bookmark-ref text:reference-format="number-all-superior" text:ref-name="__RefHeading__4393_1160113973">2.3.5.2.-</text:bookmark-ref><text:bookmark-ref text:reference-format="text" text:ref-name="__RefHeading__4393_1160113973">Configurar per LDAP</text:bookmark-ref>“. </text:p>
      <text:p text:style-name="P71"/>
      <text:p text:style-name="P72"><draw:frame draw:style-name="fr4" draw:name="gràfics16" text:anchor-type="char" svg:width="13.52cm" svg:height="9.343cm" draw:z-index="112"><draw:image xlink:href="Pictures/10000000000002E2000001FE8D1F1F37.png" xlink:type="simple" xlink:show="embed" xlink:actuate="onLoad"/></draw:frame></text:p>
      <text:p text:style-name="P71"><text:tab/>Un cop haguem pogut entrar en el sistema d'LDAP, s'han de fer un parell de proves per comprovar que les propietats de connexió estan ben configurades i podem accedir als usuaris i rols dels usuaris:</text:p>
      <text:p text:style-name="P71"/>
      <text:p text:style-name="P72"><draw:frame draw:style-name="fr4" draw:name="gràfics17" text:anchor-type="char" svg:width="13.127cm" svg:height="4.487cm" draw:z-index="115"><draw:image xlink:href="Pictures/10000000000002E7000000FE5B660083.png" xlink:type="simple" xlink:show="embed" xlink:actuate="onLoad"/></draw:frame></text:p>
      <text:p text:style-name="P71"><text:tab/>Al finalitzar le sprobes guardarem la configuració de la connexió (Pitjar “Guardar Configuració”). Editarem el fitxer guardat i copiarem les propietats al login-config.xml.</text:p>
      <text:p text:style-name="P71"/>
      <text:p text:style-name="P71"><text:tab/>Finalment hem de copiar dins [JBOSS]/server/default/lib els següents jars:</text:p>
      <text:list xml:id="list7107170301856634421" text:style-name="L13">
        <text:list-item>
          <text:p text:style-name="P174"><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text:p>
        </text:list-item>
        <text:list-item>
          <text:p text:style-name="P174"><text:soft-page-break/><text:a xlink:type="simple" xlink:href="https://github.com/GovernIB/maven/blob/gh-pages/maven/org/fundaciobit/plugins/loginmodule-jboss-ldap/1.0.0/loginmodule-jboss-ldap-1.0.0.jar" text:style-name="Internet_20_link" text:visited-style-name="Visited_20_Internet_20_Link">https://github.com/GovernIB/maven/blob/gh-pages/maven/org/fundaciobit/plugins/loginmodule-jboss-ldap/1.0.0/loginmodule-jboss-ldap-1.0.0.jar</text:a></text:p>
          <text:p text:style-name="P174"/>
        </text:list-item>
      </text:list>
      <text:h text:style-name="P201" text:outline-level="3">Autenticació i Autorització per Usuaris Aplicació</text:h>
      <text:p text:style-name="P70"/>
      <table:table table:name="Tabla59" table:style-name="Tabla59">
        <table:table-column table:style-name="Tabla59.A"/>
        <table:table-column table:style-name="Tabla59.B"/>
        <table:table-row>
          <table:table-cell table:style-name="Tabla59.A1" office:value-type="string">
            <text:p text:style-name="P154"><text:s/><draw:frame draw:style-name="fr5" draw:name="gráficos224" text:anchor-type="as-char" svg:width="1.339cm" svg:height="1.339cm" draw:z-index="93"><draw:image xlink:href="Pictures/10000201000000330000003367444CDA.png" xlink:type="simple" xlink:show="embed" xlink:actuate="onLoad"/></draw:frame></text:p>
          </table:table-cell>
          <table:table-cell table:style-name="Tabla59.B1" office:value-type="string">
            <text:p text:style-name="P124">En l'entorn de la CAIB (Govern Balear) hem de saltar aquest punt ja que l'autenticació dels usuaris-aplicació ja està integrada amb el sistema de login CAS.</text:p>
          </table:table-cell>
        </table:table-row>
      </table:table>
      <text:p text:style-name="P70"/>
      <text:p text:style-name="P70"><text:tab/>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p>
      <text:p text:style-name="P64"><text:tab/>Obrirem el fitxer $JBOSS/server/default/conf/login-config.xml i al final del bloc &lt;application-policy&gt; de seycon, afegirem la següent entrada:</text:p>
      <text:p text:style-name="P64"/>
      <table:table table:name="Tabla34" table:style-name="Tabla34">
        <table:table-column table:style-name="Tabla34.A"/>
        <table:table-row>
          <table:table-cell table:style-name="Tabla34.A1" office:value-type="string">
            <text:p text:style-name="P23">&lt;application-policy name = "seycon"&gt;</text:p>
            <text:p text:style-name="P23"><text:s/>&lt;authentication&gt;</text:p>
            <text:p text:style-name="P23"/>
            <text:p text:style-name="P23"><text:s text:c="3"/>...</text:p>
            <text:p text:style-name="P22"/>
            <text:p text:style-name="P22"><text:s text:c="2"/>&lt;!-- DATABASE --&gt;</text:p>
            <text:p text:style-name="P22"><text:s text:c="2"/>&lt;login-module code="org.jboss.security.auth.spi.DatabaseServerLoginModule" flag="sufficient"&gt; </text:p>
            <text:p text:style-name="P22"><text:s text:c="4"/>&lt;module-option name="dsJndiName"&gt;java:/es.caib.portafib.db&lt;/module-option&gt; </text:p>
            <text:p text:style-name="P22"><text:s text:c="4"/>&lt;module-option name="principalsQuery"&gt;</text:p>
            <text:p text:style-name="P22"><text:s text:c="7"/>SELECT contrasenya FROM pfi_usuariaplicacio WHERE usuariaplicacioid = ?</text:p>
            <text:p text:style-name="P22"><text:s text:c="4"/>&lt;/module-option&gt; </text:p>
            <text:p text:style-name="P22"><text:s text:c="4"/>&lt;module-option name="rolesQuery"&gt;</text:p>
            <text:p text:style-name="P22"><text:s text:c="7"/>SELECT roleid, 'Roles' FROM pfi_roleusuariaplicacio where usuariaplicacioid = ?</text:p>
            <text:p text:style-name="P22"><text:s text:c="4"/>&lt;/module-option&gt; </text:p>
            <text:p text:style-name="P22"><text:s text:c="2"/>&lt;/login-module&gt; </text:p>
            <text:p text:style-name="P22"/>
            <text:p text:style-name="P22"/>
            <text:p text:style-name="P23"><text:s/>&lt;/authentication&gt;</text:p>
            <text:p text:style-name="P23">&lt;/application-policy&gt;</text:p>
          </table:table-cell>
        </table:table-row>
      </table:table>
      <text:p text:style-name="P70"/>
      <text:h text:style-name="Heading_20_2" text:outline-level="2">Copia de binaris</text:h>
      <text:p text:style-name="P112"/>
      <text:p text:style-name="P112">Amb la següent comanda copiarem l'ear portafib al directori de deployment del JBoss:</text:p>
      <table:table table:name="Tabla9" table:style-name="Tabla9">
        <table:table-column table:style-name="Tabla9.A"/>
        <table:table-row>
          <table:table-cell table:style-name="Tabla9.A1" office:value-type="string">
            <text:p text:style-name="P22">$ sudo cp $HOME<text:span text:style-name="T1">/portafib/ear/target/portafib.ear</text:span> $JBOSS/server/default/deployportafib</text:p>
          </table:table-cell>
        </table:table-row>
      </table:table>
      <text:p text:style-name="P64"/>
      <text:p text:style-name="P179">Si hem definit la variable d'entorn DEPLOY_DIR, llavors podrem executar un script que conte la configuració bàsica i que a més ja fa la còpia de l'ear a JBoss:</text:p>
      <text:p text:style-name="P179"/>
      <table:table table:name="Taula22" table:style-name="Taula22">
        <table:table-column table:style-name="Taula22.A"/>
        <text:soft-page-break/>
        <table:table-row>
          <table:table-cell table:style-name="Taula22.A1" office:value-type="string">
            <text:p text:style-name="P22">$ ./<text:span text:style-name="T1">compile.sh</text:span></text:p>
          </table:table-cell>
        </table:table-row>
      </table:table>
      <text:p text:style-name="P64"/>
      <text:h text:style-name="Heading_20_2" text:outline-level="2">DataSources</text:h>
      <text:p text:style-name="P64"/>
      <text:p text:style-name="P122"><text:tab/>Els datasources defineixen l'origen de les dades. Podem trobar una plantilla a $HOME/portafib/scripts/datasources/portafib-ds.xml per PostgreSQL:</text:p>
      <text:p text:style-name="P122"/>
      <text:p text:style-name="P122"><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112"/>
      <table:table table:name="Tabla10" table:style-name="Tabla10">
        <table:table-column table:style-name="Tabla10.A"/>
        <table:table-row>
          <table:table-cell table:style-name="Tabla10.A1" office:value-type="string">
            <text:p text:style-name="P150">$sudo cp $HOME/portafib/scripts/datasources/portafib-ds.xml $JBOSS/server/default/deployportafib</text:p>
          </table:table-cell>
        </table:table-row>
      </table:table>
      <text:p text:style-name="P64"/>
      <text:p text:style-name="P64">Nota: Dins el datasource $HOME/portafib/scripts/development/seycon-ds.xml podeu trobar un exemple comentat de datasource per Oracle.</text:p>
      <text:p text:style-name="P64"/>
      <text:p text:style-name="P64"/>
      <text:p text:style-name="P64"/>
      <text:h text:style-name="Heading_20_1" text:outline-level="1"><text:bookmark-start text:name="__RefNumPara__2191_394026072"/>Plugins<text:bookmark-end text:name="__RefNumPara__2191_394026072"/></text:h>
      <text:p text:style-name="P64"/>
      <text:p text:style-name="P67"><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Plugin de Conversió de Documents</text:h>
      <text:p text:style-name="P64"/>
      <text:p text:style-name="P64"><text:tab/>Actualment només hi ha disponible una implementació que és la d'OpenOffice. Aquí el que es pot modificar és on es troba escoltant el servidor d'OpenOffice.</text:p>
      <text:p text:style-name="P64"/>
      <table:table table:name="Tabla39" table:style-name="Tabla39">
        <table:table-column table:style-name="Tabla39.A"/>
        <table:table-row table:style-name="Tabla39.1">
          <table:table-cell table:style-name="Tabla39.A1" office:value-type="string">
            <text:p text:style-name="P24"><text:span text:style-name="T19">es.caib.</text:span>portafib.documentconverterplugin=</text:p>
            <text:p text:style-name="P25">org.fundaciobit.plugins.documentconverter.openoffice.OpenOfficeDocumentConverterPlugin</text:p>
            <text:p text:style-name="P24"/>
            <text:p text:style-name="P24"><text:span text:style-name="T19">es.caib.portafib.</text:span>plugins.documentconverter.openoffice.host=localhost</text:p>
            <text:p text:style-name="P24"><text:span text:style-name="T19">es.caib.portafib.</text:span>plugins.documentconverter.openoffice.port=8100</text:p>
          </table:table-cell>
        </table:table-row>
      </table:table>
      <text:p text:style-name="P64"/>
      <text:p text:style-name="P67"><text:tab/>En el punt “<text:bookmark-ref text:reference-format="number-no-superior" text:ref-name="__RefNumPara__2878_1796491976">6.3.-</text:bookmark-ref><text:bookmark-ref text:reference-format="text" text:ref-name="__RefNumPara__2878_1796491976">Configurar OpenOffice com a servei en Linux</text:bookmark-ref>” es mostra com posar un OpenOffice en mode servei en Linux.</text:p>
      <text:p text:style-name="P64"/>
      <text:p text:style-name="P64"/>
      <text:h text:style-name="P182" text:outline-level="2"><text:soft-page-break/>Plugin de Certificat</text:h>
      <text:p text:style-name="P64"/>
      <text:p text:style-name="P67"><text:tab/>Serveix per verificar si els certificats són correctes. Actualment esta activat una verificació bàsica (plugin Fake). La propietat és <text:s/>es.caib.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64"/>
      <table:table table:name="Tabla53" table:style-name="Tabla53">
        <table:table-column table:style-name="Tabla53.A"/>
        <table:table-row>
          <table:table-cell table:style-name="Tabla53.A1" office:value-type="string">
            <text:p text:style-name="P18">es.caib.portafib.certificateplugin=[NOM DE LA CLASSE DEL PLUGIN DE CERTIFICAT]</text:p>
          </table:table-cell>
        </table:table-row>
      </table:table>
      <text:p text:style-name="P64"/>
      <text:p text:style-name="P64"/>
      <text:h text:style-name="P203" text:outline-level="3">Plugin Fake</text:h>
      <text:p text:style-name="P64"><text:tab/>Aquest plugin només verifica de forma bàsica el certificat (data inici i final). Si es vol emprar s'ha de definir la següent propietat:</text:p>
      <text:p text:style-name="P64"/>
      <table:table table:name="Tabla43" table:style-name="Tabla43">
        <table:table-column table:style-name="Tabla43.A"/>
        <table:table-row>
          <table:table-cell table:style-name="Tabla43.A1" office:value-type="string">
            <text:p text:style-name="P35">es.caib.portafib.certificateplugin=org.fundaciobit.plugins.certificate.fake.FakeCertificatePlugin</text:p>
          </table:table-cell>
        </table:table-row>
      </table:table>
      <text:p text:style-name="P64"/>
      <text:p text:style-name="P64"/>
      <text:h text:style-name="P203" text:outline-level="3">Plugin @firma CXF</text:h>
      <text:p text:style-name="P64"><text:span text:style-name="T23"><text:tab/></text:span><text:span text:style-name="T33">És idèntic al plugin @firma (</text:span><text:span text:style-name="T33"><text:bookmark-ref text:reference-format="number-all-superior" text:ref-name="__RefNumPara__2197_394026072">3.2.3.-</text:bookmark-ref></text:span><text:span text:style-name="T33"><text:bookmark-ref text:reference-format="text" text:ref-name="__RefNumPara__2197_394026072">Plugin @firma</text:bookmark-ref></text:span><text:span text:style-name="T33">) i té les mateixes propietats però realitza la comunicació WebServices emprant les classes CXF enlloc de la llibreria AXIS. Si es vol emprar s'ha de definir la següent propietat:</text:span></text:p>
      <text:p text:style-name="P74"/>
      <table:table table:name="Tabla44" table:style-name="Tabla44">
        <table:table-column table:style-name="Tabla44.A"/>
        <table:table-row table:style-name="Tabla44.1">
          <table:table-cell table:style-name="Tabla44.A1" office:value-type="string">
            <text:p text:style-name="P36"><text:span text:style-name="T19">es.caib.portafib.certificateplugin=</text:span>org.fundaciobit.plugins.certificate.afirmacxf.AfirmaCxfCertificatePlugin</text:p>
          </table:table-cell>
        </table:table-row>
      </table:table>
      <text:p text:style-name="P74"/>
      <text:h text:style-name="P203" text:outline-level="3"><text:bookmark-start text:name="__RefNumPara__2197_394026072"/>Plugin @firma<text:bookmark-end text:name="__RefNumPara__2197_394026072"/></text:h>
      <text:p text:style-name="P67"><text:tab/>Aquest plugin es connecta amb @firma per validar el certificat d'una firma. Les propietats es classifiquen en tres: propietats generals, propietats per comunicació BASIC i propietats per comunicació via Certificat. <text:span text:style-name="T33">Si es vol emprar s'ha de definir la següent propietat:</text:span></text:p>
      <text:p text:style-name="P74"/>
      <table:table table:name="Tabla54" table:style-name="Tabla54">
        <table:table-column table:style-name="Tabla54.A"/>
        <table:table-row table:style-name="Tabla54.1">
          <table:table-cell table:style-name="Tabla54.A1" office:value-type="string">
            <text:p text:style-name="P37">es.caib.portafib.certificateplugin=org.fundaciobit.plugins.certificate.afirma.AfirmaCertificatePlugin</text:p>
          </table:table-cell>
        </table:table-row>
      </table:table>
      <text:p text:style-name="P74"/>
      <text:p text:style-name="P64"><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88">es.caib.portafib.plugins.certificate.afirma.endpoint</text:p>
          </table:table-cell>
          <table:table-cell table:style-name="Tabla47.B1" office:value-type="string">
            <text:p text:style-name="Table_20_Contents">Adreça dels serveis d'@firma. El valor normalment és:</text:p>
            <text:p text:style-name="P34">http://des-afirma.redsara.es/afirmaws/services/</text:p>
          </table:table-cell>
        </table:table-row>
        <table:table-row table:style-name="Tabla47.1">
          <table:table-cell table:style-name="Tabla47.A2" office:value-type="string">
            <text:p text:style-name="P31">es.caib.portafib.plugins.certificate.afirma.applicationid</text:p>
          </table:table-cell>
          <table:table-cell table:style-name="Tabla47.B2" office:value-type="string">
            <text:p text:style-name="Table_20_Contents">Identificador @firma associat a la nostra entitat</text:p>
          </table:table-cell>
        </table:table-row>
        <text:soft-page-break/>
        <table:table-row table:style-name="Tabla47.1">
          <table:table-cell table:style-name="Tabla47.A2" office:value-type="string">
            <text:p text:style-name="P31">es.caib.portafib.plugins.certificate.afirma.validationmode</text:p>
          </table:table-cell>
          <table:table-cell table:style-name="Tabla47.B2" office:value-type="string">
            <text:p text:style-name="Table_20_Contents">Sencer que indica el mode de validació:</text:p>
            <text:list xml:id="list9087118834510018103" text:style-name="L15">
              <text:list-item>
                <text:p text:style-name="P192">MODE_VALIDACIO_SIMPLE = 0</text:p>
              </text:list-item>
              <text:list-item>
                <text:p text:style-name="P192">MODE_VALIDACIO_AMB_REVOCACIO = 1</text:p>
              </text:list-item>
              <text:list-item>
                <text:p text:style-name="P192">MODE_VALIDACIO_CADENA = 2</text:p>
              </text:list-item>
            </text:list>
          </table:table-cell>
        </table:table-row>
        <table:table-row table:style-name="Tabla47.1">
          <table:table-cell table:style-name="Tabla47.B1" table:number-columns-spanned="2" office:value-type="string">
            <text:p text:style-name="P44">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49">es.caib.portafib.plugins.certificate.afirma.authorization.username</text:p>
          </table:table-cell>
          <table:table-cell table:style-name="Tabla47.B2" office:value-type="string">
            <text:p text:style-name="P43">Nom d'usuari assignat a la comunicació BASIC</text:p>
          </table:table-cell>
        </table:table-row>
        <table:table-row table:style-name="Tabla47.1">
          <table:table-cell table:style-name="Tabla47.A2" office:value-type="string">
            <text:p text:style-name="P49">es.caib.portafib.plugins.certificate.afirma.authorization.password</text:p>
          </table:table-cell>
          <table:table-cell table:style-name="Tabla47.B2" office:value-type="string">
            <text:p text:style-name="P43">Contrasenya associada a l'usuari anterior.</text:p>
          </table:table-cell>
        </table:table-row>
        <table:table-row table:style-name="Tabla47.1">
          <table:table-cell table:style-name="Tabla47.B2" table:number-columns-spanned="2" office:value-type="string">
            <text:p text:style-name="P34">COMUNICACIO VIA CERTIFICAT</text:p>
          </table:table-cell>
          <table:covered-table-cell/>
        </table:table-row>
        <table:table-row table:style-name="Tabla47.1">
          <table:table-cell table:style-name="Tabla47.A2" office:value-type="string">
            <text:p text:style-name="P31">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31">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31">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31">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31">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64"/>
      <text:h text:style-name="Heading_20_2" text:outline-level="2">Plugin de Informació d'Usuari</text:h>
      <text:p text:style-name="P64"/>
      <text:p text:style-name="P67"><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8010943326086957038" text:style-name="L16">
        <text:list-item>
          <text:p text:style-name="P169">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69">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64"/>
      <text:p text:style-name="P64"><text:tab/>La propietat que defineix el Plugin de UserInformation és:</text:p>
      <table:table table:name="Tabla55" table:style-name="Tabla55">
        <table:table-column table:style-name="Tabla55.A"/>
        <table:table-row>
          <table:table-cell table:style-name="Tabla55.A1" office:value-type="string">
            <text:p text:style-name="P77"><text:span text:style-name="T18">es.caib.</text:span>portafib.userinformationplugin=<text:span text:style-name="T18">[NOM DE LA CLASSE DEL PLUGIN DE USERINFORMATION]</text:span></text:p>
          </table:table-cell>
        </table:table-row>
      </table:table>
      <text:p text:style-name="P64"><text:s/></text:p>
      <text:h text:style-name="P202" text:outline-level="3"><text:bookmark-start text:name="__RefNumPara__1915_364891226"/>Plugin de UserInformation via DataBase<text:bookmark-end text:name="__RefNumPara__1915_364891226"/></text:h>
      <text:p text:style-name="P64">Si volem utilitzar aquest plugin llavors s'ha de definir la següent entrada:</text:p>
      <text:p text:style-name="P64"><text:soft-page-break/></text:p>
      <table:table table:name="Tabla49" table:style-name="Tabla49">
        <table:table-column table:style-name="Tabla49.A"/>
        <table:table-row>
          <table:table-cell table:style-name="Tabla49.A1" office:value-type="string">
            <text:p text:style-name="P18">es.caib.portafib.userinformationplugin=org.fundaciobit.plugins.userinformation.database.DataBaseUserInformationPlugin</text:p>
          </table:table-cell>
        </table:table-row>
      </table:table>
      <text:p text:style-name="P64"/>
      <text:p text:style-name="P64"/>
      <text:p text:style-name="P64">I a més definir les següents propietats:</text:p>
      <text:p text:style-name="P64"/>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3">Nom</text:p>
          </table:table-cell>
          <table:table-cell table:style-name="Tabla50.A1" office:value-type="string">
            <text:p text:style-name="P33">R/O<text:note text:id="ftn6" text:note-class="footnote"><text:note-citation>6</text:note-citation><text:note-body><text:p text:style-name="Footnote">R = Requerit | <text:s/>O = Opcional</text:p></text:note-body></text:note></text:p>
          </table:table-cell>
          <table:table-cell table:style-name="Tabla50.C1" office:value-type="string">
            <text:p text:style-name="P33">Descripció</text:p>
          </table:table-cell>
        </table:table-row>
        <table:table-row table:style-name="Tabla50.1">
          <table:table-cell table:style-name="Tabla50.A2" office:value-type="string">
            <text:p text:style-name="P32"><text:span text:style-name="T19">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4">es.caib.portafib.plugins.userinformation.database.jndi=java:/es.caib.seycon.db.wl</text:p>
          </table:table-cell>
        </table:table-row>
        <table:table-row table:style-name="Tabla50.1">
          <table:table-cell table:style-name="Tabla50.A2" office:value-type="string">
            <text:p text:style-name="P32"><text:span text:style-name="T19">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4">es.caib.portafib.plugins.userinformation.database.users_table=SC_WL_USUARI</text:p>
          </table:table-cell>
        </table:table-row>
        <table:table-row table:style-name="Tabla50.1">
          <table:table-cell table:style-name="Tabla50.A2" office:value-type="string">
            <text:p text:style-name="P32"><text:span text:style-name="T19">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2" office:value-type="string">
            <text:p text:style-name="P89"><text:span text:style-name="T19">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32"><text:span text:style-name="T19">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able:table-row table:style-name="Tabla50.1">
          <table:table-cell table:style-name="Tabla50.A2" office:value-type="string">
            <text:p text:style-name="P32"><text:span text:style-name="T19">es.caib.portafib.</text:span>plugins.userinformation.database.surname_column<text:tab/><text:tab/></text:p>
            <text:p text:style-name="P32"><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32"><text:span text:style-name="T19">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32"><text:span text:style-name="T19">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able:table-row table:style-name="Tabla50.1">
          <table:table-cell table:style-name="Tabla50.A2" office:value-type="string">
            <text:p text:style-name="P32"><text:span text:style-name="T19">es.caib.portafib.</text:span>plugins.userinformation.database.email_column</text:p>
          </table:table-cell>
          <table:table-cell table:style-name="Tabla50.A2" office:value-type="string">
            <text:p text:style-name="Table_20_Contents">R</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32"/>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32"><text:span text:style-name="T19">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4">es.caib.portafib.plugins.userinformation.database.roles_table=SC_WL_USUGRU</text:p>
          </table:table-cell>
        </table:table-row>
        <text:soft-page-break/>
        <table:table-row table:style-name="Tabla50.1">
          <table:table-cell table:style-name="Tabla50.A2" office:value-type="string">
            <text:p text:style-name="P32"><text:span text:style-name="T19">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2" office:value-type="string">
            <text:p text:style-name="P32"><text:span text:style-name="T19">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64"/>
      <text:p text:style-name="P64">(*) Aquests camps són opcionals sí des de l'aplicació que empra el plugin no realitza consultes per conèixer els roles de cert usuari.</text:p>
      <text:p text:style-name="P64"/>
      <text:h text:style-name="P202" text:outline-level="3"><text:bookmark-start text:name="__RefNumPara__2250_394026072"/>Plugin de UserInformation via LDAP<text:bookmark-end text:name="__RefNumPara__2250_394026072"/></text:h>
      <text:p text:style-name="P64">Si volem utilitzar aquest plugin llavors s'ha de definir la següent entrada:</text:p>
      <text:p text:style-name="P64"/>
      <table:table table:name="Tabla51" table:style-name="Tabla51">
        <table:table-column table:style-name="Tabla51.A"/>
        <table:table-row>
          <table:table-cell table:style-name="Tabla51.A1" office:value-type="string">
            <text:p text:style-name="P18">es.caib.portafib.userinformationplugin=org.fundaciobit.plugins.userinformation.ldap.LdapUserInformationPlugin</text:p>
          </table:table-cell>
        </table:table-row>
      </table:table>
      <text:p text:style-name="P64"/>
      <text:p text:style-name="P64"/>
      <text:p text:style-name="P64">I a més definir les següents propietats. <text:span text:style-name="T23">Aquestes propietats han de tenir el mateix valor que </text:span><text:span text:style-name="T23">les definides en el punt “</text:span><text:span text:style-name="T23"><text:bookmark-ref text:reference-format="number-all-superior" text:ref-name="__RefHeading__4393_1160113973">2.3.5.2.-</text:bookmark-ref></text:span><text:span text:style-name="T23"><text:bookmark-ref text:reference-format="text" text:ref-name="__RefHeading__4393_1160113973">Configurar per LDAP</text:bookmark-ref></text:span><text:span text:style-name="T23">“</text:span>:</text:p>
      <text:p text:style-name="P64"/>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3">Nom</text:p>
          </table:table-cell>
          <table:table-cell table:style-name="Tabla52.A1" office:value-type="string">
            <text:p text:style-name="P33">R/O<text:note text:id="ftn7" text:note-class="footnote"><text:note-citation>7</text:note-citation><text:note-body><text:p text:style-name="Footnote">R = Requerit | <text:s/>O = Opcional</text:p></text:note-body></text:note></text:p>
          </table:table-cell>
          <table:table-cell table:style-name="Tabla52.C1" office:value-type="string">
            <text:p text:style-name="P33">Descripció</text:p>
          </table:table-cell>
        </table:table-row>
        <table:table-row table:style-name="Tabla52.1">
          <table:table-cell table:style-name="Tabla52.A2" office:value-type="string">
            <text:p text:style-name="P31">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able:table-row table:style-name="Tabla52.1">
          <table:table-cell table:style-name="Tabla52.A2" office:value-type="string">
            <text:p text:style-name="P31">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31">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31">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able:table-row table:style-name="Tabla52.1">
          <table:table-cell table:style-name="Tabla52.A2" office:value-type="string">
            <text:p text:style-name="P31">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31">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ext:soft-page-break/>
        <table:table-row table:style-name="Tabla52.1">
          <table:table-cell table:style-name="Tabla52.A2" office:value-type="string">
            <text:p text:style-name="P31">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2" office:value-type="string">
            <text:p text:style-name="P31">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31">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able:table-row table:style-name="Tabla52.1">
          <table:table-cell table:style-name="Tabla52.A2" office:value-type="string">
            <text:p text:style-name="P31">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31">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able:table-row table:style-name="Tabla52.1">
          <table:table-cell table:style-name="Tabla52.A2" office:value-type="string">
            <text:p text:style-name="P31">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able:table-row table:style-name="Tabla52.1">
          <table:table-cell table:style-name="Tabla52.A2" office:value-type="string">
            <text:p text:style-name="P31">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31">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able:table-row table:style-name="Tabla52.1">
          <table:table-cell table:style-name="Tabla52.A2" office:value-type="string">
            <text:p text:style-name="P31">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31">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6">es.caib.portafib.plugins.userinformation.ldap.suffix_role_match_memberof=,CN=Users,DC=ibitnet,DC=lan</text:p>
          </table:table-cell>
        </table:table-row>
      </table:table>
      <text:p text:style-name="P64"/>
      <text:p text:style-name="P64">(*) Aquests camps són opcionals sí des de l'aplicació que empri el plugin no realitza consultes per conèixer els roles de cert usuari.</text:p>
      <text:p text:style-name="P64"/>
      <text:h text:style-name="Heading_20_2" text:outline-level="2">Plugin de Custòdia Documental</text:h>
      <text:p text:style-name="Text_20_body"/>
      <text:p text:style-name="P128"><text:tab/>S'ha mogut a entorn Web. L'Administrador de PortaFIB ha de donar d'alta el Plugin i <text:soft-page-break/>després l'Administrador d'Entitat ha de crear una plantilla base. Veure Manual d'Usuari.</text:p>
      <text:p text:style-name="Text_20_body"/>
      <text:h text:style-name="Heading_20_2" text:outline-level="2">Plugins de Firma WEB</text:h>
      <text:p text:style-name="P71"><text:tab/>S'ha de tenir en compte que els plugins de MiniApplet en Client ( com Applet o JavaWebStart) i de MiniApplet en Servidor s'adjunten automàticament dins cada distribució de PortaFIB.</text:p>
      <text:p text:style-name="P71"><text:tab/>Si es desitja el Mòdul de Firma SIA s'ha de compilar PortaFIB emprant el paràmetre -Psia.</text:p>
      <text:p text:style-name="P75"/>
      <text:p text:style-name="P75"/>
      <text:h text:style-name="Heading_20_1" text:outline-level="1"><text:bookmark-start text:name="__RefNumPara__1245_1584979607"/>Gestió de BBDD<text:bookmark-end text:name="__RefNumPara__1245_1584979607"/></text:h>
      <text:p text:style-name="P64"/>
      <text:h text:style-name="Heading_20_2" text:outline-level="2"><text:bookmark-start text:name="__RefHeading__2265_778041785"/><text:bookmark-start text:name="__RefNumPara__1134_1584979607"/>Crear usuari i BBDD per PortaFIB<text:bookmark-end text:name="__RefHeading__2265_778041785"/><text:bookmark-end text:name="__RefNumPara__1134_1584979607"/></text:h>
      <text:list xml:id="list30596867" text:continue-list="list30579815" text:style-name="L3">
        <text:list-header>
          <text:p text:style-name="P170"/>
        </text:list-header>
      </text:list>
      <text:h text:style-name="Heading_20_3" text:outline-level="3"><text:span text:style-name="Source_20_Text"><text:span text:style-name="T29">Connectar-se a la BBDD</text:span></text:span></text:h>
      <text:p text:style-name="P83"><text:span text:style-name="Source_20_Text"><text:span text:style-name="T25"/></text:span></text:p>
      <table:table table:name="Tabla25" table:style-name="Tabla25">
        <table:table-column table:style-name="Tabla25.A"/>
        <table:table-row>
          <table:table-cell table:style-name="Tabla25.A1" office:value-type="string">
            <text:p text:style-name="P110"><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66"/>
      <text:h text:style-name="Heading_20_3" text:outline-level="3">Crearem l'usuari portafib:</text:h>
      <text:p text:style-name="P65"/>
      <table:table table:name="Tabla24" table:style-name="Tabla24">
        <table:table-column table:style-name="Tabla24.A"/>
        <table:table-row>
          <table:table-cell table:style-name="Tabla24.A1" office:value-type="string">
            <text:p text:style-name="P137">CREATE USER "portafib" WITH <text:s/>ENCRYPTED PASSWORD 'portafib' NOCREATEUSER;</text:p>
            <text:p text:style-name="P137"/>
          </table:table-cell>
        </table:table-row>
      </table:table>
      <text:p text:style-name="P65"/>
      <text:h text:style-name="Heading_20_3" text:outline-level="3">Crear la BBDD</text:h>
      <text:p text:style-name="P65"/>
      <table:table table:name="Tabla13" table:style-name="Tabla13">
        <table:table-column table:style-name="Tabla13.A"/>
        <table:table-row>
          <table:table-cell table:style-name="Tabla13.A1" office:value-type="string">
            <text:p text:style-name="P138">CREATE DATABASE "portafib" WITH OWNER=portafib;</text:p>
          </table:table-cell>
        </table:table-row>
      </table:table>
      <text:p text:style-name="P65"/>
      <text:p text:style-name="P65">i sortirem</text:p>
      <text:p text:style-name="P65"/>
      <table:table table:name="Tabla26" table:style-name="Tabla26">
        <table:table-column table:style-name="Tabla26.A"/>
        <table:table-row>
          <table:table-cell table:style-name="Tabla26.A1" office:value-type="string">
            <text:p text:style-name="P139">\q</text:p>
          </table:table-cell>
        </table:table-row>
      </table:table>
      <text:p text:style-name="P65"/>
      <text:p text:style-name="P65"/>
      <text:h text:style-name="Heading_20_2" text:outline-level="2"><text:soft-page-break/>Crear esquema de taules i inserir dades</text:h>
      <text:p text:style-name="P137"/>
      <text:h text:style-name="Heading_20_3" text:outline-level="3">Connectar-se al servidor de BBDD amb l'usuari portafib:</text:h>
      <text:p text:style-name="P65"/>
      <table:table table:name="Tabla33" table:style-name="Tabla33">
        <table:table-column table:style-name="Tabla33.A"/>
        <table:table-row>
          <table:table-cell table:style-name="Tabla33.A1" office:value-type="string">
            <text:list xml:id="list30596006" text:continue-numbering="true" text:style-name="L3">
              <text:list-item>
                <text:list>
                  <text:list-header>
                    <text:p text:style-name="P170"><text:span text:style-name="Source_20_Text"><text:span text:style-name="T11">$ psql -h localhost -p 5432 -U portafib -W</text:span></text:span><text:span text:style-name="T11"> -d portafib</text:span></text:p>
                  </text:list-header>
                </text:list>
              </text:list-item>
            </text:list>
          </table:table-cell>
        </table:table-row>
      </table:table>
      <text:list xml:id="list30574366" text:continue-numbering="true" text:style-name="L3">
        <text:list-item>
          <text:list>
            <text:list-header>
              <text:p text:style-name="P170"/>
            </text:list-header>
          </text:list>
        </text:list-item>
      </text:list>
      <text:p text:style-name="P65">i si està en un altra servidor llavors executar</text:p>
      <text:p text:style-name="P65"/>
      <table:table table:name="Tabla28" table:style-name="Tabla28">
        <table:table-column table:style-name="Tabla28.A"/>
        <table:table-row>
          <table:table-cell table:style-name="Tabla28.A1" office:value-type="string">
            <text:list xml:id="list30578186" text:continue-numbering="true" text:style-name="L3">
              <text:list-item>
                <text:list>
                  <text:list-header>
                    <text:p text:style-name="P170"><text:span text:style-name="Source_20_Text"><text:span text:style-name="T18">$ psql -h www.xxx.yyy.zzz -p 5432 </text:span></text:span><text:span text:style-name="Source_20_Text"><text:span text:style-name="T11">-U portafib -W -d portafib</text:span></text:span></text:p>
                  </text:list-header>
                </text:list>
              </text:list-item>
            </text:list>
          </table:table-cell>
        </table:table-row>
      </table:table>
      <text:list xml:id="list30577914" text:continue-numbering="true" text:style-name="L3">
        <text:list-item>
          <text:list>
            <text:list-header>
              <text:p text:style-name="P170"/>
              <text:list>
                <text:list-header>
                  <text:p text:style-name="P199"/>
                </text:list-header>
              </text:list>
            </text:list-header>
          </text:list>
        </text:list-item>
      </text:list>
      <text:h text:style-name="Heading_20_3" text:outline-level="3">Donam permisos al usuari:</text:h>
      <text:p text:style-name="P65"/>
      <table:table table:name="Tabla29" table:style-name="Tabla29">
        <table:table-column table:style-name="Tabla29.A"/>
        <table:table-row>
          <table:table-cell table:style-name="Tabla29.A1" office:value-type="string">
            <text:p text:style-name="P152">GRANT ALL PRIVILEGES ON DATABASE "portafib" TO portafib;</text:p>
            <text:p text:style-name="P152">GRANT ALL PRIVILEGES ON SCHEMA PUBLIC TO portafib;</text:p>
          </table:table-cell>
        </table:table-row>
      </table:table>
      <text:p text:style-name="P65"/>
      <text:h text:style-name="Heading_20_3" text:outline-level="3">Importam l'estructura de taules i dades dins la BBDD</text:h>
      <text:p text:style-name="P65"/>
      <text:p text:style-name="P65"/>
      <text:p text:style-name="P65"/>
      <table:table table:name="Tabla31" table:style-name="Tabla31">
        <table:table-column table:style-name="Tabla31.A"/>
        <table:table-row table:style-name="Tabla31.1">
          <table:table-cell table:style-name="Tabla31.A1" office:value-type="string">
            <text:p text:style-name="P140"><text:span text:style-name="T7">\i $HOME/portafib/scripts/bbdd/</text:span><text:span text:style-name="T8">[x.y]</text:span><text:span text:style-name="T7">/</text:span><text:span text:style-name="T8">[sgbd]</text:span><text:span text:style-name="T7">/</text:span><text:span text:style-name="T9">portafib_</text:span><text:span text:style-name="T7">create_schema.sql</text:span></text:p>
            <text:p text:style-name="P140"><text:span text:style-name="T7">\i $HOME/portafib/scripts/bbdd/</text:span><text:span text:style-name="T8">[x.y]</text:span><text:span text:style-name="T7">/</text:span><text:span text:style-name="T8">[sgbd]</text:span><text:span text:style-name="T7">/portafib_create_data.sql</text:span></text:p>
          </table:table-cell>
        </table:table-row>
      </table:table>
      <text:p text:style-name="P65"/>
      <text:p text:style-name="P78"/>
      <table:table table:name="Taula1" table:style-name="Taula1">
        <table:table-column table:style-name="Taula1.A"/>
        <table:table-column table:style-name="Taula1.B"/>
        <table:table-row>
          <table:table-cell table:style-name="Taula1.A1" office:value-type="string">
            <text:p text:style-name="P154"><text:s/><draw:frame draw:style-name="fr5" draw:name="gráficos7" text:anchor-type="as-char" svg:width="1.339cm" svg:height="1.339cm" draw:z-index="81"><draw:image xlink:href="Pictures/10000201000000330000003367444CDA.png" xlink:type="simple" xlink:show="embed" xlink:actuate="onLoad"/></draw:frame></text:p>
          </table:table-cell>
          <table:table-cell table:style-name="Taula1.B1" office:value-type="string">
            <text:p text:style-name="P124">En l'entorn de la CAIB (Govern Balear) <text:s/>els scripts a carregar són els següents:</text:p>
            <table:table table:name="Taula2" table:style-name="Taula2">
              <table:table-column table:style-name="Taula2.A"/>
              <table:table-row>
                <table:table-cell table:style-name="Taula2.A1" office:value-type="string">
                  <text:p text:style-name="P141"><text:span text:style-name="T12">\i $HOME/portafib/scripts/bbdd/</text:span><text:span text:style-name="T13">[x.y]</text:span><text:span text:style-name="T12">/</text:span><text:span text:style-name="T13">[sgbd]</text:span><text:span text:style-name="T12">/</text:span><text:span text:style-name="T14">portafib_</text:span><text:span text:style-name="T12">create_schema_caib.sql</text:span></text:p>
                  <text:p text:style-name="P142"><text:span text:style-name="T12">\i $HOME/portafib/scripts/bbdd/</text:span><text:span text:style-name="T13">[x.y]</text:span><text:span text:style-name="T12">/</text:span><text:span text:style-name="T13">[sgbd]</text:span><text:span text:style-name="T12">/portafib_create_data.sql</text:span></text:p>
                  <text:p text:style-name="P142"><text:span text:style-name="T12">\i $HOME/portafib/scripts/bbdd/</text:span><text:span text:style-name="T13">[x.y]</text:span><text:span text:style-name="T12">/portafib_create_data_caib.sql</text:span><text:span text:style-name="T12"><text:note text:id="ftn8" text:note-class="footnote"><text:note-citation>8</text:note-citation><text:note-body><text:p text:style-name="P125"><text:s text:c="2"/>portafib_create_data_caib.sql: incorpora els tipus de documents del Portafirmas de la CAIB</text:p></text:note-body></text:note></text:span></text:p>
                  <text:p text:style-name="P142"><text:span text:style-name="T12">\i $HOME/portafib/scripts/bbdd/</text:span><text:span text:style-name="T13">[x.y]</text:span><text:span text:style-name="T12">/oracle/portafib_carrecs_caib.sql</text:span><text:span text:style-name="T12"><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124"/>
            <text:p text:style-name="P124">Important: Abans d'executar el fitxer portafib_carrecs_caib.sql aquest s'ha d'editar per configurar la IP del servidor de PortaFIB.</text:p>
          </table:table-cell>
        </table:table-row>
      </table:table>
      <text:p text:style-name="P78"/>
      <text:p text:style-name="P65"/>
      <text:p text:style-name="P68"><text:tab/>On <text:span text:style-name="T23">[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text:soft-page-break/>(Requereix compilar el codi. Veure punt “<text:bookmark-ref text:reference-format="chapter" text:ref-name="__RefNumPara__1225_1457230152">6.1</text:bookmark-ref>.-<text:bookmark-ref text:reference-format="text" text:ref-name="__RefNumPara__1225_1457230152">Compilar PortaFIB des de Git de GitHub</text:bookmark-ref>”);</text:p>
      <text:p text:style-name="P78"/>
      <text:p text:style-name="P78"/>
      <text:h text:style-name="Heading_20_3" text:outline-level="3">Sortir</text:h>
      <text:list xml:id="list30586369" text:continue-numbering="true" text:style-name="L3">
        <text:list-header>
          <text:p text:style-name="P170"/>
        </text:list-header>
      </text:list>
      <table:table table:name="Tabla32" table:style-name="Tabla32">
        <table:table-column table:style-name="Tabla32.A"/>
        <table:table-row>
          <table:table-cell table:style-name="Tabla32.A1" office:value-type="string">
            <text:p text:style-name="P151">\q</text:p>
          </table:table-cell>
        </table:table-row>
      </table:table>
      <text:list xml:id="list30594715" text:continue-numbering="true" text:style-name="L3">
        <text:list-item>
          <text:list>
            <text:list-header>
              <text:p text:style-name="P170"/>
            </text:list-header>
          </text:list>
        </text:list-item>
      </text:list>
      <text:p text:style-name="P64"/>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6725123037147451780" text:style-name="L17">
        <text:list-item>
          <text:list>
            <text:list-item>
              <text:list>
                <text:list-item>
                  <text:p text:style-name="P209">Nom de bbdd: seycon</text:p>
                </text:list-item>
                <text:list-item>
                  <text:p text:style-name="P209">Usuari: <text:s/>seycon</text:p>
                </text:list-item>
                <text:list-item>
                  <text:p text:style-name="P209">Contrasenya: seycon</text:p>
                </text:list-item>
                <text:list-item>
                  <text:p text:style-name="P209">Script de creació de bbdd: $HOME/portafib/scripts/development/seycon.sql</text:p>
                </text:list-item>
                <text:list-item>
                  <text:p text:style-name="P209">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p text:style-name="P106"/>
      <text:p text:style-name="Standard"/>
      <text:h text:style-name="P180" text:outline-level="1"><text:bookmark-start text:name="__RefNumPara__1672_1584979607"/><text:bookmark-start text:name="__RefHeading__4024_975151201"/>Connexions HTTPS i ClientCert en JBoss<text:bookmark-end text:name="__RefNumPara__1672_1584979607"/><text:bookmark-end text:name="__RefHeading__4024_975151201"/></text:h>
      <text:p text:style-name="P133"/>
      <text:p text:style-name="P134"><text:tab/>A continuació veurem com configurar JBoss per emprar connexions https i connexions https/ClientCert, és a dir emprant http segur i autenticació emprant Certificats.</text:p>
      <text:p text:style-name="P134"><text:tab/>Realment l'únic canvi que realitzarem serà el suport de AJP en JBoss i el suport HTTP, HTTPS i ClientCert ho configurarem en Apache2.</text:p>
      <text:p text:style-name="P134"/>
      <text:p text:style-name="P114"/>
      <text:h text:style-name="Heading_20_2" text:outline-level="2">Configurar AJP en JBOSS 5</text:h>
      <text:p text:style-name="Text_20_body"/>
      <text:p text:style-name="Text_20_body"><text:tab/>Editar el fitxer [jboss-5]\server\default\deploy\jbossweb.sar\server.xml i afegir el codi marcat en negreta dins del bloc “&lt;Service name="jboss.web"&gt;”:</text:p>
      <text:p text:style-name="Text_20_body"/>
      <table:table table:name="Taula26" table:style-name="Taula26">
        <table:table-column table:style-name="Taula26.A"/>
        <table:table-row>
          <table:table-cell table:style-name="Taula26.A1" office:value-type="string">
            <text:p text:style-name="P24"><text:s text:c="3"/>&lt;Service name="jboss.web"&gt;</text:p>
            <text:p text:style-name="P24"/>
            <text:p text:style-name="P24"><text:s text:c="6"/>....</text:p>
            <text:p text:style-name="P24"/>
            <text:p text:style-name="P26"><text:s text:c="6"/>&lt;!-- A AJP 1.3 Connector on port 8009 --&gt;<text:line-break/> <text:s text:c="5"/>&lt;Connector protocol="AJP/1.3" port="8009" address="${jboss.bind.address}"<text:line-break/> <text:s text:c="8"/>redirectPort="8443" /&gt;</text:p>
          </table:table-cell>
        </table:table-row>
      </table:table>
      <text:p text:style-name="Text_20_body"/>
      <text:p text:style-name="Text_20_body"><text:tab/>Haurem de reiniciar el jboss.</text:p>
      <text:p text:style-name="Text_20_body"/>
      <text:h text:style-name="Heading_20_2" text:outline-level="2">Configuració Apache 2.2.14 o superior per connectar amb PortaFIB</text:h>
      <text:h text:style-name="Heading_20_3" text:outline-level="3"><text:bookmark-start text:name="__RefHeading__7859_1636708646"/>Crear Certificats de Prova per Apache<text:bookmark-end text:name="__RefHeading__7859_1636708646"/></text:h>
      <text:p text:style-name="Text_20_body"><text:tab/>Per les comunicacions https necessitam un certificat de servidor, que d'alguna forma ens assegura la comunicació entre client i servidor. Si tenguéssim algun certificat emès per una entitat de confiança llavors empraríem aquest enlloc del de proves i podriem ometre les següents passes.</text:p>
      <text:p text:style-name="Text_20_body"/>
      <table:table table:name="Taula16" table:style-name="Taula16">
        <table:table-column table:style-name="Taula16.A"/>
        <table:table-row>
          <table:table-cell table:style-name="Taula16.A1" office:value-type="string">
            <text:p text:style-name="P118">$ openssl genrsa -des3 -passout pass:x -out apache.pass.key 2048</text:p>
            <text:p text:style-name="P118">$ openssl rsa -passin pass:x -in apache.pass.key -out apache.key</text:p>
            <text:p text:style-name="P118"><text:soft-page-break/>$ rm apache.pass.key</text:p>
            <text:p text:style-name="P118">$ openssl req -new -key apache.key -out apache.csr</text:p>
            <text:p text:style-name="P119">You are about to be asked to enter information that will be incorporated</text:p>
            <text:p text:style-name="P119">into your certificate request.</text:p>
            <text:p text:style-name="P119">What you are about to enter is what is called a Distinguished Name or a DN.</text:p>
            <text:p text:style-name="P119">There are quite a few fields but you can leave some blank</text:p>
            <text:p text:style-name="P119">For some fields there will be a default value,</text:p>
            <text:p text:style-name="P119">If you enter '.', the field will be left blank.</text:p>
            <text:p text:style-name="P119">-----</text:p>
            <text:p text:style-name="P119">Country Name (2 letter code) [AU]:<text:span text:style-name="T23">ES</text:span></text:p>
            <text:p text:style-name="P119">State or Province Name (full name) [Some-State]:<text:span text:style-name="T23">IB</text:span></text:p>
            <text:p text:style-name="P119">Locality Name (eg, city) []:<text:span text:style-name="T23">Palma</text:span></text:p>
            <text:p text:style-name="P119">Organization Name (eg, company) [Internet Widgits Pty Ltd]:<text:span text:style-name="T23">FundacioBit</text:span></text:p>
            <text:p text:style-name="P119">Organizational Unit Name (eg, section) []:<text:span text:style-name="T23">OTAE</text:span></text:p>
            <text:p text:style-name="P119">Common Name (eg, YOUR name) []:<text:span text:style-name="T23">&lt;&lt;IP_HOSTNAME_O_DOMINI&gt;&gt;</text:span></text:p>
            <text:p text:style-name="P119">Email Address []: <text:span text:style-name="T23">&lt;&lt;ADMIN_EMAIL&gt;&gt;</text:span></text:p>
            <text:p text:style-name="P119">Please enter the following 'extra' attributes</text:p>
            <text:p text:style-name="P119">to be sent with your certificate request</text:p>
            <text:p text:style-name="P119">A challenge password []:</text:p>
            <text:p text:style-name="P119">An optional company name []:</text:p>
            <text:p text:style-name="P120"/>
            <text:p text:style-name="P118">$ openssl x509 -req -days 365 -in apache.csr -signkey apache.key -out apache.crt</text:p>
          </table:table-cell>
        </table:table-row>
      </table:table>
      <text:p text:style-name="Text_20_body"/>
      <text:p text:style-name="Text_20_body"/>
      <text:h text:style-name="Heading_20_3" text:outline-level="3">Instal·lació de l'apache2</text:h>
      <table:table table:name="Taula17" table:style-name="Taula17">
        <table:table-column table:style-name="Taula17.A"/>
        <table:table-row>
          <table:table-cell table:style-name="Taula17.A1" office:value-type="string">
            <text:p text:style-name="P116">sudo apt-get install apache2</text:p>
          </table:table-cell>
        </table:table-row>
      </table:table>
      <text:p text:style-name="Text_20_body"/>
      <text:h text:style-name="Heading_20_3" text:outline-level="3">Afegir mòduls SSL, proxy i ajp</text:h>
      <text:p text:style-name="Text_20_body"/>
      <table:table table:name="Taula18" table:style-name="Taula18">
        <table:table-column table:style-name="Taula18.A"/>
        <table:table-row>
          <table:table-cell table:style-name="Taula18.A1" office:value-type="string">
            <text:p text:style-name="P116">sudo a2enmod ssl proxy proxy_ajp </text:p>
          </table:table-cell>
        </table:table-row>
      </table:table>
      <text:p text:style-name="Text_20_body"/>
      <text:h text:style-name="Heading_20_3" text:outline-level="3"><text:soft-page-break/>Configuracio Connexió HTTP</text:h>
      <text:p text:style-name="Text_20_body"><text:tab/>Crearem un fitxer <text:s/>portafib.fundaciobit.org.conf (adaptar el nom al domini de la vostra entitat) dins de <text:s/>/etc/apache2/sites-available amb el següent contingut:</text:p>
      <table:table table:name="Taula27" table:style-name="Taula27">
        <table:table-column table:style-name="Taula27.A"/>
        <table:table-row>
          <table:table-cell table:style-name="Taula27.A1" office:value-type="string">
            <text:p text:style-name="P121">&lt;VirtualHost *:80&gt;<text:line-break/> <text:s/>ServerAdmin <text:span text:style-name="T23">otae@fundaciobit.org</text:span><text:line-break/> <text:s/>DocumentRoot /dades/webs/<text:line-break/> <text:s/>ServerName <text:span text:style-name="T23">portafib.fundaciobit.org</text:span><text:line-break/> <text:s/>ErrorLog logs/portafib/portafib_error_log<text:line-break/> <text:s/>CustomLog logs/portafib/portafib_access_log combined<text:line-break/> <text:s/>DirectoryIndex index.php<text:line-break/> <text:s/>&lt;Directory "/dades/webs/"&gt;<text:line-break/> <text:s text:c="4"/>AllowOverride All<text:line-break/> <text:s text:c="4"/>Options None<text:line-break/> <text:s text:c="4"/>Order allow,deny<text:line-break/> <text:s text:c="4"/>Allow from all<text:line-break/> <text:s/>&lt;/Directory&gt;<text:line-break/> </text:p>
            <text:p text:style-name="P121"><text:s text:c="3"/>ProxyPass / ajp://<text:span text:style-name="T23">10.215.216.175</text:span>:8009/ timeout=600 keepalive=on <text:s/><text:line-break/><text:line-break/>&lt;/VirtualHost&gt;</text:p>
          </table:table-cell>
        </table:table-row>
      </table:table>
      <text:p text:style-name="Text_20_body"/>
      <text:p text:style-name="Text_20_body">S'han de modificar els camps en negreta:</text:p>
      <text:list xml:id="list3040159877330143198" text:style-name="L18">
        <text:list-item>
          <text:p text:style-name="P210"><text:span text:style-name="T34">L'adreça de correu </text:span><text:a xlink:type="simple" xlink:href="mailto:otae@fundaciobit.org" text:style-name="Internet_20_link" text:visited-style-name="Visited_20_Internet_20_Link"><text:span text:style-name="T34">otae@fundaciobit.org</text:span></text:a><text:span text:style-name="T34"> s'ha de substituir pel mail de l'administrador de sistemes </text:span></text:p>
        </text:list-item>
        <text:list-item>
          <text:p text:style-name="P212">La URL portafib.fundaciobit.org s'ha de substiruir per la url de l'entitat per atacar a PortaFIB</text:p>
        </text:list-item>
        <text:list-item>
          <text:p text:style-name="P212">La IP 10.215.216.175 s'ha de modificar per la IP on es trobi el JBoss 5</text:p>
        </text:list-item>
      </text:list>
      <text:p text:style-name="Text_20_body"/>
      <text:h text:style-name="Heading_20_3" text:outline-level="3">Configuració Connexió HTTPS</text:h>
      <text:p text:style-name="P136"><text:tab/>Crearem un fitxer <text:s/>portafib-ssl.fundaciobit.org.conf (adaptar el nom al domini de la vostra entitat) dins de <text:s/>/etc/apache2/sites-available amb el següent contingut:</text:p>
      <table:table table:name="Taula28" table:style-name="Taula28">
        <table:table-column table:style-name="Taula28.A"/>
        <table:table-row>
          <table:table-cell table:style-name="Taula28.A1" office:value-type="string">
            <text:p text:style-name="P35"><text:span text:style-name="T6"># mod_ssl.c<text:line-break/>&lt;IfModule ssl_module&gt;<text:line-break/>&lt;VirtualHost *:443&gt;<text:line-break/> <text:s/>ServerAdmin </text:span><text:span text:style-name="T17">otae@fundaciobit.org</text:span><text:span text:style-name="T6"><text:line-break/><text:line-break/> <text:s/>CustomLog logs/portafib/portafibssl_access.log combined<text:line-break/> <text:s/>ErrorLog logs/portafib/portafibssl_error_log<text:line-break/><text:line-break/> <text:s/>ServerName </text:span><text:span text:style-name="T17">portafib.fundaciobit.org</text:span><text:span text:style-name="T6"><text:line-break/> <text:s/>SSLEngine on<text:line-break/></text:span><text:soft-page-break/><text:span text:style-name="T6"><text:line-break/> <text:s/>SSLProtocol all -SSLv2<text:line-break/> <text:s/>SSLCipherSuite ALL:!ADH:!EXPORT:!SSLv2:RC4+RSA:+HIGH:+MEDIUM:+LOW<text:line-break/><text:line-break/> <text:s/>SSLCertificateFile </text:span><text:span text:style-name="T17">/etc/apache2/sites-enabled/httpscerts_portafib/wildcard.comodo.crt</text:span><text:span text:style-name="T6"><text:line-break/> <text:s/>SSLCertificateKeyFile </text:span><text:span text:style-name="T17">/etc/apache2/sites-enabled/httpscerts_portafib/wildcard.comodo.key</text:span><text:span text:style-name="T6"><text:line-break/> <text:s/>SSLCertificateChainFile </text:span><text:span text:style-name="T17">/etc/apache2/sites-enabled/httpscerts_portafib/wildcard.comodo.ca</text:span><text:span text:style-name="T6"><text:line-break/><text:line-break/> <text:s/>&lt;Proxy *&gt;<text:line-break/> <text:s text:c="4"/>AddDefaultCharset Off<text:line-break/> <text:s text:c="4"/>Order deny,allow<text:line-break/> <text:s text:c="4"/>Allow from all<text:line-break/> <text:s/>&lt;/Proxy&gt;<text:line-break/><text:line-break/> <text:s/>ProxyPass / ajp://</text:span><text:span text:style-name="T17">10.215.216.175</text:span><text:span text:style-name="T6">:8009/ <text:s/>timeout=600 <text:s/>keepalive=on<text:line-break/><text:line-break/>&lt;/VirtualHost&gt;<text:line-break/>&lt;/IfModule&gt;</text:span></text:p>
          </table:table-cell>
        </table:table-row>
      </table:table>
      <text:p text:style-name="P136"/>
      <text:p text:style-name="P136">S'han de modificar els camps en negreta:</text:p>
      <text:list xml:id="list30577202" text:continue-numbering="true" text:style-name="L18">
        <text:list-item>
          <text:p text:style-name="P210"><text:span text:style-name="T34">L'adreça de correu </text:span><text:a xlink:type="simple" xlink:href="mailto:otae@fundaciobit.org" text:style-name="Internet_20_link" text:visited-style-name="Visited_20_Internet_20_Link"><text:span text:style-name="T34">otae@fundaciobit.org</text:span></text:a><text:span text:style-name="T34"> s'ha de substituir pel mail de l'administrador de sistemes </text:span></text:p>
        </text:list-item>
        <text:list-item>
          <text:p text:style-name="P212">La URL portafib.fundaciobit.org s'ha de substiruir per la url de l'entitat per atacar a PortaFIB</text:p>
        </text:list-item>
        <text:list-item>
          <text:p text:style-name="P212">La IP 10.215.216.175 s'ha de modificar per la IP on es trobi el JBoss 5</text:p>
        </text:list-item>
        <text:list-item>
          <text:p text:style-name="P212">Els valors de les propietats <text:s/>SSLCertificateFile, SSLCertificateKeyFile i SSLCertificateChainFile s'han de canviar per la ruta als fitxers de certificats generats en el punt “<text:bookmark-ref text:reference-format="number-all-superior" text:ref-name="__RefHeading__7859_1636708646">5.2.1.-</text:bookmark-ref><text:bookmark-ref text:reference-format="text" text:ref-name="__RefHeading__7859_1636708646">Crear Certificats de Prova per Apache</text:bookmark-ref>” o pels fitxers generats per una entitat certificadora de confiança.</text:p>
        </text:list-item>
      </text:list>
      <text:p text:style-name="P136"/>
      <text:h text:style-name="Heading_20_3" text:outline-level="3">Configurar Connexió HTTPS+CLIENTCERT</text:h>
      <text:p text:style-name="P136"><text:tab/>Crearem un fitxer <text:s/>portafib-ssl-clientcert.fundaciobit.org.conf (adaptar el nom al domini de la vostra entitat) dins de <text:s/>/etc/apache2/sites-available amb el següent contingut:</text:p>
      <text:p text:style-name="Text_20_body"/>
      <table:table table:name="Taula32" table:style-name="Taula32">
        <table:table-column table:style-name="Taula32.A"/>
        <table:table-row>
          <table:table-cell table:style-name="Taula32.A1" office:value-type="string">
            <text:p text:style-name="Table_20_Contents"><text:span text:style-name="T6"># mod_ssl.c<text:line-break/>&lt;IfModule ssl_module&gt;<text:line-break/>&lt;VirtualHost *:443&gt;<text:line-break/> <text:s/>ServerAdmin </text:span><text:span text:style-name="T17">otae@fundaciobit.org</text:span><text:span text:style-name="T6"><text:line-break/><text:line-break/></text:span><text:soft-page-break/><text:span text:style-name="T6"> <text:s/>CustomLog logs/portafib/portafibssl_cc__access.log combined<text:line-break/> <text:s/>ErrorLog logs/portafib/portafibssl_cc_error_log<text:line-break/><text:line-break/> <text:s/>ServerName </text:span><text:span text:style-name="T17">portafibcc.fundaciobit.org</text:span><text:span text:style-name="T6"><text:line-break/> <text:s/>SSLEngine on<text:line-break/><text:line-break/> <text:s/>SSLProtocol all -SSLv2<text:line-break/> <text:s/>SSLCipherSuite ALL:!ADH:!EXPORT:!SSLv2:RC4+RSA:+HIGH:+MEDIUM:+LOW<text:line-break/><text:line-break/> <text:s/>SSLCertificateFile <text:s text:c="5"/></text:span><text:span text:style-name="T17">/etc/apache2/sites-enabled/httpscerts_portafib/wildcard.comodo.crt</text:span><text:span text:style-name="T6"><text:line-break/> <text:s/>SSLCertificateKeyFile <text:s text:c="2"/></text:span><text:span text:style-name="T17">/etc/apache2/sites-enabled/httpscerts_portafib/wildcard.comodo.key</text:span><text:span text:style-name="T6"><text:line-break/> <text:s/>SSLCertificateChainFile </text:span><text:span text:style-name="T17">/etc/apache2/sites-enabled/httpscerts_portafib/wildcard.comodo.ca</text:span><text:span text:style-name="T6"><text:line-break/><text:line-break/> <text:s/>SSLVerifyClient optional_no_ca<text:line-break/> <text:s/>SSLVerifyDepth 999<text:line-break/> <text:s/>SSLOptions +ExportCertData<text:line-break/><text:line-break/> <text:s/>&lt;Proxy *&gt;<text:line-break/> <text:s text:c="4"/>AddDefaultCharset Off<text:line-break/> <text:s text:c="4"/>Order deny,allow<text:line-break/> <text:s text:c="4"/>Allow from all<text:line-break/> <text:s/>&lt;/Proxy&gt;<text:line-break/><text:line-break/> <text:s/>ProxyPass / ajp://</text:span><text:span text:style-name="T17">10.215.216.175</text:span><text:span text:style-name="T6">:8009/ <text:s/>timeout=600 <text:s/>keepalive=on<text:line-break/><text:line-break/>&lt;/VirtualHost&gt;<text:line-break/>&lt;/IfModule&gt;</text:span><text:line-break/></text:p>
          </table:table-cell>
        </table:table-row>
      </table:table>
      <text:p text:style-name="Text_20_body"/>
      <text:p text:style-name="P136">S'han de modificar els camps en negreta:</text:p>
      <text:list xml:id="list30592515" text:continue-numbering="true" text:style-name="L18">
        <text:list-item>
          <text:p text:style-name="P210"><text:span text:style-name="T34">L'adreça de correu </text:span><text:a xlink:type="simple" xlink:href="mailto:otae@fundaciobit.org" text:style-name="Internet_20_link" text:visited-style-name="Visited_20_Internet_20_Link"><text:span text:style-name="T34">otae@fundaciobit.org</text:span></text:a><text:span text:style-name="T34"> s'ha de substituir pel mail de l'administrador de sistemes.</text:span></text:p>
        </text:list-item>
        <text:list-item>
          <text:p text:style-name="P212">La URL portafibcc.fundaciobit.org s'ha de substiruir per la url de l'entitat per atacar a PortaFIB. Fixau-vos que aquest domini es diferent al de la configuracio HTTPS+USER-PASSWORD ja no podem ternir sobre el mateix domini dues configuracions.</text:p>
        </text:list-item>
        <text:list-item>
          <text:p text:style-name="P212">La IP 10.215.216.175 s'ha de modificar per la IP on es trobi el JBoss 5</text:p>
        </text:list-item>
        <text:list-item>
          <text:p text:style-name="P212">Els valors de les propietats <text:s/>SSLCertificateFile, SSLCertificateKeyFile i SSLCertificateChainFile s'han de canviar per la ruta als fitxers de certificats generats en el punt “<text:bookmark-ref text:reference-format="number-all-superior" text:ref-name="__RefHeading__7859_1636708646">5.2.1.-</text:bookmark-ref><text:bookmark-ref text:reference-format="text" text:ref-name="__RefHeading__7859_1636708646">Crear Certificats de Prova per Apache</text:bookmark-ref>” o pels fitxers generats per una entitat certificadora de confiança.</text:p>
        </text:list-item>
      </text:list>
      <text:p text:style-name="Text_20_body"/>
      <text:h text:style-name="Heading_20_3" text:outline-level="3"><text:soft-page-break/>Activar <text:s/>Sites</text:h>
      <text:p text:style-name="Text_20_body"/>
      <text:p text:style-name="Text_20_body">Activarem aquests sites executant les següents comandes</text:p>
      <table:table table:name="Taula20" table:style-name="Taula20">
        <table:table-column table:style-name="Taula20.A"/>
        <table:table-row>
          <table:table-cell table:style-name="Taula20.A1" office:value-type="string">
            <text:p text:style-name="P116">% sudo a2ensite portafib.fundaciobit.org.conf </text:p>
            <text:p text:style-name="P116">% sudo a2ensite portafib-ssl.fundaciobit.org.conf </text:p>
            <text:p text:style-name="P116">% sudo a2ensite portafib-ssl-clientcert.fundaciobit.org.conf </text:p>
          </table:table-cell>
        </table:table-row>
      </table:table>
      <text:p text:style-name="Text_20_body"/>
      <text:h text:style-name="Heading_20_3" text:outline-level="3">Activar https en l'apache</text:h>
      <text:p text:style-name="Text_20_body"><text:tab/>Editarem el fitxer /etc/apache2/ports.conf i afegirem la següents línies:</text:p>
      <table:table table:name="Taula21" table:style-name="Taula21">
        <table:table-column table:style-name="Taula21.A"/>
        <table:table-row>
          <table:table-cell table:style-name="Taula21.A1" office:value-type="string">
            <text:p text:style-name="P158">&lt;IfModule ssl_module&gt;<text:line-break/><text:tab/>Listen 443<text:line-break/>&lt;/IfModule&gt;</text:p>
          </table:table-cell>
        </table:table-row>
      </table:table>
      <text:p text:style-name="Text_20_body"/>
      <text:h text:style-name="Heading_20_3" text:outline-level="3">Obrir firewall pels ports 80 i 443</text:h>
      <text:p text:style-name="Text_20_body">Si tenim firewall llavors obrir els ports 80 i 443. Per exemple per Ubuntu és:</text:p>
      <table:table table:name="Taula19" table:style-name="Taula19">
        <table:table-column table:style-name="Taula19.A"/>
        <table:table-row>
          <table:table-cell table:style-name="Taula19.A1" office:value-type="string">
            <text:p text:style-name="P17">sudo ufw allow 80</text:p>
            <text:p text:style-name="P17">sudo ufw allow 443</text:p>
          </table:table-cell>
        </table:table-row>
      </table:table>
      <text:p text:style-name="Text_20_body"><text:s/></text:p>
      <text:h text:style-name="Heading_20_3" text:outline-level="3">Reiniciar l'apache</text:h>
      <table:table table:name="Taula25" table:style-name="Taula25">
        <table:table-column table:style-name="Taula25.A"/>
        <table:table-row>
          <table:table-cell table:style-name="Taula25.A1" office:value-type="string">
            <text:p text:style-name="P116">sudo service apache2 restart</text:p>
          </table:table-cell>
        </table:table-row>
      </table:table>
      <text:p text:style-name="Text_20_body"/>
      <text:h text:style-name="Heading_20_2" text:outline-level="2">Proves HTTPS-CLIENTCERT</text:h>
      <text:p text:style-name="Text_20_body"/>
      <text:p text:style-name="P102"><text:tab/><text:span text:style-name="T26">Per realitzar proves de https amb Aquest certificat certificatdeservidor.cer l'hem d'instal·lar en els magatzems de certificats de tots els clients que accedeixin al servidor. Recordar que Firefox gestiona el seu propi magatzem de certificats, per la qual cosa també s'haurà de donar d'alta en aquest navegador si es fa feina amb ell.</text:span></text:p>
      <text:p text:style-name="P135"/>
      <text:p text:style-name="P135"><text:tab/>Després ja ens apareixerà una finestra amb un llistat de certificats que podem emprar per aquella connexió:</text:p>
      <text:p text:style-name="P128"/>
      <table:table table:name="Taula12" table:style-name="Taula12">
        <table:table-column table:style-name="Taula12.A"/>
        <table:table-column table:style-name="Taula12.B"/>
        <text:soft-page-break/>
        <table:table-row>
          <table:table-cell table:style-name="Taula12.A1" office:value-type="string">
            <text:p text:style-name="P59"><draw:frame draw:style-name="fr6" draw:name="gràfics11" text:anchor-type="as-char" svg:width="8.304cm" svg:height="6.62cm" draw:z-index="88"><draw:image xlink:href="Pictures/1000000000000237000001C4E6B9BC5D.png" xlink:type="simple" xlink:show="embed" xlink:actuate="onLoad"/></draw:frame></text:p>
            <text:p text:style-name="P29">Diàleg de selecció de certificat en Firefox</text:p>
          </table:table-cell>
          <table:table-cell table:style-name="Taula12.B1" office:value-type="string">
            <text:p text:style-name="P59"><draw:frame draw:style-name="fr6" draw:name="gràfics10" text:anchor-type="as-char" svg:width="8.308cm" svg:height="5.158cm" draw:z-index="89"><draw:image xlink:href="Pictures/10000000000001D3000001226464C06A.png" xlink:type="simple" xlink:show="embed" xlink:actuate="onLoad"/></draw:frame></text:p>
            <text:p text:style-name="P29">Diàleg de selecció de certificat en Chrome</text:p>
          </table:table-cell>
        </table:table-row>
      </table:table>
      <text:p text:style-name="P128"/>
      <text:p text:style-name="P128"/>
      <text:p text:style-name="P128"/>
      <text:p text:style-name="Text_20_body"/>
      <text:h text:style-name="Heading_20_1" text:outline-level="1">Annexes</text:h>
      <text:h text:style-name="Heading_20_2" text:outline-level="2"><text:bookmark-start text:name="__RefNumPara__1225_1457230152"/>Compilar PortaFIB des de Git de GitHub<text:bookmark-end text:name="__RefNumPara__1225_1457230152"/></text:h>
      <text:p text:style-name="P87"/>
      <text:p text:style-name="P87"><text:tab/>Aquest manual explica com compilar l'aplicació PortaFIB a partir del repositori de git de GitHub. Es requerix JDK 1.6, ant i maven (versió mínima 3.0.2). La compilació es realitzarà en un directori <text:s/>portafib del home de l'usuari ($HOME/portafib<text:span text:style-name="T2">)</text:span>.</text:p>
      <text:p text:style-name="P64"/>
      <text:h text:style-name="Heading_20_3" text:outline-level="3">Git Clone</text:h>
      <text:p text:style-name="P159"><text:tab/>Estant en el home de l'usuari fer clone d'una branca o un tag executant la següent comanda (per exemple branca portafib-1.1:</text:p>
      <text:p text:style-name="P64">BRANCA</text:p>
      <table:table table:name="Tabla23" table:style-name="Tabla23">
        <table:table-column table:style-name="Tabla23.A"/>
        <table:table-row>
          <table:table-cell table:style-name="Tabla23.A1" office:value-type="string">
            <text:p text:style-name="P81">$git clone --branch portafib-2.0 http://github.com/GovernIB/portafib</text:p>
          </table:table-cell>
        </table:table-row>
      </table:table>
      <text:p text:style-name="P64"/>
      <text:p text:style-name="P64">TAG</text:p>
      <table:table table:name="Taula7" table:style-name="Taula7">
        <table:table-column table:style-name="Taula7.A"/>
        <table:table-row>
          <table:table-cell table:style-name="Taula7.A1" office:value-type="string">
            <text:p text:style-name="P82">$git clone --branch portafib-2.0.0 http://github.com/GovernIB/portafib</text:p>
          </table:table-cell>
        </table:table-row>
      </table:table>
      <text:p text:style-name="P64"/>
      <text:p text:style-name="P64"/>
      <text:h text:style-name="P202" text:outline-level="3" text:is-list-header="true"/>
      <text:p text:style-name="P64"/>
      <text:h text:style-name="Heading_20_3" text:outline-level="3"><text:soft-page-break/>Firma del jar l'Applet o Applet firmat per defecte</text:h>
      <text:p text:style-name="P64"/>
      <text:p text:style-name="P64"><text:tab/>Applet del PortaFIB requereix que estigui firmat. A partir de la versió de java 1.7.0_45 requereix que aquesta firma estigui dins el repositori d'entitats en que java confia. En cas contrari no executa l'applet.</text:p>
      <text:p text:style-name="P64"><text:tab/>La forma més senzilla es emprar l'applet ja firmat <text:s/>i deixar que Maven obtengui el jar del repositori maven de GovernIB</text:p>
      <text:p text:style-name="P64"/>
      <text:p text:style-name="P64"/>
      <text:h text:style-name="Heading_20_4" text:outline-level="4">Utilitzar Applet ja Firmat</text:h>
      <text:list xml:id="list4161718545618372178" text:style-name="L19">
        <text:list-header>
          <text:p text:style-name="P171"/>
        </text:list-header>
      </text:list>
      <text:p text:style-name="P64"><text:tab/>No s'ha de fer res ja que maven obté el jar d'un directoi del codi font i el copia al repositori maven de la màquina-usuari local.</text:p>
      <text:p text:style-name="P64"/>
      <text:p text:style-name="P64"/>
      <text:h text:style-name="Heading_20_4" text:outline-level="4">Compilar i Firmar l'Applet </text:h>
      <text:p text:style-name="P64"/>
      <text:p text:style-name="P67"><text:tab/>En cas que vulguem desenvolupar l'applet llavors requerim de dues passes: primera, definir el certificat amb el que es firmarà l'applet i segona indicar a maven que volem compilar l'applet (utilitzar el paràmetre -Pminiappletui).</text:p>
      <text:p text:style-name="P64"/>
      <text:p text:style-name="P64"><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64"/>
      <text:p text:style-name="P64"><text:tab/>Teniu un exemple de keystore amb un certificat de firma dins el directori $HOME/portafib/scripts/certificats/afirma.keystore executar la següent comanda:</text:p>
      <text:p text:style-name="P64"/>
      <table:table table:name="Tabla19" table:style-name="Tabla19">
        <table:table-column table:style-name="Tabla19.A"/>
        <table:table-row>
          <table:table-cell table:style-name="Tabla19.A1" office:value-type="string">
            <text:p text:style-name="Table_20_Contents"><text:s/><text:span text:style-name="T10"><text:s/>$ cp $HOME/portafib/scripts/certificats/afirma.keystore $HOME/portafib</text:span></text:p>
          </table:table-cell>
        </table:table-row>
      </table:table>
      <text:p text:style-name="P64"/>
      <text:p text:style-name="P64"><text:tab/>El certificat contingut en aquest keystore és de proves, per lo que si alguna entitat vol utilitzar un certificat reconegut per firmat l'applet llavors no hi ha cap problema, només ha de seguir les instruccions abans descrites.</text:p>
      <text:p text:style-name="P64"/>
      <text:h text:style-name="Heading_20_3" text:outline-level="3"><text:bookmark-start text:name="__RefHeading__3773_1399293354"/>Compilació<text:bookmark-end text:name="__RefHeading__3773_1399293354"/></text:h>
      <text:p text:style-name="P67"><text:tab/>Tal i com s'ha explicat en la introducció, es poden generar ears amb diferents característiques segons el paràmetres emprats durant la compilació. Si escriviu help.sh /.bat vos apareixeran totes les opcions:</text:p>
      <text:p text:style-name="P64"/>
      <text:p text:style-name="P67"><text:tab/>Existeix un script que ens ajuda en la tasca de compilació i que a més copia l'ear al JBoss i és compile.sh/.bat. Opcionalment emprant aquests scripts, si definim la variable d'entorn de sistema PORTAFIB_DEPLOY_DIR apuntant al directori de deploy de jboss, llavors després de cada compilació es copiarà l'ear aquest directori de deploy. A aquest script se li pot afegir els <text:soft-page-break/>següents paràmetres (<text:span text:style-name="T39">executar comanda help.sh/.bat per veure la llista actualitzada</text:span>)</text:p>
      <text:p text:style-name="P64"/>
      <text:p text:style-name="P64"/>
      <table:table table:name="Tabla21" table:style-name="Tabla21">
        <table:table-column table:style-name="Tabla21.A"/>
        <table:table-column table:style-name="Tabla21.B"/>
        <table:table-row table:style-name="Tabla21.1">
          <table:table-cell table:style-name="Tabla21.A1" office:value-type="string">
            <text:p text:style-name="P73">Paràmetre</text:p>
          </table:table-cell>
          <table:table-cell table:style-name="Tabla21.B1" office:value-type="string">
            <text:p text:style-name="P73">Descripció</text:p>
          </table:table-cell>
        </table:table-row>
        <table:table-row table:style-name="Tabla21.1">
          <table:table-cell table:style-name="Tabla21.A2" office:value-type="string">
            <text:p text:style-name="P64">-Pbuild</text:p>
          </table:table-cell>
          <table:table-cell table:style-name="Tabla21.B2" office:value-type="string">
            <text:p text:style-name="P64">Nomes emprar en desenvolupament. Sistema manual de revisions. Marca una nova data de revisió.</text:p>
          </table:table-cell>
        </table:table-row>
        <table:table-row table:style-name="Tabla21.1">
          <table:table-cell table:style-name="Tabla21.A2" office:value-type="string">
            <text:p text:style-name="P64">-Psqlgen</text:p>
          </table:table-cell>
          <table:table-cell table:style-name="Tabla21.B2" office:value-type="string">
            <text:p text:style-name="P64">Genera scripts SQL dins /scripts/sqlgenerator. Més informació a /scripts/sqlgenerator/readme.txt</text:p>
          </table:table-cell>
        </table:table-row>
        <table:table-row table:style-name="Tabla21.1">
          <table:table-cell table:style-name="Tabla21.A2" office:value-type="string">
            <text:p text:style-name="P64">-Pminiappletui</text:p>
          </table:table-cell>
          <table:table-cell table:style-name="Tabla21.B2" office:value-type="string">
            <text:p text:style-name="P64">Compila l'applet i el firma amb el afirma.keystore. Sinó s'ha d'executar install_portafib_applet_signed_jar.sh/bat</text:p>
          </table:table-cell>
        </table:table-row>
        <table:table-row table:style-name="Tabla21.1">
          <table:table-cell table:style-name="Tabla21.A2" office:value-type="string">
            <text:p text:style-name="P64">-Psia</text:p>
          </table:table-cell>
          <table:table-cell table:style-name="Tabla21.B2" office:value-type="string">
            <text:p text:style-name="P64">Compila i inclou dins l'ear el Modul de Firma de SIA. Requereix llibreries addicionals (llegir plugins-signatureweb\miniappletinserversia\requirements.txt)</text:p>
          </table:table-cell>
        </table:table-row>
        <table:table-row table:style-name="Tabla21.1">
          <table:table-cell table:style-name="Tabla21.A2" office:value-type="string">
            <text:p text:style-name="P64">-Ppassarelaweb-v1</text:p>
          </table:table-cell>
          <table:table-cell table:style-name="Tabla21.B2" office:value-type="string">
            <text:p text:style-name="P67"><text:span text:style-name="T26">Nou Versió 1.1.3</text:span>. Compila el Modul de Firma Web de Passarel·la PortaFIB. <text:s text:c="17"/>També crea l'API i WS per atacar a Passarel·la Web de PortaFIB. <text:s text:c="17"/>Els WS definits són:</text:p>
            <text:p text:style-name="P64"><text:s text:c="23"/>/portafib/ws/v1/PortaFIBPassarelaDeFirmaWeb</text:p>
            <text:p text:style-name="P64"/>
            <text:p text:style-name="P64"/>
          </table:table-cell>
        </table:table-row>
        <table:table-row table:style-name="Tabla21.1">
          <table:table-cell table:style-name="Tabla21.A2" office:value-type="string">
            <text:p text:style-name="P64">-Ppassarelaserver-v1</text:p>
          </table:table-cell>
          <table:table-cell table:style-name="Tabla21.B2" office:value-type="string">
            <text:p text:style-name="P67"><text:span text:style-name="T26">Nou Versió 1.1.3</text:span>. Compila el Modul de Firma en Servidor de Passarel·la PortaFIB. També crea l'API i WS per atacar a Passarel·la Server de PortaFIB. <text:s text:c="17"/>Els WS definits són:</text:p>
            <text:p text:style-name="P64"><text:s text:c="23"/>/portafib/ws/v1/PortaFIBPassarelaDeFirmaEnServidor</text:p>
          </table:table-cell>
        </table:table-row>
        <table:table-row table:style-name="Tabla21.1">
          <table:table-cell table:style-name="Tabla21.A2" office:value-type="string">
            <text:p text:style-name="P96">-Pclientcert </text:p>
          </table:table-cell>
          <table:table-cell table:style-name="Tabla21.B2" office:value-type="string">
            <text:p text:style-name="P96"><text:span text:style-name="T45">Eliminat Versió 2.0.0</text:span><text:span text:style-name="T42">. </text:span>Genera un segon context web amb autenticacio CLIENT-CERT (context a /portafib/s)</text:p>
          </table:table-cell>
        </table:table-row>
        <table:table-row table:style-name="Tabla21.1">
          <table:table-cell table:style-name="Tabla21.A2" office:value-type="string">
            <text:p text:style-name="P64">-<text:span text:style-name="T40">Pws-portafib</text:span></text:p>
          </table:table-cell>
          <table:table-cell table:style-name="Tabla21.B2" office:value-type="string">
            <text:p text:style-name="P64"><text:span text:style-name="T26">Eliminat Versió 1.1.3</text:span>. Substituït per -Pws-portafib-v1</text:p>
          </table:table-cell>
        </table:table-row>
        <table:table-row table:style-name="Tabla21.1">
          <table:table-cell table:style-name="Tabla21.A2" office:value-type="string">
            <text:p text:style-name="P64">-Pws-portafib-v1</text:p>
          </table:table-cell>
          <table:table-cell table:style-name="Tabla21.B2" office:value-type="string">
            <text:p text:style-name="P64"><text:span text:style-name="T26">Nou Versió 1.1.3</text:span>. Crea WS per atacar a PortaFIB. Els WS definits són</text:p>
            <text:p text:style-name="P64"><text:s text:c="23"/>/portafib/ws/v1/PortaFIBPeticioDeFirma</text:p>
            <text:p text:style-name="P64"><text:s text:c="23"/>/portafib/ws/v1/PortaFIBUsuariEntitat</text:p>
            <text:p text:style-name="P64"><text:s text:c="23"/>/portafib/ws/v1/PortaFIBUsuariAplicacio</text:p>
            <text:p text:style-name="P64"><text:s text:c="23"/>/portafib/ws/v1/PortaFIBHelloWorld</text:p>
            <text:p text:style-name="P64">També compila exemples de cridada a ws\portafib_api.</text:p>
          </table:table-cell>
        </table:table-row>
        <table:table-row table:style-name="Tabla21.1">
          <table:table-cell table:style-name="Tabla21.A2" office:value-type="string">
            <text:p text:style-name="P64">-Pws-portafib-callback-server</text:p>
          </table:table-cell>
          <table:table-cell table:style-name="Tabla21.B2" office:value-type="string">
            <text:p text:style-name="P64">Crea 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ó 1. Per veure les cridades accedir a http://HOST:8080/portafib/portafibcb</text:p>
          </table:table-cell>
        </table:table-row>
        <table:table-row table:style-name="Tabla21.1">
          <table:table-cell table:style-name="Tabla21.A2" office:value-type="string">
            <text:p text:style-name="P64">-Pws-portafirmas</text:p>
          </table:table-cell>
          <table:table-cell table:style-name="Tabla21.B2" office:value-type="string">
            <text:p text:style-name="P64">Crea WS compatible amb l'API del PortaFirmas antic de la CAIB.</text:p>
            <text:p text:style-name="P69">El WS és accessible des de /portafib/portafirmasws/web/services/CWS.</text:p>
            <text:p text:style-name="P64">Exemple de cridada a ws\indra_api.</text:p>
          </table:table-cell>
        </table:table-row>
        <text:soft-page-break/>
        <table:table-row table:style-name="Tabla21.1">
          <table:table-cell table:style-name="Tabla21.A2" office:value-type="string">
            <text:p text:style-name="P64">-Pws-portafirmas-callback-server</text:p>
          </table:table-cell>
          <table:table-cell table:style-name="Tabla21.B2" office:value-type="string">
            <text:p text:style-name="P64"><text:s/>Crea WS per provar la recepcio dels Callback del PortaFirmas antic de la CAIB. Els usuaris aplicacio han de tenir calback url <text:a xlink:type="simple" xlink:href="http://HOST:8080/portafib/portafirmascb/v0/PortafirmasCallBack" text:style-name="Internet_20_link" text:visited-style-name="Visited_20_Internet_20_Link">http://HOST:8080/portafib/portafirmascb/v0/PortafirmasCallBack</text:a> i callback versió 0. Per veure les cridades accedir a</text:p>
            <text:p text:style-name="P64"><text:s text:c="18"/>http://HOST:8080/portafib/portafirmascb</text:p>
          </table:table-cell>
        </table:table-row>
        <table:table-row table:style-name="Tabla21.1">
          <table:table-cell table:style-name="Tabla21.A2" office:value-type="string">
            <text:p text:style-name="P64">-Pws-portafib-v2</text:p>
          </table:table-cell>
          <table:table-cell table:style-name="Tabla21.B2" office:value-type="string">
            <text:p text:style-name="P64"><text:span text:style-name="T26">Nou Versió 1.1.3</text:span>. <text:s text:c="2"/>[EN DESENVOLUPAMENT. NOMES PEL FUTUR PORTAFIB v2.0.0]</text:p>
            <text:p text:style-name="P64"><text:s text:c="18"/>Crea WS per atacar a PortaFIB usant v2. Els WS definits son </text:p>
            <text:p text:style-name="P64"><text:s text:c="23"/>/portafib/ws/v2/PortaFIBPeticioDeFirma</text:p>
            <text:p text:style-name="P64"><text:s text:c="23"/>/portafib/ws/v2/PortaFIBUsuariEntitat</text:p>
            <text:p text:style-name="P64"><text:s text:c="23"/>/portafib/ws/v2/PortaFIBUsuariAplicacio</text:p>
            <text:p text:style-name="P64"><text:s text:c="23"/>/portafib/ws/v2/PortaFIBHelloWorld <text:s text:c="22"/></text:p>
            <text:p text:style-name="P64"><text:s text:c="18"/>Exemples d'us a ws\portafib_api i ws\portafib_api_example.</text:p>
          </table:table-cell>
        </table:table-row>
        <table:table-row table:style-name="Tabla21.1">
          <table:table-cell table:style-name="Tabla21.A2" office:value-type="string">
            <text:p text:style-name="P64">-Ppassarelaweb_v2</text:p>
          </table:table-cell>
          <table:table-cell table:style-name="Tabla21.B2" office:value-type="string">
            <text:p text:style-name="P64"><text:span text:style-name="T26">Nou Versió 1.1.3</text:span>. <text:s/>[EN DESENVOLUPAMENT. NOMES PEL FUTUR PORTAFIB v2.0.0]</text:p>
            <text:p text:style-name="P64"><text:s text:c="18"/>Compila el Modul de Firma Web de Passarel·la PortaFIB</text:p>
            <text:p text:style-name="P64"><text:s text:c="18"/>Tambe crea l'API i WS per atacar a Passarela Web v2 de PortaFIB.</text:p>
            <text:p text:style-name="P64"><text:s text:c="18"/>Els WS definits son </text:p>
            <text:p text:style-name="P64"><text:s text:c="23"/>/portafib/ws/v2/PortaFIBPassarelaDeFirmaWeb</text:p>
            <text:p text:style-name="P64"/>
            <text:p text:style-name="P64"/>
          </table:table-cell>
        </table:table-row>
        <table:table-row table:style-name="Tabla21.1">
          <table:table-cell table:style-name="Tabla21.A2" office:value-type="string">
            <text:p text:style-name="P64"><text:s/>-Ppassarelaserver_v2</text:p>
          </table:table-cell>
          <table:table-cell table:style-name="Tabla21.B2" office:value-type="string">
            <text:p text:style-name="P64"><text:span text:style-name="T26">Nou Versió 1.1.3</text:span>. [EN DESENVOLUPAMENT. NOMES PEL FUTUR PORTAFIB v2.0.0]</text:p>
            <text:p text:style-name="P64"><text:s text:c="17"/>Compila el Modul de Firma en Servidor de Passarel·la PortaFIB</text:p>
            <text:p text:style-name="P64"><text:s text:c="18"/>Tambe crea l'API i WS per atacar a Passarela Server v2 de PortaFIB.</text:p>
            <text:p text:style-name="P64"><text:s text:c="18"/>Els WS definits son </text:p>
            <text:p text:style-name="P64"><text:s text:c="23"/>/portafib/ws/v2/PortaFIBPassarelaDeFirmaEnServidor</text:p>
          </table:table-cell>
        </table:table-row>
        <table:table-row table:style-name="Tabla21.1">
          <table:table-cell table:style-name="Tabla21.A2" office:value-type="string">
            <text:p text:style-name="P64">-Dclavefirma</text:p>
          </table:table-cell>
          <table:table-cell table:style-name="Tabla21.B2" office:value-type="string">
            <text:p text:style-name="Standard"><text:span text:style-name="T5">Nou Versió 1.1.3</text:span><text:span text:style-name="T2">. Al ser incompatible el plugin de FIRe amb el de Cl@veFirma, <text:s/>aquest està desactivat per defecte. Aquesta opció serveix per utilitzar Cl@veFirma enlloc de FIRe.</text:span></text:p>
          </table:table-cell>
        </table:table-row>
        <table:table-row table:style-name="Tabla21.1">
          <table:table-cell table:style-name="Tabla21.A2" office:value-type="string">
            <text:p text:style-name="P64">-Parxiudigitalcaib</text:p>
          </table:table-cell>
          <table:table-cell table:style-name="Tabla21.B2" office:value-type="string">
            <text:p text:style-name="Standard"><text:span text:style-name="T5">Nou Versió 1.1.4</text:span><text:span text:style-name="T2">.</text:span> Inclou el Plugin de DocumentCustody de l'Arxiu Digital CAIB</text:p>
          </table:table-cell>
        </table:table-row>
        <table:table-row table:style-name="Tabla21.1">
          <table:table-cell table:style-name="Tabla21.A2" office:value-type="string">
            <text:p text:style-name="P64">-Palfresco</text:p>
          </table:table-cell>
          <table:table-cell table:style-name="Tabla21.B2" office:value-type="string">
            <text:p text:style-name="Standard"><text:span text:style-name="T5">Nou Versió 1.1.4</text:span><text:span text:style-name="T2">. </text:span>Inclou el Plugin de DocumentCustody de Alfresco</text:p>
          </table:table-cell>
        </table:table-row>
        <table:table-row table:style-name="Tabla21.1">
          <table:table-cell table:style-name="Tabla21.A2" office:value-type="string">
            <text:p text:style-name="P64">clean</text:p>
          </table:table-cell>
          <table:table-cell table:style-name="Tabla21.B2" office:value-type="string">
            <text:p text:style-name="P64">Neteja els projectes abans de compilar.</text:p>
          </table:table-cell>
        </table:table-row>
      </table:table>
      <text:p text:style-name="P64"/>
      <text:p text:style-name="P64"/>
      <text:p text:style-name="P67"><text:tab/>Per exemple si volguéssim compilar PortaFIB i afegir-li Alfresco i ArxiuDigital CAIB llavors executaríem la següent comanda:</text:p>
      <table:table table:name="Tabla36" table:style-name="Tabla36">
        <table:table-column table:style-name="Tabla36.A"/>
        <table:table-row>
          <table:table-cell table:style-name="Tabla36.A1" office:value-type="string">
            <text:p text:style-name="P79"><text:s/>$ mvn -Palfresco -Parxiudigitalcaib clean install -DskipTests</text:p>
          </table:table-cell>
        </table:table-row>
      </table:table>
      <text:p text:style-name="P64"/>
      <text:p text:style-name="P64"><text:soft-page-break/>O emprant l'script</text:p>
      <text:p text:style-name="P64"/>
      <table:table table:name="Tabla27" table:style-name="Tabla27">
        <table:table-column table:style-name="Tabla27.A"/>
        <table:table-row>
          <table:table-cell table:style-name="Tabla27.A1" office:value-type="string">
            <text:p text:style-name="P79"><text:s/>$ ./compile.sh -Palfresco -Parxiudigitalcaib</text:p>
          </table:table-cell>
        </table:table-row>
      </table:table>
      <text:p text:style-name="P64"/>
      <text:p text:style-name="Standard"/>
      <text:p text:style-name="Standard"/>
      <text:h text:style-name="Heading_20_3" text:outline-level="3">Problemes Compilació</text:h>
      <text:h text:style-name="Heading_20_4" text:outline-level="4">Error Compilant: “Received fatal alert: protocol_version”</text:h>
      <text:p text:style-name="Text_20_body"><text:tab/>Ocorre emprant JDK 1.6 i JDK 1.7. Tant pot ocorre descarregant dependències del repositori del GovernIB del GitHUb com intentant fer deploy d'artifacts per pujar-los al <text:s/>repositori maven del GitHub (projecte maven de GovernIB)</text:p>
      <text:p text:style-name="Text_20_body"><text:tab/>No existeix solució per JDK 1.6, encara que si es davallen les dependències es pot seguir compilant el projecte amb JDK 1.6.</text:p>
      <text:p text:style-name="Text_20_body"><text:tab/>Solució per JDK 1.7: </text:p>
      <text:list xml:id="list5388177590584559499" text:style-name="L21">
        <text:list-item>
          <text:list>
            <text:list-item>
              <text:p text:style-name="P213">Hem de instal·lar Maven versió 3.3 o superior</text:p>
            </text:list-item>
            <text:list-item>
              <text:p text:style-name="P213">Afegir la següent variable d'entorn: MAVEN_OPTS=-Dhttps.protocols=TLSv1.2</text:p>
            </text:list-item>
          </text:list>
        </text:list-item>
      </text:list>
      <text:p text:style-name="Text_20_body"/>
      <text:p text:style-name="Text_20_body"><text:tab/>Solució per JDK 1.8:</text:p>
      <text:list xml:id="list8598085634631766460" text:style-name="L22">
        <text:list-item>
          <text:p text:style-name="P214">Hem de instal·lar Maven versió 3.3 o superior</text:p>
        </text:list-item>
      </text:list>
      <text:p text:style-name="Text_20_body"/>
      <text:p text:style-name="Text_20_body"><text:tab/>Per pujar el codi al repositori maven es requereix JDK 1.7 o JDK 1.8.</text:p>
      <text:h text:style-name="Heading_20_4" text:outline-level="4">Error Compilant: “Could not generate DH keypair”</text:h>
      <text:p text:style-name="Text_20_body"/>
      <text:p text:style-name="Standard"><text:tab/>Si es compila en JDK 1.6 pot apareixer aquest error durant la comilació, concretament a l'hora de la descàrrega de dependències de GitHub. L'error complet és:</text:p>
      <text:p text:style-name="Standard"/>
      <table:table table:name="Taula45" table:style-name="Taula45">
        <table:table-column table:style-name="Taula45.A"/>
        <table:table-row>
          <table:table-cell table:style-name="Taula45.A1" office:value-type="string">
            <text:p text:style-name="P103">Could not generate DH keypair: Prime size must be multiple of 64, and can only range from 512 to 1024</text:p>
          </table:table-cell>
        </table:table-row>
      </table:table>
      <text:p text:style-name="Standard"/>
      <text:p text:style-name="Standard"><text:tab/>Aquest problema està descrit a la pàgina següent: <text:a xlink:type="simple" xlink:href="https://docs.oracle.com/cd/E19830-01/819-4712/ablsc/index.html" text:style-name="Internet_20_link" text:visited-style-name="Visited_20_Internet_20_Link">https://docs.oracle.com/cd/E19830-01/819-4712/ablsc/index.html</text:a>, però en aquesta apareix un enllaç als proveïdors JCE que no es correcte. <text:s/>Com a jar que proveeix podeu descarregar-vos aquest <text:a xlink:type="simple" xlink:href="http://repo2.maven.org/maven2/org/bouncycastle/bcprov-jdk15on/1.48/bcprov-jdk15on-1.48.jar" text:style-name="Internet_20_link" text:visited-style-name="Visited_20_Internet_20_Link">http://repo2.maven.org/maven2/org/bouncycastle/bcprov-jdk15on/1.48/bcprov-jdk15on-1.48.jar</text:a> i seguir les instruccions de la pàgina d'Oracle.</text:p>
      <text:p text:style-name="Standard"/>
      <text:p text:style-name="P104"/>
      <text:h text:style-name="P183" text:outline-level="2"><text:bookmark-start text:name="__RefHeading__3872_1399293354"/><text:soft-page-break/>Creac<text:span text:style-name="T1">ió d'un certificat de proves de Client</text:span><text:bookmark-end text:name="__RefHeading__3872_1399293354"/></text:h>
      <text:p text:style-name="P130"/>
      <text:p text:style-name="P130"><text:tab/>Per continuar amb aquest punt es pressuposa que hem seguit totes les passes del punt “<text:bookmark-ref text:reference-format="number-all-superior" text:ref-name="__RefHeading__4024_975151201">5.-</text:bookmark-ref><text:bookmark-ref text:reference-format="text" text:ref-name="__RefHeading__4024_975151201">Connexions HTTPS i ClientCert en JBoss</text:bookmark-ref>”.</text:p>
      <text:h text:style-name="P204" text:outline-level="3">Introducció</text:h>
      <text:p text:style-name="P99"/>
      <text:p text:style-name="P99"><text:tab/>En aquest apartat simularem la creació d'una autoritat de certificació i a partir d'aquesta generarem un certificat d'usuari i donarem d'alta el certificat de client en la màquina de l'usuari <text:s/>I/o navegador. També afegirem el certificat arrel de la nova autoritat dins del fitxer de jboss.truststore. Després de fer tot això si des d'un navegador de l'ordinador de l'usuari intentam obrir una pàgina emprant https del servidor JBOSS llavors dins del llistat de certificats disponibles per autenticar-nos cap aquella web apareixerà el de l'usuari de proves.</text:p>
      <text:p text:style-name="P99"/>
      <text:p text:style-name="P91"><text:span text:style-name="T41"><text:tab/>Les passes s'han reproduït d'una pàgina web on s'expliquen aquests passos amb </text:span><text:span text:style-name="T41">més detall: <text:s/></text:span><text:a xlink:type="simple" xlink:href="http://www.adictosaltrabajo.com/tutoriales/tutoriales.php?pagina=JBossClientCert" text:style-name="Internet_20_link" text:visited-style-name="Visited_20_Internet_20_Link"><text:span text:style-name="T41">http://www.adictosaltrabajo.com/tutoriales/tutoriales.php?</text:span></text:a><text:a xlink:type="simple" xlink:href="http://www.adictosaltrabajo.com/tutoriales/tutoriales.php?pagina=JBossClientCert" text:style-name="Internet_20_link" text:visited-style-name="Visited_20_Internet_20_Link"><text:span text:style-name="T41">pagina=JBossClientCert</text:span></text:a><text:span text:style-name="T41">.</text:span></text:p>
      <text:p text:style-name="P99"/>
      <text:h text:style-name="P204" text:outline-level="3">Crear Autoritat de Certificació</text:h>
      <text:p text:style-name="P99"/>
      <text:p text:style-name="P99"><text:tab/>Hem d'obrir una consola i anar al directori del codi font de PortaFIB següent: [PORTAFIB_CODE]\scripts\certificats_client. Aquí executarem l'script “1_CrearAutoritatCertificadora.bat” per obtenir dos fitxers: fundaciobit_ca.crt i fundaciobit_ca.key, és a dir el certificat públic i la clau privada de l'autoritat.</text:p>
      <text:p text:style-name="P99"/>
      <text:h text:style-name="P205" text:outline-level="3">Afegir certificat arrel de l'Autoritat de Confiança dins jboss.truststore</text:h>
      <text:p text:style-name="P99"/>
      <text:p text:style-name="P99"><text:tab/>Obtindrem l'actual jboss.truststore <text:s/>o el copiarem de [PORTAFIB_CODE]\scripts\certificats_jboss\jboss.truststore al directori [PORTAFIB_CODE]\scripts\certificats_client. Amb una consola en aquest darrer directori executarem la següent comanda que afegeix el certificat arrel al truststore:</text:p>
      <text:p text:style-name="P99"/>
      <table:table table:name="Taula29" table:style-name="Taula29">
        <table:table-column table:style-name="Taula29.A"/>
        <table:table-row>
          <table:table-cell table:style-name="Taula29.A1" office:value-type="string">
            <text:p text:style-name="P131">$ keytool.exe -import -keystore jboss.truststore -storepass fundaciobit -file .\fundaciobit_ca.crt -alias AcRaizFundacioBitCA</text:p>
          </table:table-cell>
        </table:table-row>
      </table:table>
      <text:p text:style-name="P99"/>
      <text:p text:style-name="P99"><text:tab/>Per finalitzar <text:s/>copiarem el fitxer jboss.truststore a JBOSS\server\default\conf.</text:p>
      <text:p text:style-name="P99"/>
      <text:h text:style-name="P205" text:outline-level="3"><text:soft-page-break/>Crear un certificat d'usuari de l'autoritat certificadora de proves</text:h>
      <text:p text:style-name="P99"/>
      <text:p text:style-name="P99"><text:tab/>Ara ens queda crear un certificat per l'usuari. Dins el fitxer [PORTAFIB_CODE]\scripts\certificats_client\infousuari.cfg hi ha les dades amb les que es crearà el certificat de la persona. Amb una consola accedirem al directori <text:s/>[PORTAFIB_CODE]\scripts\certificats_client executarem la comanda “2_CrearCertificatUsuari.bat”.</text:p>
      <text:p text:style-name="P99"><text:tab/>La primera contrasenya que ens demana és de la clau privada del certifict arrel, o sigui “fundaciobit” i la segona és la del magatzem de claus p12.</text:p>
      <text:p text:style-name="P99"><text:tab/>Al final del procés obtindrem dos fitxers que ens interessen: certificatusuari.crt i certificatusuari.p12, que són el certificat public i el certificat privat dins un magatzem p12.</text:p>
      <text:p text:style-name="P99"/>
      <text:p text:style-name="P99"><text:tab/>El següent pas es importar el certificat que acabam de crear en els magatzems de claus (mostram com fer-ho en el navegadors de Windows):</text:p>
      <table:table table:name="Taula31" table:style-name="Taula31">
        <table:table-column table:style-name="Taula31.A"/>
        <table:table-column table:style-name="Taula31.B"/>
        <table:table-row>
          <table:table-cell table:style-name="Taula31.A1" office:value-type="string">
            <text:p text:style-name="P97">Intenet Explorer i Chrome</text:p>
            <text:p text:style-name="P98">Només hem de copiar el fitxer <text:s/>certificatusuari.p12 a la màquina de l'usuari i fer doble clic. Apareixerà un diàleg com el de més abaix i pitjarem sobre el boto “Endavant &gt;”. Col·locarem el certificat en la carpeta “Personal”.</text:p>
            <text:p text:style-name="P100"><draw:frame draw:style-name="fr7" draw:name="gràfics7" text:anchor-type="paragraph" svg:width="8.306cm" svg:height="5.387cm" draw:z-index="111"><draw:image xlink:href="Pictures/100000000000020600000150742DC633.png" xlink:type="simple" xlink:show="embed" xlink:actuate="onLoad"/></draw:frame> </text:p>
          </table:table-cell>
          <table:table-cell table:style-name="Taula31.B1" office:value-type="string">
            <text:p text:style-name="P50">Firefox</text:p>
            <text:p text:style-name="P51"/>
            <text:p text:style-name="P51">Anirem al menú Opcions / Avançat / Visualitza Certificats i pitjarem el boto “Importa ...”. Seleccionarem el fitxer certificatusuari.p12.</text:p>
            <text:p text:style-name="P55"/>
            <text:p text:style-name="P55"><draw:frame draw:style-name="fr6" draw:name="gràfics13" text:anchor-type="as-char" svg:width="8.306cm" svg:height="5.092cm" draw:z-index="60"><draw:image xlink:href="Pictures/10000000000002C7000001B4CE7067BE.png" xlink:type="simple" xlink:show="embed" xlink:actuate="onLoad"/></draw:frame></text:p>
            <text:p text:style-name="P52"><text:s/></text:p>
          </table:table-cell>
        </table:table-row>
      </table:table>
      <text:p text:style-name="P99"/>
      <text:p text:style-name="P99">Després d'haver fet això si accedim al servidor amb https, ens apareixerà dins la llista de certificats disponibles el certificat que acabam de donat d'alta als magatzems:</text:p>
      <text:p text:style-name="P99"/>
      <table:table table:name="Taula30" table:style-name="Taula30">
        <table:table-column table:style-name="Taula30.A"/>
        <table:table-column table:style-name="Taula30.B"/>
        <table:table-row>
          <table:table-cell table:style-name="Taula30.A1" office:value-type="string">
            <text:p text:style-name="P54">Chrome</text:p>
            <text:p text:style-name="P56"><text:soft-page-break/><draw:frame draw:style-name="fr8" draw:name="gràfics14" text:anchor-type="as-char" svg:y="-5.308cm" svg:width="8.308cm" svg:height="5.175cm" draw:z-index="58"><draw:image xlink:href="Pictures/10000000000001D300000123F8A6C6F7.png" xlink:type="simple" xlink:show="embed" xlink:actuate="onLoad"/></draw:frame></text:p>
            <text:p text:style-name="P56"/>
          </table:table-cell>
          <table:table-cell table:style-name="Taula30.B1" office:value-type="string">
            <text:p text:style-name="P54">Firefox</text:p>
            <text:p text:style-name="P56"><text:soft-page-break/><draw:frame draw:style-name="fr6" draw:name="gràfics15" text:anchor-type="as-char" svg:width="8.308cm" svg:height="6.62cm" draw:z-index="59"><draw:image xlink:href="Pictures/100000000000023B000001C762A23953.png" xlink:type="simple" xlink:show="embed" xlink:actuate="onLoad"/></draw:frame></text:p>
            <text:p text:style-name="P53"><text:s/></text:p>
          </table:table-cell>
        </table:table-row>
      </table:table>
      <text:p text:style-name="P99"/>
      <text:p text:style-name="P92"/>
      <text:p text:style-name="P76"/>
      <text:p text:style-name="P143"/>
      <text:h text:style-name="Heading_20_2" text:outline-level="2"><text:bookmark-start text:name="__RefNumPara__2878_1796491976"/>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1">#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6.3.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53"/>
      <table:table table:name="Tabla41" table:style-name="Tabla41">
        <table:table-column table:style-name="Tabla41.A"/>
        <table:table-row>
          <table:table-cell table:style-name="Tabla41.A1" office:value-type="string">
            <text:p text:style-name="P19">$ sudo chmod 777 /etc/init.d/openoffice </text:p>
            <text:p text:style-name="P19">$ chkconfig -add openoffice</text:p>
          </table:table-cell>
        </table:table-row>
      </table:table>
      <text:p text:style-name="P153"/>
      <text:h text:style-name="Heading_20_3" text:outline-level="3"><text:bookmark-start text:name="__RefNumPara__2850_1796491976"/><text:bookmark-start text:name="__RefHeading__13677_371099841"/><text:soft-page-break/>Script per Arrancar OpenOffice com a Servei<text:bookmark-end text:name="__RefNumPara__2850_1796491976"/><text:bookmark-end text:name="__RefHeading__13677_371099841"/></text:h>
      <table:table table:name="Tabla42" table:style-name="Tabla42">
        <table:table-column table:style-name="Tabla42.A"/>
        <table:table-row table:style-name="Tabla42.1">
          <table:table-cell table:style-name="Tabla42.A1" office:value-type="string">
            <text:p text:style-name="P160">#!/bin/bash</text:p>
            <text:p text:style-name="P160">### BEGIN INIT INFO</text:p>
            <text:p text:style-name="P160">###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60">set -e</text:p>
            <text:p text:style-name="P161">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143"/>
      <text:p text:style-name="P143"/>
      <text:p text:style-name="P143"/>
      <text:h text:style-name="P184" text:outline-level="2"><text:bookmark-start text:name="__RefNumPara__2916_1116009198"/>Tamany de PDF suportat<text:bookmark-end text:name="__RefNumPara__2916_1116009198"/></text:h>
      <text:p text:style-name="P143"><text:tab/>A continuació es mostren els resultats de Peticions de Firma amb diferents tamanys de PDF així com diferents configuracions de de memòria reservada a JBoss.</text:p>
      <text:h text:style-name="P200" text:outline-level="3">Pujada de PDF des de entorn WEB</text:h>
      <text:p text:style-name="P144"><text:span text:style-name="T1">Servidor amb següent configuració: </text:span><text:span text:style-name="T4">-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27">Tamany Fitxer PDF</text:p>
          </table:table-cell>
          <table:table-cell table:style-name="Taula13.A1" office:value-type="string">
            <text:p text:style-name="P27">Resultat</text:p>
          </table:table-cell>
        </table:table-row>
        <table:table-row table:style-name="Taula13.1">
          <table:table-cell table:style-name="Taula13.A2" office:value-type="string">
            <text:p text:style-name="P30">19MB</text:p>
          </table:table-cell>
          <table:table-cell table:style-name="Taula13.A2" office:value-type="string">
            <text:p text:style-name="P30">OK</text:p>
          </table:table-cell>
        </table:table-row>
        <table:table-row table:style-name="Taula13.1">
          <table:table-cell table:style-name="Taula13.A2" office:value-type="string">
            <text:p text:style-name="P30">30MB</text:p>
          </table:table-cell>
          <table:table-cell table:style-name="Taula13.A2" office:value-type="string">
            <text:p text:style-name="P30">OK</text:p>
          </table:table-cell>
        </table:table-row>
        <table:table-row table:style-name="Taula13.1">
          <table:table-cell table:style-name="Taula13.A2" office:value-type="string">
            <text:p text:style-name="P30">40MB</text:p>
          </table:table-cell>
          <table:table-cell table:style-name="Taula13.A2" office:value-type="string">
            <text:p text:style-name="P30">OK</text:p>
          </table:table-cell>
        </table:table-row>
        <table:table-row table:style-name="Taula13.1">
          <table:table-cell table:style-name="Taula13.A2" office:value-type="string">
            <text:p text:style-name="P30">45MB</text:p>
          </table:table-cell>
          <table:table-cell table:style-name="Taula13.A2" office:value-type="string">
            <text:p text:style-name="P30">OK</text:p>
          </table:table-cell>
        </table:table-row>
        <table:table-row table:style-name="Taula13.1">
          <table:table-cell table:style-name="Taula13.A2" office:value-type="string">
            <text:p text:style-name="P30">51MB</text:p>
          </table:table-cell>
          <table:table-cell table:style-name="Taula13.A2" office:value-type="string">
            <text:p text:style-name="P30">OK</text:p>
          </table:table-cell>
        </table:table-row>
        <table:table-row table:style-name="Taula13.1">
          <table:table-cell table:style-name="Taula13.A2" office:value-type="string">
            <text:p text:style-name="P30">54MB</text:p>
          </table:table-cell>
          <table:table-cell table:style-name="Taula13.A2" office:value-type="string">
            <text:p text:style-name="P30">OK</text:p>
          </table:table-cell>
        </table:table-row>
        <table:table-row table:style-name="Taula13.1">
          <table:table-cell table:style-name="Taula13.A2" office:value-type="string">
            <text:p text:style-name="P30">60MB</text:p>
          </table:table-cell>
          <table:table-cell table:style-name="Taula13.A2" office:value-type="string">
            <text:p text:style-name="P30">OK</text:p>
          </table:table-cell>
        </table:table-row>
        <table:table-row table:style-name="Taula13.1">
          <table:table-cell table:style-name="Taula13.A2" office:value-type="string">
            <text:p text:style-name="P30">65MB</text:p>
          </table:table-cell>
          <table:table-cell table:style-name="Taula13.A2" office:value-type="string">
            <text:p text:style-name="P30">OK</text:p>
          </table:table-cell>
        </table:table-row>
        <table:table-row table:style-name="Taula13.1">
          <table:table-cell table:style-name="Taula13.A2" office:value-type="string">
            <text:p text:style-name="P30">70MB</text:p>
          </table:table-cell>
          <table:table-cell table:style-name="Taula13.A2" office:value-type="string">
            <text:p text:style-name="P30">OK</text:p>
          </table:table-cell>
        </table:table-row>
      </table:table>
      <text:p text:style-name="Standard"/>
      <text:h text:style-name="P200" text:outline-level="3"><text:bookmark-start text:name="__RefNumPara__3146_1038774099"/>Pujada de PDF des de entorn WebServices<text:bookmark-end text:name="__RefNumPara__3146_1038774099"/></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4">-Xms512m -Xmx1024m -XX:MaxPermSize=256m.</text:span></text:p>
      <text:p text:style-name="P111"/>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27">Tamany Fitxer PDF</text:p>
          </table:table-cell>
          <table:table-cell table:style-name="Taula14.B1" table:number-columns-spanned="4" office:value-type="string">
            <text:p text:style-name="P27">Memòria de Servidor requerida</text:p>
          </table:table-cell>
          <table:covered-table-cell/>
          <table:covered-table-cell/>
          <table:covered-table-cell/>
        </table:table-row>
        <table:table-row table:style-name="Taula14.1">
          <table:table-cell table:style-name="Taula14.A2" office:value-type="string">
            <text:p text:style-name="P30">19MB</text:p>
          </table:table-cell>
          <table:table-cell table:style-name="Taula14.A2" office:value-type="string">
            <text:p text:style-name="P30">-Xmx1024m</text:p>
          </table:table-cell>
          <table:table-cell table:style-name="Taula14.A2" office:value-type="string">
            <text:p text:style-name="P30"/>
          </table:table-cell>
          <table:table-cell table:style-name="Taula14.A2" office:value-type="string">
            <text:p text:style-name="P30"/>
          </table:table-cell>
          <table:table-cell table:style-name="Taula14.E2" office:value-type="string">
            <text:p text:style-name="P30"/>
          </table:table-cell>
        </table:table-row>
        <table:table-row table:style-name="Taula14.1">
          <table:table-cell table:style-name="Taula14.A2" office:value-type="string">
            <text:p text:style-name="P30">30MB</text:p>
          </table:table-cell>
          <table:table-cell table:style-name="Taula14.A2" office:value-type="string">
            <text:p text:style-name="P30">-Xmx1024m</text:p>
          </table:table-cell>
          <table:table-cell table:style-name="Taula14.A2" office:value-type="string">
            <text:p text:style-name="P30"/>
          </table:table-cell>
          <table:table-cell table:style-name="Taula14.A2" office:value-type="string">
            <text:p text:style-name="P30"/>
          </table:table-cell>
          <table:table-cell table:style-name="Taula14.E3" office:value-type="string">
            <text:p text:style-name="P30"/>
          </table:table-cell>
        </table:table-row>
        <table:table-row table:style-name="Taula14.1">
          <table:table-cell table:style-name="Taula14.A2" office:value-type="string">
            <text:p text:style-name="P30">40MB</text:p>
          </table:table-cell>
          <table:table-cell table:style-name="Taula14.A2" office:value-type="string">
            <text:p text:style-name="P28"/>
          </table:table-cell>
          <table:table-cell table:style-name="Taula14.A2" office:value-type="string">
            <text:p text:style-name="P28">-Xmx1303m</text:p>
          </table:table-cell>
          <table:table-cell table:style-name="Taula14.A2" office:value-type="string">
            <text:p text:style-name="P28"/>
          </table:table-cell>
          <table:table-cell table:style-name="Taula14.E3" office:value-type="string">
            <text:p text:style-name="P28"/>
          </table:table-cell>
        </table:table-row>
        <table:table-row table:style-name="Taula14.1">
          <table:table-cell table:style-name="Taula14.A2" office:value-type="string">
            <text:p text:style-name="P30">45MB</text:p>
          </table:table-cell>
          <table:table-cell table:style-name="Taula14.A2" office:value-type="string">
            <text:p text:style-name="P28"/>
          </table:table-cell>
          <table:table-cell table:style-name="Taula14.A2" office:value-type="string">
            <text:p text:style-name="P28">-Xmx1303m</text:p>
          </table:table-cell>
          <table:table-cell table:style-name="Taula14.A2" office:value-type="string">
            <text:p text:style-name="P28"/>
          </table:table-cell>
          <table:table-cell table:style-name="Taula14.E3" office:value-type="string">
            <text:p text:style-name="P28"/>
          </table:table-cell>
        </table:table-row>
        <table:table-row table:style-name="Taula14.1">
          <table:table-cell table:style-name="Taula14.A2" office:value-type="string">
            <text:p text:style-name="P30">51MB</text:p>
          </table:table-cell>
          <table:table-cell table:style-name="Taula14.A2" office:value-type="string">
            <text:p text:style-name="P28"/>
          </table:table-cell>
          <table:table-cell table:style-name="Taula14.A2" office:value-type="string">
            <text:p text:style-name="P28">-Xmx1303m</text:p>
          </table:table-cell>
          <table:table-cell table:style-name="Taula14.A2" office:value-type="string">
            <text:p text:style-name="P28"/>
          </table:table-cell>
          <table:table-cell table:style-name="Taula14.E3" office:value-type="string">
            <text:p text:style-name="P28"/>
          </table:table-cell>
        </table:table-row>
        <table:table-row table:style-name="Taula14.1">
          <table:table-cell table:style-name="Taula14.A2" office:value-type="string">
            <text:p text:style-name="P30">54MB</text:p>
          </table:table-cell>
          <table:table-cell table:style-name="Taula14.A2" office:value-type="string">
            <text:p text:style-name="P28"/>
          </table:table-cell>
          <table:table-cell table:style-name="Taula14.A2" office:value-type="string">
            <text:p text:style-name="P28">-Xmx1303m</text:p>
          </table:table-cell>
          <table:table-cell table:style-name="Taula14.A2" office:value-type="string">
            <text:p text:style-name="P28"/>
          </table:table-cell>
          <table:table-cell table:style-name="Taula14.E3" office:value-type="string">
            <text:p text:style-name="P28"/>
          </table:table-cell>
        </table:table-row>
        <table:table-row table:style-name="Taula14.1">
          <table:table-cell table:style-name="Taula14.A2" office:value-type="string">
            <text:p text:style-name="P30">60MB</text:p>
          </table:table-cell>
          <table:table-cell table:style-name="Taula14.A2" office:value-type="string">
            <text:p text:style-name="P30"/>
          </table:table-cell>
          <table:table-cell table:style-name="Taula14.A2" office:value-type="string">
            <text:p text:style-name="P30"/>
          </table:table-cell>
          <table:table-cell table:style-name="Taula14.A2" office:value-type="string">
            <text:p text:style-name="P30">-Xmx1512m</text:p>
          </table:table-cell>
          <table:table-cell table:style-name="Taula14.E3" office:value-type="string">
            <text:p text:style-name="P30"/>
          </table:table-cell>
        </table:table-row>
        <table:table-row table:style-name="Taula14.1">
          <table:table-cell table:style-name="Taula14.A2" office:value-type="string">
            <text:p text:style-name="P30">65MB</text:p>
          </table:table-cell>
          <table:table-cell table:style-name="Taula14.A2" office:value-type="string">
            <text:p text:style-name="P30"/>
          </table:table-cell>
          <table:table-cell table:style-name="Taula14.A2" office:value-type="string">
            <text:p text:style-name="P30"/>
          </table:table-cell>
          <table:table-cell table:style-name="Taula14.A2" office:value-type="string">
            <text:p text:style-name="P30">-Xmx1512m</text:p>
          </table:table-cell>
          <table:table-cell table:style-name="Taula14.E3" office:value-type="string">
            <text:p text:style-name="P30"/>
          </table:table-cell>
        </table:table-row>
        <table:table-row table:style-name="Taula14.1">
          <table:table-cell table:style-name="Taula14.A2" office:value-type="string">
            <text:p text:style-name="P30">70MB</text:p>
          </table:table-cell>
          <table:table-cell table:style-name="Taula14.A2" office:value-type="string">
            <text:p text:style-name="P30"/>
          </table:table-cell>
          <table:table-cell table:style-name="Taula14.A2" office:value-type="string">
            <text:p text:style-name="P30"/>
          </table:table-cell>
          <table:table-cell table:style-name="Taula14.A2" office:value-type="string">
            <text:p text:style-name="P30"/>
          </table:table-cell>
          <table:table-cell table:style-name="Taula14.E3" office:value-type="string">
            <text:p text:style-name="P30">-Xmx2048m</text:p>
          </table:table-cell>
        </table:table-row>
      </table:table>
      <text:p text:style-name="Standard"/>
      <text:h text:style-name="P200" text:outline-level="3"><text:soft-page-break/>Firma de Fitxers des del Mòdul de firma MiniApplet com Applet</text:h>
      <text:p text:style-name="P111"/>
      <text:p text:style-name="P111">En aquest cas s'han provat en dos clients: </text:p>
      <text:list xml:id="list5189535223082485489" text:style-name="L23">
        <text:list-item>
          <text:p text:style-name="P208">Un windows XP, processador Intel Core2 Duo amb 2GB de RAM</text:p>
        </text:list-item>
        <text:list-item>
          <text:p text:style-name="P208">Un Windows 7, processador Intel Core i5 a 3.30GHz i 12GB de RAM</text:p>
        </text:list-item>
      </text:list>
      <text:p text:style-name="P111"/>
      <text:p text:style-name="P111">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27">Tamany Fitxer PDF</text:p>
          </table:table-cell>
          <table:table-cell table:style-name="Taula15.B1" office:value-type="string">
            <text:p text:style-name="P27">Resultat</text:p>
          </table:table-cell>
        </table:table-row>
        <table:table-row table:style-name="Taula15.1">
          <table:table-cell table:style-name="Taula15.A2" office:value-type="string">
            <text:p text:style-name="P30">19MB</text:p>
          </table:table-cell>
          <table:table-cell table:style-name="Taula15.B2" office:value-type="string">
            <text:p text:style-name="P41">OK</text:p>
          </table:table-cell>
        </table:table-row>
        <table:table-row table:style-name="Taula15.1">
          <table:table-cell table:style-name="Taula15.A2" office:value-type="string">
            <text:p text:style-name="P30">30MB</text:p>
          </table:table-cell>
          <table:table-cell table:style-name="Taula15.B2" office:value-type="string">
            <text:p text:style-name="P41">OK</text:p>
          </table:table-cell>
        </table:table-row>
        <table:table-row table:style-name="Taula15.1">
          <table:table-cell table:style-name="Taula15.A2" office:value-type="string">
            <text:p text:style-name="P30">40MB</text:p>
          </table:table-cell>
          <table:table-cell table:style-name="Taula15.B2" office:value-type="string">
            <text:p text:style-name="P41">OK</text:p>
          </table:table-cell>
        </table:table-row>
        <table:table-row table:style-name="Taula15.1">
          <table:table-cell table:style-name="Taula15.A2" office:value-type="string">
            <text:p text:style-name="P30">45MB</text:p>
          </table:table-cell>
          <table:table-cell table:style-name="Taula15.B2" office:value-type="string">
            <text:p text:style-name="P41">OK</text:p>
          </table:table-cell>
        </table:table-row>
        <table:table-row table:style-name="Taula15.1">
          <table:table-cell table:style-name="Taula15.A2" office:value-type="string">
            <text:p text:style-name="P30">51MB</text:p>
          </table:table-cell>
          <table:table-cell table:style-name="Taula15.B2" office:value-type="string">
            <text:p text:style-name="P41">OK</text:p>
          </table:table-cell>
        </table:table-row>
        <table:table-row table:style-name="Taula15.1">
          <table:table-cell table:style-name="Taula15.A2" office:value-type="string">
            <text:p text:style-name="P30">54MB</text:p>
          </table:table-cell>
          <table:table-cell table:style-name="Taula15.B2" office:value-type="string">
            <text:p text:style-name="P41">OK</text:p>
          </table:table-cell>
        </table:table-row>
        <table:table-row table:style-name="Taula15.1">
          <table:table-cell table:style-name="Taula15.A2" office:value-type="string">
            <text:p text:style-name="P30">60MB</text:p>
          </table:table-cell>
          <table:table-cell table:style-name="Taula15.B2" office:value-type="string">
            <text:p text:style-name="P41">OK</text:p>
          </table:table-cell>
        </table:table-row>
        <table:table-row table:style-name="Taula15.1">
          <table:table-cell table:style-name="Taula15.A2" office:value-type="string">
            <text:p text:style-name="P30">65MB</text:p>
          </table:table-cell>
          <table:table-cell table:style-name="Taula15.B2" office:value-type="string">
            <text:p text:style-name="P41">OK</text:p>
          </table:table-cell>
        </table:table-row>
        <table:table-row table:style-name="Taula15.1">
          <table:table-cell table:style-name="Taula15.A2" office:value-type="string">
            <text:p text:style-name="P30">70MB</text:p>
          </table:table-cell>
          <table:table-cell table:style-name="Taula15.B2" office:value-type="string">
            <text:p text:style-name="P40">Error Java Heap Space</text:p>
          </table:table-cell>
        </table:table-row>
      </table:table>
      <text:p text:style-name="Standard"/>
      <text:p text:style-name="Standard"/>
      <text:p text:style-name="Standard"/>
      <text:h text:style-name="P185" text:outline-level="2"><text:bookmark-start text:name="__RefNumPara__3437_1851204452"/>Gestió de Rols a traves de triggers Oracle<text:bookmark-end text:name="__RefNumPara__3437_1851204452"/></text:h>
      <text:p text:style-name="P143"/>
      <text:p text:style-name="P143"><text:tab/>El departament de Informàtica de la CAIB empra un sistema anomenat “Agents Seycon” per sincronitzar informació del seu sistema centralitzat d'usuaris i rols, anomenat seycon, amb la resta d'aplicacions existents. <text:s/>Aquest sistema funciona de la següent forma:</text:p>
      <text:list xml:id="list3545565899988204776" text:style-name="L24">
        <text:list-item>
          <text:list>
            <text:list-item>
              <text:list>
                <text:list-item>
                  <text:p text:style-name="P217">Hi ha un canvi (alta, modificació o eliminació) en un rol (seycon també utilitza rols per gestionar càrrecs)</text:p>
                </text:list-item>
                <text:list-item>
                  <text:p text:style-name="P218">Un “Agent Seycon” específicament implementat per escoltar canvis en rols que representen càrrecs i canvis del rol PFI_USER, actualitza taules creades especificament per aquest fi en la BBDD Oracle de PortaFIB</text:p>
                </text:list-item>
                <text:list-item>
                  <text:p text:style-name="P218">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219"/>
                </text:list-item>
              </text:list>
            </text:list-item>
          </text:list>
        </text:list-item>
      </text:list>
      <text:p text:style-name="P144"><text:span text:style-name="T1"><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ext:span><text:soft-page-break/><text:span text:style-name="T1">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span></text:p>
      <text:p text:style-name="P144"><text:span text:style-name="T1"><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text:tab/></text:span><text:span text:style-name="T44">Nou a la versió 1.1.2</text:span><text:span text:style-name="T43"> També hi ha la propietat es.caib.portafib.activeusuarientitatafteragentseyconcreation que conté un booleà i serveix per quan un agent seycon dóna d´alta un usuari a PortaFIB, <text:s/>decidir si aquest usuari-entitat es crearà activat (true) o desactivat (false o no definit). Aquests propietat es descriuen en l'apartat "Propietats Globals" del Menú d'Administrador.</text:span></text:p>
      <text:p text:style-name="P143"><text:tab/>Encara que aquest sistema estigui pensat per l'Entorn de la CAIB i els scripts existents siguin per una BBDD Oracle, pot ser emprat per altres entitats sense cap problema. També es podria emprar des d'una base de dades PostgreSQL si s'implementessin els triggers corresponents.</text:p>
      <text:p text:style-name="P144"/>
      <text:h text:style-name="P186" text:outline-level="2"><text:bookmark-start text:name="__RefHeading__4339_1589665027"/>Configurar JBoss com a Servei en Linux<text:bookmark-end text:name="__RefHeading__4339_1589665027"/></text:h>
      <text:p text:style-name="Text_20_body"/>
      <text:p text:style-name="Text_20_body"><text:tab/>A continuació explicarem com posar en marxa JBoss com a servei en un entorn Linux:</text:p>
      <text:p text:style-name="Text_20_body"/>
      <text:list xml:id="list6253936187346964473" text:style-name="L25">
        <text:list-item>
          <text:p text:style-name="P215">El primer de tot és obtenir l'script d'arrancada. El podem trobar a [portafib-2.0]\scripts\servicelinux o dins https://github.com/GovernIB/portafib/tree/portafib-2.0/scripts/servicelinux amb el nom de “jboss”</text:p>
        </text:list-item>
        <text:list-item>
          <text:p text:style-name="P215"><text:bookmark-start text:name="__RefHeading__7859_16367086461"/>Copiar el fitxer jboss <text:s/>a /etc/init.d<text:bookmark-end text:name="__RefHeading__7859_16367086461"/></text:p>
        </text:list-item>
        <text:list-item>
          <text:p text:style-name="P215">Editar el fitxer jboss i modificar les variables d'entorn definides dins de l'script (SERVER, JBOSS_HOME, JAVAPTH, JAVA_HOME)</text:p>
        </text:list-item>
        <text:list-item>
          <text:p text:style-name="P215">Copiar les mateixes variables al run.conf que es troba al directori bin del JBoss.</text:p>
        </text:list-item>
        <text:list-item>
          <text:p text:style-name="P215">Configurar el servei:</text:p>
        </text:list-item>
      </text:list>
      <text:list xml:id="list5015082093701867990" text:style-name="L26">
        <text:list-item>
          <text:p text:style-name="P216">$ sudo chmod 777 /etc/init.d/jboss </text:p>
        </text:list-item>
        <text:list-item>
          <text:p text:style-name="P216">$ sudo chkconfig -add jboss</text:p>
        </text:list-item>
      </text:list>
      <text:list xml:id="list30587645" text:continue-list="list6253936187346964473" text:style-name="L25">
        <text:list-item>
          <text:p text:style-name="P215">Arrancar el servei "$ sudo /etc/init.d/jboss start"</text:p>
        </text:list-item>
      </text:list>
      <text:p text:style-name="Text_20_body"/>
      <text:h text:style-name="Heading_20_2" text:outline-level="2">Errors execució JBOSS</text:h>
      <text:p text:style-name="Text_20_body"/>
      <text:h text:style-name="Heading_20_3" text:outline-level="3">Error: No ManagedConnections available within configured blocking timeout</text:h>
      <text:p text:style-name="Text_20_body"/>
      <text:p text:style-name="Text_20_body">Afegir dins del fitxer portafib-ds.xml les següent entrades:</text:p>
      <table:table table:name="Taula47" table:style-name="Taula47">
        <table:table-column table:style-name="Taula47.A"/>
        <table:table-row>
          <table:table-cell table:style-name="Taula47.A1" office:value-type="string">
            <text:p text:style-name="P156"><text:s text:c="4"/>&lt;!--pooling parameters--&gt;</text:p>
            <text:p text:style-name="P156"><text:s text:c="4"/>&lt;min-pool-size&gt;5&lt;/min-pool-size&gt;</text:p>
            <text:p text:style-name="P156"><text:s text:c="4"/>&lt;max-pool-size&gt;100&lt;/max-pool-size&gt;</text:p>
            <text:p text:style-name="P156"><text:s text:c="4"/>&lt;blocking-timeout-millis&gt;5000&lt;/blocking-timeout-millis&gt;</text:p>
            <text:p text:style-name="P156"><text:s text:c="4"/>&lt;track-statements&gt;true&lt;/track-statements&gt;</text:p>
          </table:table-cell>
        </table:table-row>
      </table:table>
      <text:p text:style-name="Text_20_body"/>
      <text:p text:style-name="Text_20_body"/>
      <text:p text:style-name="Text_20_body"/>
      <text:h text:style-name="Heading_20_3" text:outline-level="3"><text:soft-page-break/>Error: Ha tardat massa temps en firmar la petició i ha expirat el temps.</text:h>
      <text:p text:style-name="Text_20_body"><draw:frame draw:style-name="fr6" draw:name="gràfics12" text:anchor-type="as-char" svg:width="17cm" svg:height="2.228cm" draw:z-index="52"><draw:image xlink:href="Pictures/10000000000004970000009AF367560A.png" xlink:type="simple" xlink:show="embed" xlink:actuate="onLoad"/></draw:frame></text:p>
      <text:p text:style-name="Text_20_body">S'ha d'augmentar el valor de la “Propietat Global” del menú d'Administrador d'Entitat”:</text:p>
      <text:p text:style-name="Text_20_body"/>
      <text:p text:style-name="P132"><draw:frame draw:style-name="fr3" draw:name="gràfics18" text:anchor-type="as-char" svg:width="11.705cm" svg:height="5.177cm" draw:z-index="53"><draw:image xlink:href="Pictures/1000000000000221000000F1F3C092AA.png" xlink:type="simple" xlink:show="embed" xlink:actuate="onLoad"/></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1" svg:font-family="Star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3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85"><draw:image xlink:href="Pictures/1000000000000119000000625D8226C7.jpg" xlink:type="simple" xlink:show="embed" xlink:actuate="onLoad"/></draw:frame></text:p>
            </table:table-cell>
          </table:table-row>
        </table:table>
        <text:p text:style-name="MP3"/>
      </style:header>
      <style:footer>
        <text:p text:style-name="MP4"><draw:line text:anchor-type="paragraph" draw:z-index="48" draw:style-name="Mgr1" draw:text-style-name="MP5" svg:x1="0.062cm" svg:y1="0.056cm" svg:x2="16.995cm" svg:y2="0.03cm"><text:p/></draw:line></text:p>
        <text:p text:style-name="MP4"><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71</meta:editing-cycles>
    <meta:editing-duration>P6DT57M9S</meta:editing-duration>
    <meta:initial-creator>Antoni Nadal</meta:initial-creator>
    <dc:date>2019-05-20T10:37:41.67</dc:date>
    <dc:creator>Antoni Nadal</dc:creator>
    <meta:document-statistic meta:table-count="80" meta:image-count="23" meta:object-count="0" meta:page-count="50" meta:paragraph-count="1082" meta:word-count="9563" meta:character-count="77911"/>
    <meta:user-defined meta:name="Información 1"/>
    <meta:user-defined meta:name="Información 2"/>
    <meta:user-defined meta:name="Información 3"/>
    <meta:user-defined meta:name="Información 4"/>
  </office:meta>
</office:document-meta>
</file>